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text-properties fo:language="en" fo:country="US"/>
    </style:style>
    <style:style style:name="P2" style:family="paragraph" style:parent-style-name="Bibliography_20_1">
      <style:paragraph-properties fo:margin-left="0in" fo:margin-right="0in" fo:text-indent="0in" style:auto-text-indent="false"/>
      <style:text-properties fo:language="en" fo:country="US"/>
    </style:style>
    <style:style style:name="P3" style:family="paragraph" style:parent-style-name="Footnote">
      <style:text-properties fo:language="en" fo:country="US"/>
    </style:style>
    <style:style style:name="P4" style:family="paragraph" style:parent-style-name="Standard" style:master-page-name="">
      <loext:graphic-properties draw:fill="none"/>
      <style:paragraph-properties fo:margin-left="0in" fo:margin-right="0in" fo:margin-top="0in" fo:margin-bottom="0in" style:contextual-spacing="false" fo:line-height="200%" fo:text-align="start" style:justify-single-word="false" fo:orphans="2" fo:widows="2" fo:text-indent="0.5in" style:auto-text-indent="false" style:page-number="auto" fo:background-color="transparent" style:punctuation-wrap="simple" style:writing-mode="lr-tb"/>
      <style:text-properties fo:language="en" fo:country="US"/>
    </style:style>
    <style:style style:name="P5" style:family="paragraph" style:parent-style-name="Standard">
      <style:text-properties fo:language="en" fo:country="US" officeooo:rsid="00399b0b" officeooo:paragraph-rsid="003b625d"/>
    </style:style>
    <style:style style:name="P6" style:family="paragraph" style:parent-style-name="Standard">
      <style:text-properties fo:language="en" fo:country="US" officeooo:rsid="00399b0b" officeooo:paragraph-rsid="006a337b"/>
    </style:style>
    <style:style style:name="P7" style:family="paragraph" style:parent-style-name="Standard">
      <style:text-properties fo:language="en" fo:country="US" officeooo:rsid="00399b0b" officeooo:paragraph-rsid="004e7e23"/>
    </style:style>
    <style:style style:name="P8" style:family="paragraph" style:parent-style-name="Standard">
      <style:text-properties fo:language="en" fo:country="US" officeooo:rsid="00399b0b" officeooo:paragraph-rsid="003c5bd6"/>
    </style:style>
    <style:style style:name="P9" style:family="paragraph" style:parent-style-name="Standard">
      <style:text-properties fo:language="en" fo:country="US" officeooo:paragraph-rsid="006a337b"/>
    </style:style>
    <style:style style:name="P10" style:family="paragraph" style:parent-style-name="Standard">
      <style:text-properties fo:language="en" fo:country="US" officeooo:paragraph-rsid="003f0912"/>
    </style:style>
    <style:style style:name="P11" style:family="paragraph" style:parent-style-name="Standard">
      <style:text-properties fo:language="en" fo:country="US" officeooo:paragraph-rsid="00428de0"/>
    </style:style>
    <style:style style:name="P12" style:family="paragraph" style:parent-style-name="Standard">
      <style:text-properties fo:language="en" fo:country="US"/>
    </style:style>
    <style:style style:name="P13" style:family="paragraph" style:parent-style-name="Standard">
      <style:text-properties fo:language="en" fo:country="US" officeooo:paragraph-rsid="0045100f"/>
    </style:style>
    <style:style style:name="P14" style:family="paragraph" style:parent-style-name="Standard">
      <style:text-properties fo:language="en" fo:country="US" officeooo:paragraph-rsid="001af45e"/>
    </style:style>
    <style:style style:name="P15" style:family="paragraph" style:parent-style-name="Standard">
      <style:text-properties fo:language="en" fo:country="US" officeooo:paragraph-rsid="001c14f9"/>
    </style:style>
    <style:style style:name="P16" style:family="paragraph" style:parent-style-name="Standard">
      <style:text-properties fo:language="en" fo:country="US" officeooo:paragraph-rsid="002d45f5"/>
    </style:style>
    <style:style style:name="P17" style:family="paragraph" style:parent-style-name="Standard">
      <style:text-properties fo:language="en" fo:country="US" officeooo:paragraph-rsid="004b1c06"/>
    </style:style>
    <style:style style:name="P18" style:family="paragraph" style:parent-style-name="Standard">
      <style:text-properties fo:language="en" fo:country="US" officeooo:paragraph-rsid="0012cf9f"/>
    </style:style>
    <style:style style:name="P19" style:family="paragraph" style:parent-style-name="Standard">
      <style:text-properties fo:language="en" fo:country="US" officeooo:paragraph-rsid="00564704"/>
    </style:style>
    <style:style style:name="P20" style:family="paragraph" style:parent-style-name="Standard">
      <style:text-properties fo:language="en" fo:country="US" officeooo:paragraph-rsid="00679eda"/>
    </style:style>
    <style:style style:name="P21" style:family="paragraph" style:parent-style-name="Standard">
      <style:text-properties fo:language="en" fo:country="US" officeooo:paragraph-rsid="005b5ce3"/>
    </style:style>
    <style:style style:name="P22" style:family="paragraph" style:parent-style-name="Standard">
      <style:text-properties fo:language="en" fo:country="US" officeooo:paragraph-rsid="006509ec"/>
    </style:style>
    <style:style style:name="P23" style:family="paragraph" style:parent-style-name="Standard">
      <style:text-properties fo:language="en" fo:country="US" officeooo:paragraph-rsid="0065fb77"/>
    </style:style>
    <style:style style:name="P24" style:family="paragraph" style:parent-style-name="Standard">
      <style:text-properties fo:language="en" fo:country="US" officeooo:paragraph-rsid="000b1bab"/>
    </style:style>
    <style:style style:name="P25" style:family="paragraph" style:parent-style-name="Standard">
      <style:text-properties fo:language="en" fo:country="US" officeooo:paragraph-rsid="000d9129"/>
    </style:style>
    <style:style style:name="P26" style:family="paragraph" style:parent-style-name="Standard">
      <style:text-properties fo:language="en" fo:country="US" officeooo:paragraph-rsid="00890388"/>
    </style:style>
    <style:style style:name="P27" style:family="paragraph" style:parent-style-name="Standard">
      <style:text-properties fo:language="en" fo:country="US" officeooo:paragraph-rsid="001daf77"/>
    </style:style>
    <style:style style:name="P28" style:family="paragraph" style:parent-style-name="Standard">
      <style:text-properties fo:language="en" fo:country="US" officeooo:paragraph-rsid="0089c775"/>
    </style:style>
    <style:style style:name="P29" style:family="paragraph" style:parent-style-name="Standard">
      <style:text-properties fo:language="en" fo:country="US" fo:font-style="normal" style:text-underline-style="none" fo:font-weight="normal" style:font-style-asian="normal" style:font-weight-asian="normal" style:font-style-complex="normal" style:font-weight-complex="normal"/>
    </style:style>
    <style:style style:name="P30" style:family="paragraph" style:parent-style-name="Footnote">
      <style:text-properties fo:font-variant="normal" fo:text-transform="none" style:text-position="0% 100%" fo:language="en" fo:country="US" fo:font-style="normal" style:text-underline-style="none" fo:font-weight="normal"/>
    </style:style>
    <style:style style:name="P31" style:family="paragraph" style:parent-style-name="Footnote">
      <style:text-properties fo:font-variant="normal" fo:text-transform="none" style:text-position="0% 100%" fo:language="en" fo:country="US" fo:font-style="normal" style:text-underline-style="none" fo:font-weight="normal" officeooo:paragraph-rsid="008dc9b4"/>
    </style:style>
    <style:style style:name="P32" style:family="paragraph" style:parent-style-name="Footnote">
      <style:text-properties fo:font-variant="normal" fo:text-transform="none" style:text-position="0% 100%" fo:language="en" fo:country="US" style:text-underline-style="none" fo:font-weight="normal"/>
    </style:style>
    <style:style style:name="P33" style:family="paragraph" style:parent-style-name="Footnote">
      <style:text-properties fo:font-variant="normal" fo:text-transform="none" style:text-position="0% 100%" style:text-underline-style="none" fo:font-weight="normal"/>
    </style:style>
    <style:style style:name="P34" style:family="paragraph" style:parent-style-name="Footnote">
      <style:text-properties fo:font-variant="normal" fo:text-transform="none" style:text-position="0% 100%" fo:font-style="normal" style:text-underline-style="none" fo:font-weight="normal"/>
    </style:style>
    <style:style style:name="P35" style:family="paragraph" style:parent-style-name="Standard">
      <style:text-properties officeooo:paragraph-rsid="00a51e7c"/>
    </style:style>
    <style:style style:name="P36" style:family="paragraph" style:parent-style-name="Heading_20_1" style:list-style-name="WWNum1" style:master-page-name="First_20_Page">
      <style:paragraph-properties style:page-number="auto"/>
      <style:text-properties officeooo:paragraph-rsid="00ba6ca7"/>
    </style:style>
    <style:style style:name="P37" style:family="paragraph" style:parent-style-name="Heading_20_1">
      <style:text-properties fo:language="en" fo:country="US"/>
    </style:style>
    <style:style style:name="P38" style:family="paragraph" style:parent-style-name="Heading_20_1">
      <style:paragraph-properties fo:break-before="page"/>
      <style:text-properties fo:language="en" fo:country="US"/>
    </style:style>
    <style:style style:name="T1" style:family="text">
      <style:text-properties style:font-name="Times New Roman" fo:font-size="12pt" style:font-size-asian="12pt"/>
    </style:style>
    <style:style style:name="T2" style:family="text">
      <style:text-properties style:font-name="Times New Roman" fo:font-size="12pt" officeooo:rsid="00914e10" style:font-size-asian="12pt"/>
    </style:style>
    <style:style style:name="T3" style:family="text">
      <style:text-properties fo:font-style="normal" style:font-style-asian="normal" style:font-style-complex="normal"/>
    </style:style>
    <style:style style:name="T4" style:family="text">
      <style:text-properties fo:font-style="normal" officeooo:rsid="0018f4a6" style:font-style-asian="normal" style:font-style-complex="normal"/>
    </style:style>
    <style:style style:name="T5" style:family="text">
      <style:text-properties fo:font-style="normal" officeooo:rsid="001af45e" style:font-style-asian="normal" style:font-style-complex="normal"/>
    </style:style>
    <style:style style:name="T6" style:family="text">
      <style:text-properties fo:font-style="normal" officeooo:rsid="001daf77" style:font-style-asian="normal" style:font-style-complex="normal"/>
    </style:style>
    <style:style style:name="T7" style:family="text">
      <style:text-properties fo:font-style="normal" officeooo:rsid="003df777" style:font-style-asian="normal" style:font-style-complex="normal"/>
    </style:style>
    <style:style style:name="T8" style:family="text">
      <style:text-properties fo:font-style="normal" officeooo:rsid="003f0912" style:font-style-asian="normal" style:font-style-complex="normal"/>
    </style:style>
    <style:style style:name="T9" style:family="text">
      <style:text-properties fo:font-style="normal" officeooo:rsid="0040e149" style:font-style-asian="normal" style:font-style-complex="normal"/>
    </style:style>
    <style:style style:name="T10" style:family="text">
      <style:text-properties fo:font-style="normal" officeooo:rsid="00428de0" style:font-style-asian="normal" style:font-style-complex="normal"/>
    </style:style>
    <style:style style:name="T11" style:family="text">
      <style:text-properties fo:font-style="normal" officeooo:rsid="00431ef0" style:font-style-asian="normal" style:font-style-complex="normal"/>
    </style:style>
    <style:style style:name="T12" style:family="text">
      <style:text-properties fo:font-style="normal" officeooo:rsid="00463513" style:font-style-asian="normal" style:font-style-complex="normal"/>
    </style:style>
    <style:style style:name="T13" style:family="text">
      <style:text-properties fo:font-style="normal" officeooo:rsid="004a033a" style:font-style-asian="normal" style:font-style-complex="normal"/>
    </style:style>
    <style:style style:name="T14" style:family="text">
      <style:text-properties fo:font-style="normal" officeooo:rsid="004e9484" style:font-style-asian="normal" style:font-style-complex="normal"/>
    </style:style>
    <style:style style:name="T15" style:family="text">
      <style:text-properties fo:font-style="normal" officeooo:rsid="00507783" style:font-style-asian="normal" style:font-style-complex="normal"/>
    </style:style>
    <style:style style:name="T16" style:family="text">
      <style:text-properties fo:font-style="normal" officeooo:rsid="00526105" style:font-style-asian="normal" style:font-style-complex="normal"/>
    </style:style>
    <style:style style:name="T17" style:family="text">
      <style:text-properties fo:font-style="normal" officeooo:rsid="0053dd09" style:font-style-asian="normal" style:font-style-complex="normal"/>
    </style:style>
    <style:style style:name="T18" style:family="text">
      <style:text-properties fo:font-style="normal" officeooo:rsid="00564704" style:font-style-asian="normal" style:font-style-complex="normal"/>
    </style:style>
    <style:style style:name="T19" style:family="text">
      <style:text-properties fo:font-style="normal" officeooo:rsid="00567bef" style:font-style-asian="normal" style:font-style-complex="normal"/>
    </style:style>
    <style:style style:name="T20" style:family="text">
      <style:text-properties fo:font-style="normal" officeooo:rsid="00581349" style:font-style-asian="normal" style:font-style-complex="normal"/>
    </style:style>
    <style:style style:name="T21" style:family="text">
      <style:text-properties fo:font-style="normal" officeooo:rsid="00679eda" style:font-style-asian="normal" style:font-style-complex="normal"/>
    </style:style>
    <style:style style:name="T22" style:family="text">
      <style:text-properties fo:font-style="normal" officeooo:rsid="006a337b" style:font-style-asian="normal" style:font-style-complex="normal"/>
    </style:style>
    <style:style style:name="T23" style:family="text">
      <style:text-properties fo:font-style="normal" officeooo:rsid="006e4059" style:font-style-asian="normal" style:font-style-complex="normal"/>
    </style:style>
    <style:style style:name="T24" style:family="text">
      <style:text-properties fo:font-style="normal" officeooo:rsid="0080dd6e" style:font-style-asian="normal" style:font-style-complex="normal"/>
    </style:style>
    <style:style style:name="T25" style:family="text">
      <style:text-properties fo:font-style="normal" officeooo:rsid="0082c17f" style:font-style-asian="normal" style:font-style-complex="normal"/>
    </style:style>
    <style:style style:name="T26" style:family="text">
      <style:text-properties fo:font-style="normal" officeooo:rsid="00830cb5" style:font-style-asian="normal" style:font-style-complex="normal"/>
    </style:style>
    <style:style style:name="T27" style:family="text">
      <style:text-properties fo:font-style="normal" officeooo:rsid="0083f4e3" style:font-style-asian="normal" style:font-style-complex="normal"/>
    </style:style>
    <style:style style:name="T28" style:family="text">
      <style:text-properties fo:font-style="normal" officeooo:rsid="0085bb51" style:font-style-asian="normal" style:font-style-complex="normal"/>
    </style:style>
    <style:style style:name="T29" style:family="text">
      <style:text-properties fo:font-style="normal" officeooo:rsid="00865d27" style:font-style-asian="normal" style:font-style-complex="normal"/>
    </style:style>
    <style:style style:name="T30" style:family="text">
      <style:text-properties fo:font-style="normal" officeooo:rsid="008f1af6" style:font-style-asian="normal" style:font-style-complex="normal"/>
    </style:style>
    <style:style style:name="T31" style:family="text">
      <style:text-properties fo:font-style="normal" officeooo:rsid="00b20da0" style:font-style-asian="normal" style:font-style-complex="normal"/>
    </style:style>
    <style:style style:name="T32" style:family="text">
      <style:text-properties fo:font-style="normal" officeooo:rsid="00b8234d" style:font-style-asian="normal" style:font-style-complex="normal"/>
    </style:style>
    <style:style style:name="T33" style:family="text">
      <style:text-properties fo:font-style="normal" officeooo:rsid="00b67964"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1c14f9" style:font-style-asian="normal" style:font-weight-asian="normal" style:font-style-complex="normal" style:font-weight-complex="normal"/>
    </style:style>
    <style:style style:name="T37" style:family="text">
      <style:text-properties fo:font-style="normal" fo:font-weight="normal" officeooo:rsid="001cf4e8" style:font-style-asian="normal" style:font-weight-asian="normal" style:font-style-complex="normal" style:font-weight-complex="normal"/>
    </style:style>
    <style:style style:name="T38" style:family="text">
      <style:text-properties fo:font-style="normal" fo:font-weight="normal" officeooo:rsid="004a033a" style:font-style-asian="normal" style:font-weight-asian="normal" style:font-style-complex="normal" style:font-weight-complex="normal"/>
    </style:style>
    <style:style style:name="T39" style:family="text">
      <style:text-properties fo:font-style="normal" fo:font-weight="normal" officeooo:rsid="004e9484" style:font-style-asian="normal" style:font-weight-asian="normal" style:font-style-complex="normal" style:font-weight-complex="normal"/>
    </style:style>
    <style:style style:name="T40" style:family="text">
      <style:text-properties fo:font-style="normal" fo:font-weight="normal" officeooo:rsid="00526105" style:font-style-asian="normal" style:font-weight-asian="normal" style:font-style-complex="normal" style:font-weight-complex="normal"/>
    </style:style>
    <style:style style:name="T41" style:family="text">
      <style:text-properties fo:font-style="normal" fo:font-weight="normal" officeooo:rsid="0053dd09" style:font-style-asian="normal" style:font-weight-asian="normal" style:font-style-complex="normal" style:font-weight-complex="normal"/>
    </style:style>
    <style:style style:name="T42" style:family="text">
      <style:text-properties fo:font-style="normal" fo:font-weight="normal" officeooo:rsid="00567bef" style:font-style-asian="normal" style:font-weight-asian="normal" style:font-style-complex="normal" style:font-weight-complex="normal"/>
    </style:style>
    <style:style style:name="T43" style:family="text">
      <style:text-properties fo:font-style="normal" fo:font-weight="normal" officeooo:rsid="00572e9d" style:font-style-asian="normal" style:font-weight-asian="normal" style:font-style-complex="normal" style:font-weight-complex="normal"/>
    </style:style>
    <style:style style:name="T44" style:family="text">
      <style:text-properties fo:font-style="normal" fo:font-weight="normal" officeooo:rsid="00581349" style:font-style-asian="normal" style:font-weight-asian="normal" style:font-style-complex="normal" style:font-weight-complex="normal"/>
    </style:style>
    <style:style style:name="T45" style:family="text">
      <style:text-properties fo:font-style="normal" fo:font-weight="normal" officeooo:rsid="00679eda" style:font-style-asian="normal" style:font-weight-asian="normal" style:font-style-complex="normal" style:font-weight-complex="normal"/>
    </style:style>
    <style:style style:name="T46" style:family="text">
      <style:text-properties fo:font-style="normal" fo:font-weight="normal" officeooo:rsid="0067b087" style:font-style-asian="normal" style:font-weight-asian="normal" style:font-style-complex="normal" style:font-weight-complex="normal"/>
    </style:style>
    <style:style style:name="T47" style:family="text">
      <style:text-properties fo:font-style="normal" fo:font-weight="normal" officeooo:rsid="006e4059" style:font-style-asian="normal" style:font-weight-asian="normal" style:font-style-complex="normal" style:font-weight-complex="normal"/>
    </style:style>
    <style:style style:name="T48" style:family="text">
      <style:text-properties fo:font-style="normal" fo:font-weight="normal" officeooo:rsid="0083f4e3" style:font-style-asian="normal" style:font-weight-asian="normal" style:font-style-complex="normal" style:font-weight-complex="normal"/>
    </style:style>
    <style:style style:name="T49" style:family="text">
      <style:text-properties fo:font-style="normal" fo:font-weight="normal" officeooo:rsid="00845b3a" style:font-style-asian="normal" style:font-weight-asian="normal" style:font-style-complex="normal" style:font-weight-complex="normal"/>
    </style:style>
    <style:style style:name="T50" style:family="text">
      <style:text-properties fo:font-style="normal" fo:font-weight="normal" officeooo:rsid="0085bb51" style:font-style-asian="normal" style:font-weight-asian="normal" style:font-style-complex="normal" style:font-weight-complex="normal"/>
    </style:style>
    <style:style style:name="T51" style:family="text">
      <style:text-properties fo:font-style="normal" fo:font-weight="normal" officeooo:rsid="00865d27" style:font-style-asian="normal" style:font-weight-asian="normal" style:font-style-complex="normal" style:font-weight-complex="normal"/>
    </style:style>
    <style:style style:name="T52" style:family="text">
      <style:text-properties fo:font-style="normal" fo:font-weight="normal" officeooo:rsid="00978e72" style:font-style-asian="normal" style:font-weight-asian="normal" style:font-style-complex="normal" style:font-weight-complex="normal"/>
    </style:style>
    <style:style style:name="T53" style:family="text">
      <style:text-properties fo:font-style="normal" style:text-underline-style="none" fo:font-weight="normal" style:font-style-asian="normal" style:font-weight-asian="normal" style:font-style-complex="normal" style:font-weight-complex="normal"/>
    </style:style>
    <style:style style:name="T54" style:family="text">
      <style:text-properties fo:font-style="normal" style:text-underline-style="none" fo:font-weight="normal" officeooo:rsid="001daf77" style:font-style-asian="normal" style:font-weight-asian="normal" style:font-style-complex="normal" style:font-weight-complex="normal"/>
    </style:style>
    <style:style style:name="T55" style:family="text">
      <style:text-properties fo:font-style="normal" style:text-underline-style="none" fo:font-weight="normal" officeooo:rsid="001f0547" style:font-style-asian="normal" style:font-weight-asian="normal" style:font-style-complex="normal" style:font-weight-complex="normal"/>
    </style:style>
    <style:style style:name="T56" style:family="text">
      <style:text-properties fo:font-style="normal" style:text-underline-style="none" fo:font-weight="normal" officeooo:rsid="002f64aa" style:font-style-asian="normal" style:font-weight-asian="normal" style:font-style-complex="normal" style:font-weight-complex="normal"/>
    </style:style>
    <style:style style:name="T57" style:family="text">
      <style:text-properties fo:font-style="normal" style:text-underline-style="none" fo:font-weight="normal" officeooo:rsid="0049a9a0" style:font-style-asian="normal" style:font-weight-asian="normal" style:font-style-complex="normal" style:font-weight-complex="normal"/>
    </style:style>
    <style:style style:name="T58" style:family="text">
      <style:text-properties fo:font-style="normal" style:text-underline-style="none" fo:font-weight="normal" officeooo:rsid="004c5284" style:font-style-asian="normal" style:font-weight-asian="normal" style:font-style-complex="normal" style:font-weight-complex="normal"/>
    </style:style>
    <style:style style:name="T59" style:family="text">
      <style:text-properties fo:font-style="normal" style:text-underline-style="none" fo:font-weight="normal" officeooo:rsid="0060b701" style:font-style-asian="normal" style:font-weight-asian="normal" style:font-style-complex="normal" style:font-weight-complex="normal"/>
    </style:style>
    <style:style style:name="T60" style:family="text">
      <style:text-properties fo:font-style="normal" style:text-underline-style="none" fo:font-weight="normal" officeooo:rsid="0062a021" style:font-style-asian="normal" style:font-weight-asian="normal" style:font-style-complex="normal" style:font-weight-complex="normal"/>
    </style:style>
    <style:style style:name="T61" style:family="text">
      <style:text-properties fo:font-style="normal" style:text-underline-style="none" fo:font-weight="normal" officeooo:rsid="0063b0a0" style:font-style-asian="normal" style:font-weight-asian="normal" style:font-style-complex="normal" style:font-weight-complex="normal"/>
    </style:style>
    <style:style style:name="T62" style:family="text">
      <style:text-properties fo:font-style="normal" style:text-underline-style="none" fo:font-weight="normal" officeooo:rsid="006509ec" style:font-style-asian="normal" style:font-weight-asian="normal" style:font-style-complex="normal" style:font-weight-complex="normal"/>
    </style:style>
    <style:style style:name="T63" style:family="text">
      <style:text-properties fo:font-style="normal" style:text-underline-style="none" fo:font-weight="normal" officeooo:rsid="0065fb77" style:font-style-asian="normal" style:font-weight-asian="normal" style:font-style-complex="normal" style:font-weight-complex="normal"/>
    </style:style>
    <style:style style:name="T64" style:family="text">
      <style:text-properties fo:font-style="normal" style:text-underline-style="none" fo:font-weight="normal" officeooo:rsid="0066bc1e" style:font-style-asian="normal" style:font-weight-asian="normal" style:font-style-complex="normal" style:font-weight-complex="normal"/>
    </style:style>
    <style:style style:name="T65" style:family="text">
      <style:text-properties fo:font-style="normal" style:text-underline-style="none" fo:font-weight="normal" officeooo:rsid="0074180f" style:font-style-asian="normal" style:font-weight-asian="normal" style:font-style-complex="normal" style:font-weight-complex="normal"/>
    </style:style>
    <style:style style:name="T66" style:family="text">
      <style:text-properties fo:font-style="normal" style:text-underline-style="none" fo:font-weight="normal" officeooo:rsid="0076a990" style:font-style-asian="normal" style:font-weight-asian="normal" style:font-style-complex="normal" style:font-weight-complex="normal"/>
    </style:style>
    <style:style style:name="T67" style:family="text">
      <style:text-properties fo:font-style="normal" style:text-underline-style="none" fo:font-weight="normal" officeooo:rsid="00782faa" style:font-style-asian="normal" style:font-weight-asian="normal" style:font-style-complex="normal" style:font-weight-complex="normal"/>
    </style:style>
    <style:style style:name="T68" style:family="text">
      <style:text-properties fo:font-style="normal" style:text-underline-style="none" fo:font-weight="normal" officeooo:rsid="00890388" style:font-style-asian="normal" style:font-weight-asian="normal" style:font-style-complex="normal" style:font-weight-complex="normal"/>
    </style:style>
    <style:style style:name="T69" style:family="text">
      <style:text-properties fo:font-style="normal" style:text-underline-style="none" fo:font-weight="normal" officeooo:rsid="0089c775" style:font-style-asian="normal" style:font-weight-asian="normal" style:font-style-complex="normal" style:font-weight-complex="normal"/>
    </style:style>
    <style:style style:name="T70" style:family="text">
      <style:text-properties fo:font-style="normal" style:text-underline-style="none" fo:font-weight="normal" officeooo:rsid="008a14d0" style:font-style-asian="normal" style:font-weight-asian="normal" style:font-style-complex="normal" style:font-weight-complex="normal"/>
    </style:style>
    <style:style style:name="T71" style:family="text">
      <style:text-properties fo:font-style="normal" style:text-underline-style="none" fo:font-weight="normal" officeooo:rsid="008b31ad" style:font-style-asian="normal" style:font-weight-asian="normal" style:font-style-complex="normal" style:font-weight-complex="normal"/>
    </style:style>
    <style:style style:name="T72" style:family="text">
      <style:text-properties fo:font-style="normal" style:text-underline-style="none" fo:font-weight="normal" officeooo:rsid="008bac9e" style:font-style-asian="normal" style:font-weight-asian="normal" style:font-style-complex="normal" style:font-weight-complex="normal"/>
    </style:style>
    <style:style style:name="T73" style:family="text">
      <style:text-properties fo:font-style="normal" style:text-underline-style="none" fo:font-weight="normal" officeooo:rsid="008d3a0f" style:font-style-asian="normal" style:font-weight-asian="normal" style:font-style-complex="normal" style:font-weight-complex="normal"/>
    </style:style>
    <style:style style:name="T74" style:family="text">
      <style:text-properties fo:font-style="normal" style:text-underline-style="none" fo:font-weight="normal" officeooo:rsid="009f61b9" style:font-style-asian="normal" style:font-weight-asian="normal" style:font-style-complex="normal" style:font-weight-complex="normal"/>
    </style:style>
    <style:style style:name="T75" style:family="text">
      <style:text-properties fo:font-style="normal" style:text-underline-style="none" fo:font-weight="normal" officeooo:rsid="00a59242" style:font-style-asian="normal" style:font-weight-asian="normal" style:font-style-complex="normal" style:font-weight-complex="normal"/>
    </style:style>
    <style:style style:name="T76" style:family="text">
      <style:text-properties fo:font-style="normal" style:text-underline-style="none" fo:font-weight="normal" officeooo:rsid="00ac2f4b" style:font-style-asian="normal" style:font-weight-asian="normal" style:font-style-complex="normal" style:font-weight-complex="normal"/>
    </style:style>
    <style:style style:name="T77" style:family="text">
      <style:text-properties fo:font-style="normal" style:text-underline-style="none" fo:font-weight="bold" style:font-style-asian="normal" style:font-weight-asian="bold" style:font-style-complex="normal" style:font-weight-complex="bold"/>
    </style:style>
    <style:style style:name="T78" style:family="text">
      <style:text-properties fo:font-style="italic" style:font-style-asian="italic"/>
    </style:style>
    <style:style style:name="T79" style:family="text">
      <style:text-properties fo:font-style="italic" style:font-style-asian="italic" style:font-style-complex="italic"/>
    </style:style>
    <style:style style:name="T80" style:family="text">
      <style:text-properties fo:font-style="italic" officeooo:rsid="004e7e23" style:font-style-asian="italic" style:font-style-complex="italic"/>
    </style:style>
    <style:style style:name="T81" style:family="text">
      <style:text-properties fo:font-style="italic" officeooo:rsid="007fbe4d"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style:text-underline-style="none" fo:font-weight="normal" style:font-style-asian="italic" style:font-weight-asian="normal" style:font-style-complex="italic" style:font-weight-complex="normal"/>
    </style:style>
    <style:style style:name="T84" style:family="text">
      <style:text-properties style:text-position="super 58%" fo:font-style="italic" style:font-style-asian="italic" style:font-style-complex="italic"/>
    </style:style>
    <style:style style:name="T85" style:family="text">
      <style:text-properties style:text-position="super 58%" fo:font-style="normal" style:font-style-asian="normal" style:font-style-complex="normal"/>
    </style:style>
    <style:style style:name="T86" style:family="text">
      <style:text-properties style:text-position="super 58%" fo:font-style="normal" fo:font-weight="normal" style:font-style-asian="normal" style:font-weight-asian="normal" style:font-style-complex="normal" style:font-weight-complex="normal"/>
    </style:style>
    <style:style style:name="T87" style:family="text">
      <style:text-properties style:text-position="super 58%" fo:font-style="normal" style:text-underline-style="none" fo:font-weight="normal" style:font-style-asian="normal" style:font-weight-asian="normal" style:font-style-complex="normal" style:font-weight-complex="normal"/>
    </style:style>
    <style:style style:name="T88" style:family="text">
      <style:text-properties style:text-position="super 58%" fo:font-style="normal" style:text-underline-style="none" fo:font-weight="normal" officeooo:rsid="0089c775" style:font-style-asian="normal" style:font-weight-asian="normal" style:font-style-complex="normal" style:font-weight-complex="normal"/>
    </style:style>
    <style:style style:name="T89" style:family="text">
      <style:text-properties style:text-line-through-style="none" style:text-line-through-type="none" style:text-position="super 58%" fo:font-style="normal" style:text-underline-style="none" fo:font-weight="normal" style:font-style-asian="normal" style:font-weight-asian="normal" style:font-style-complex="normal" style:font-weight-complex="normal"/>
    </style:style>
    <style:style style:name="T90" style:family="text">
      <style:text-properties style:text-line-through-style="none" style:text-line-through-type="none" style:text-position="super 58%" fo:font-style="normal" style:text-underline-style="none" fo:font-weight="normal" officeooo:rsid="00865d27" style:font-style-asian="normal" style:font-weight-asian="normal" style:font-style-complex="normal" style:font-weight-complex="normal"/>
    </style:style>
    <style:style style:name="T91" style:family="text">
      <style:text-properties style:text-line-through-style="none" style:text-line-through-type="none" style:text-position="super 58%" fo:font-style="italic" style:text-underline-style="none" fo:font-weight="normal" style:font-style-asian="italic" style:font-weight-asian="normal" style:font-style-complex="italic" style:font-weight-complex="normal"/>
    </style:style>
    <style:style style:name="T92"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93" style:family="text">
      <style:text-properties style:text-line-through-style="none" style:text-line-through-type="none" fo:font-style="normal" style:text-underline-style="none" fo:font-weight="normal" officeooo:rsid="001cf4e8" style:font-style-asian="normal" style:font-weight-asian="normal" style:font-style-complex="normal" style:font-weight-complex="normal"/>
    </style:style>
    <style:style style:name="T94" style:family="text">
      <style:text-properties style:text-line-through-style="none" style:text-line-through-type="none" fo:font-style="normal" style:text-underline-style="none" fo:font-weight="normal" officeooo:rsid="001daf77" style:font-style-asian="normal" style:font-weight-asian="normal" style:font-style-complex="normal" style:font-weight-complex="normal"/>
    </style:style>
    <style:style style:name="T95" style:family="text">
      <style:text-properties style:text-line-through-style="none" style:text-line-through-type="none" fo:font-style="normal" style:text-underline-style="none" fo:font-weight="normal" officeooo:rsid="0053dd09" style:font-style-asian="normal" style:font-weight-asian="normal" style:font-style-complex="normal" style:font-weight-complex="normal"/>
    </style:style>
    <style:style style:name="T96" style:family="text">
      <style:text-properties style:text-line-through-style="none" style:text-line-through-type="none" fo:font-style="normal" style:text-underline-style="none" fo:font-weight="normal" officeooo:rsid="0054aef6" style:font-style-asian="normal" style:font-weight-asian="normal" style:font-style-complex="normal" style:font-weight-complex="normal"/>
    </style:style>
    <style:style style:name="T97" style:family="text">
      <style:text-properties style:text-line-through-style="none" style:text-line-through-type="none" fo:font-style="normal" style:text-underline-style="none" fo:font-weight="normal" officeooo:rsid="00551cd7" style:font-style-asian="normal" style:font-weight-asian="normal" style:font-style-complex="normal" style:font-weight-complex="normal"/>
    </style:style>
    <style:style style:name="T98" style:family="text">
      <style:text-properties style:text-line-through-style="none" style:text-line-through-type="none" fo:font-style="normal" style:text-underline-style="none" fo:font-weight="normal" officeooo:rsid="00555356" style:font-style-asian="normal" style:font-weight-asian="normal" style:font-style-complex="normal" style:font-weight-complex="normal"/>
    </style:style>
    <style:style style:name="T99" style:family="text">
      <style:text-properties style:text-line-through-style="none" style:text-line-through-type="none" fo:font-style="normal" style:text-underline-style="none" fo:font-weight="normal" officeooo:rsid="00582dc3" style:font-style-asian="normal" style:font-weight-asian="normal" style:font-style-complex="normal" style:font-weight-complex="normal"/>
    </style:style>
    <style:style style:name="T100" style:family="text">
      <style:text-properties style:text-line-through-style="none" style:text-line-through-type="none" fo:font-style="normal" style:text-underline-style="none" fo:font-weight="normal" officeooo:rsid="0059db14" style:font-style-asian="normal" style:font-weight-asian="normal" style:font-style-complex="normal" style:font-weight-complex="normal"/>
    </style:style>
    <style:style style:name="T101" style:family="text">
      <style:text-properties style:text-line-through-style="none" style:text-line-through-type="none" fo:font-style="normal" style:text-underline-style="none" fo:font-weight="normal" officeooo:rsid="005b5ce3" style:font-style-asian="normal" style:font-weight-asian="normal" style:font-style-complex="normal" style:font-weight-complex="normal"/>
    </style:style>
    <style:style style:name="T102" style:family="text">
      <style:text-properties style:text-line-through-style="none" style:text-line-through-type="none" fo:font-style="normal" style:text-underline-style="none" fo:font-weight="normal" officeooo:rsid="005f3c95" style:font-style-asian="normal" style:font-weight-asian="normal" style:font-style-complex="normal" style:font-weight-complex="normal"/>
    </style:style>
    <style:style style:name="T103" style:family="text">
      <style:text-properties style:text-line-through-style="none" style:text-line-through-type="none" fo:font-style="normal" style:text-underline-style="none" fo:font-weight="normal" officeooo:rsid="00679eda" style:font-style-asian="normal" style:font-weight-asian="normal" style:font-style-complex="normal" style:font-weight-complex="normal"/>
    </style:style>
    <style:style style:name="T104" style:family="text">
      <style:text-properties style:text-line-through-style="none" style:text-line-through-type="none" fo:font-style="normal" style:text-underline-style="none" fo:font-weight="normal" officeooo:rsid="0074180f" style:font-style-asian="normal" style:font-weight-asian="normal" style:font-style-complex="normal" style:font-weight-complex="normal"/>
    </style:style>
    <style:style style:name="T105" style:family="text">
      <style:text-properties style:text-line-through-style="none" style:text-line-through-type="none" fo:font-style="normal" style:text-underline-style="none" fo:font-weight="normal" officeooo:rsid="007ef826" style:font-style-asian="normal" style:font-weight-asian="normal" style:font-style-complex="normal" style:font-weight-complex="normal"/>
    </style:style>
    <style:style style:name="T106" style:family="text">
      <style:text-properties style:text-line-through-style="none" style:text-line-through-type="none" fo:font-style="normal" style:text-underline-style="none" fo:font-weight="normal" officeooo:rsid="00865d27" style:font-style-asian="normal" style:font-weight-asian="normal" style:font-style-complex="normal" style:font-weight-complex="normal"/>
    </style:style>
    <style:style style:name="T107" style:family="text">
      <style:text-properties style:text-line-through-style="none" style:text-line-through-type="none" fo:font-style="normal" style:text-underline-style="none" fo:font-weight="normal" officeooo:rsid="00890388" style:font-style-asian="normal" style:font-weight-asian="normal" style:font-style-complex="normal" style:font-weight-complex="normal"/>
    </style:style>
    <style:style style:name="T108" style:family="text">
      <style:text-properties style:text-line-through-style="none" style:text-line-through-type="none" fo:font-style="normal" style:text-underline-style="none" fo:font-weight="normal" officeooo:rsid="009c2f97" style:font-style-asian="normal" style:font-weight-asian="normal" style:font-style-complex="normal" style:font-weight-complex="normal"/>
    </style:style>
    <style:style style:name="T109" style:family="text">
      <style:text-properties style:text-line-through-style="none" style:text-line-through-type="none" fo:font-style="normal" style:text-underline-style="none" fo:font-weight="bold" style:font-style-asian="normal" style:font-weight-asian="bold" style:font-style-complex="normal" style:font-weight-complex="bold"/>
    </style:style>
    <style:style style:name="T110"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111" style:family="text">
      <style:text-properties fo:font-variant="normal" fo:text-transform="none" style:text-position="0% 100%" fo:font-style="italic" style:text-underline-style="none" fo:font-weight="normal" style:font-style-asian="italic"/>
    </style:style>
    <style:style style:name="T112" style:family="text">
      <style:text-properties fo:font-variant="normal" fo:text-transform="none" style:text-position="0% 100%" style:text-underline-style="none" fo:font-weight="normal"/>
    </style:style>
    <style:style style:name="T113" style:family="text">
      <style:text-properties fo:font-variant="normal" fo:text-transform="none" style:text-position="0% 100%" style:text-underline-style="none" fo:font-weight="normal" officeooo:rsid="002658d8"/>
    </style:style>
    <style:style style:name="T114" style:family="text">
      <style:text-properties fo:font-variant="normal" fo:text-transform="none" style:text-position="0% 100%" style:text-underline-style="none" fo:font-weight="normal" officeooo:rsid="00c19ebf"/>
    </style:style>
    <style:style style:name="T115" style:family="text">
      <style:text-properties fo:font-variant="normal" fo:text-transform="none" style:text-position="0% 100%" fo:font-style="normal" style:text-underline-style="none" fo:font-weight="normal"/>
    </style:style>
    <style:style style:name="T116" style:family="text">
      <style:text-properties fo:font-variant="normal" fo:text-transform="none" style:text-position="0% 100%" fo:font-style="normal" style:text-underline-style="none" fo:font-weight="normal" style:font-style-asian="normal" style:font-style-complex="normal"/>
    </style:style>
    <style:style style:name="T117" style:family="text">
      <style:text-properties fo:font-variant="normal" fo:text-transform="none" style:text-position="0% 100%" fo:font-style="normal" style:text-underline-style="none" fo:font-weight="normal" style:font-style-asian="normal" style:font-weight-asian="normal" style:font-style-complex="normal" style:font-weight-complex="normal"/>
    </style:style>
    <style:style style:name="T118"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font-style-complex="normal" style:font-weight-complex="normal"/>
    </style:style>
    <style:style style:name="T119" style:family="text">
      <style:text-properties officeooo:rsid="0018f4a6"/>
    </style:style>
    <style:style style:name="T120" style:family="text">
      <style:text-properties officeooo:rsid="001af45e"/>
    </style:style>
    <style:style style:name="T121" style:family="text">
      <style:text-properties officeooo:rsid="001c14f9"/>
    </style:style>
    <style:style style:name="T122" style:family="text">
      <style:text-properties officeooo:rsid="001daf77"/>
    </style:style>
    <style:style style:name="T123" style:family="text">
      <style:text-properties officeooo:rsid="001f0547"/>
    </style:style>
    <style:style style:name="T124" style:family="text">
      <style:text-properties officeooo:rsid="0020f09b"/>
    </style:style>
    <style:style style:name="T125" style:family="text">
      <style:text-properties officeooo:rsid="0025fb7c"/>
    </style:style>
    <style:style style:name="T126" style:family="text">
      <style:text-properties officeooo:rsid="002d45f5"/>
    </style:style>
    <style:style style:name="T127" style:family="text">
      <style:text-properties officeooo:rsid="003b625d"/>
    </style:style>
    <style:style style:name="T128" style:family="text">
      <style:text-properties officeooo:rsid="003c5bd6"/>
    </style:style>
    <style:style style:name="T129" style:family="text">
      <style:text-properties officeooo:rsid="003ddeaa"/>
    </style:style>
    <style:style style:name="T130" style:family="text">
      <style:text-properties officeooo:rsid="003df777"/>
    </style:style>
    <style:style style:name="T131" style:family="text">
      <style:text-properties officeooo:rsid="003f0912"/>
    </style:style>
    <style:style style:name="T132" style:family="text">
      <style:text-properties officeooo:rsid="0040e149"/>
    </style:style>
    <style:style style:name="T133" style:family="text">
      <style:text-properties officeooo:rsid="00428de0"/>
    </style:style>
    <style:style style:name="T134" style:family="text">
      <style:text-properties officeooo:rsid="00431ef0"/>
    </style:style>
    <style:style style:name="T135" style:family="text">
      <style:text-properties officeooo:rsid="0045100f"/>
    </style:style>
    <style:style style:name="T136" style:family="text">
      <style:text-properties officeooo:rsid="0048864e"/>
    </style:style>
    <style:style style:name="T137" style:family="text">
      <style:text-properties officeooo:rsid="004a033a"/>
    </style:style>
    <style:style style:name="T138" style:family="text">
      <style:text-properties officeooo:rsid="004e7e23"/>
    </style:style>
    <style:style style:name="T139" style:family="text">
      <style:text-properties officeooo:rsid="004e9484"/>
    </style:style>
    <style:style style:name="T140" style:family="text">
      <style:text-properties officeooo:rsid="00526105"/>
    </style:style>
    <style:style style:name="T141" style:family="text">
      <style:text-properties officeooo:rsid="00564704"/>
    </style:style>
    <style:style style:name="T142" style:family="text">
      <style:text-properties officeooo:rsid="00572e9d"/>
    </style:style>
    <style:style style:name="T143" style:family="text">
      <style:text-properties officeooo:rsid="0059db14"/>
    </style:style>
    <style:style style:name="T144" style:family="text">
      <style:text-properties officeooo:rsid="005b5ce3"/>
    </style:style>
    <style:style style:name="T145" style:family="text">
      <style:text-properties officeooo:rsid="005d4500"/>
    </style:style>
    <style:style style:name="T146" style:family="text">
      <style:text-properties officeooo:rsid="005f3c95"/>
    </style:style>
    <style:style style:name="T147" style:family="text">
      <style:text-properties officeooo:rsid="0060b701"/>
    </style:style>
    <style:style style:name="T148" style:family="text">
      <style:text-properties officeooo:rsid="00615c85"/>
    </style:style>
    <style:style style:name="T149" style:family="text">
      <style:text-properties officeooo:rsid="0062a021"/>
    </style:style>
    <style:style style:name="T150" style:family="text">
      <style:text-properties officeooo:rsid="0063af88"/>
    </style:style>
    <style:style style:name="T151" style:family="text">
      <style:text-properties officeooo:rsid="0063b0a0"/>
    </style:style>
    <style:style style:name="T152" style:family="text">
      <style:text-properties officeooo:rsid="006509ec"/>
    </style:style>
    <style:style style:name="T153" style:family="text">
      <style:text-properties officeooo:rsid="0065fb77"/>
    </style:style>
    <style:style style:name="T154" style:family="text">
      <style:text-properties officeooo:rsid="0066bc1e"/>
    </style:style>
    <style:style style:name="T155" style:family="text">
      <style:text-properties officeooo:rsid="00677431"/>
    </style:style>
    <style:style style:name="T156" style:family="text">
      <style:text-properties officeooo:rsid="00679eda"/>
    </style:style>
    <style:style style:name="T157" style:family="text">
      <style:text-properties officeooo:rsid="00730537"/>
    </style:style>
    <style:style style:name="T158" style:family="text">
      <style:text-properties officeooo:rsid="0074180f"/>
    </style:style>
    <style:style style:name="T159" style:family="text">
      <style:text-properties officeooo:rsid="0074ede4"/>
    </style:style>
    <style:style style:name="T160" style:family="text">
      <style:text-properties officeooo:rsid="007fbe4d"/>
    </style:style>
    <style:style style:name="T161" style:family="text">
      <style:text-properties officeooo:rsid="0080dd6e"/>
    </style:style>
    <style:style style:name="T162" style:family="text">
      <style:text-properties officeooo:rsid="0082c17f"/>
    </style:style>
    <style:style style:name="T163" style:family="text">
      <style:text-properties officeooo:rsid="00830cb5"/>
    </style:style>
    <style:style style:name="T164" style:family="text">
      <style:text-properties officeooo:rsid="0085bb51"/>
    </style:style>
    <style:style style:name="T165" style:family="text">
      <style:text-properties officeooo:rsid="00865d27"/>
    </style:style>
    <style:style style:name="T166" style:family="text">
      <style:text-properties officeooo:rsid="00873882"/>
    </style:style>
    <style:style style:name="T167" style:family="text">
      <style:text-properties officeooo:rsid="00890388"/>
    </style:style>
    <style:style style:name="T168" style:family="text">
      <style:text-properties officeooo:rsid="0089c775"/>
    </style:style>
    <style:style style:name="T169" style:family="text">
      <style:text-properties officeooo:rsid="008a14d0"/>
    </style:style>
    <style:style style:name="T170" style:family="text">
      <style:text-properties officeooo:rsid="008b31ad"/>
    </style:style>
    <style:style style:name="T171" style:family="text">
      <style:text-properties officeooo:rsid="008d3a0f"/>
    </style:style>
    <style:style style:name="T172" style:family="text">
      <style:text-properties officeooo:rsid="008f1af6"/>
    </style:style>
    <style:style style:name="T173" style:family="text">
      <style:text-properties officeooo:rsid="008f5f3b"/>
    </style:style>
    <style:style style:name="T174" style:family="text">
      <style:text-properties officeooo:rsid="00985897"/>
    </style:style>
    <style:style style:name="T175" style:family="text">
      <style:text-properties officeooo:rsid="009df673"/>
    </style:style>
    <style:style style:name="T176" style:family="text">
      <style:text-properties officeooo:rsid="009f61b9"/>
    </style:style>
    <style:style style:name="T177" style:family="text">
      <style:text-properties officeooo:rsid="00a116e2"/>
    </style:style>
    <style:style style:name="T178" style:family="text">
      <style:text-properties officeooo:rsid="00a24e91"/>
    </style:style>
    <style:style style:name="T179" style:family="text">
      <style:text-properties fo:language="en" fo:country="US"/>
    </style:style>
    <style:style style:name="T180" style:family="text">
      <style:text-properties fo:language="en" fo:country="US" officeooo:rsid="001daf77"/>
    </style:style>
    <style:style style:name="T181" style:family="text">
      <style:text-properties fo:language="en" fo:country="US" officeooo:rsid="006509ec"/>
    </style:style>
    <style:style style:name="T182" style:family="text">
      <style:text-properties fo:language="en" fo:country="US" officeooo:rsid="0089c775"/>
    </style:style>
    <style:style style:name="T183" style:family="text">
      <style:text-properties officeooo:rsid="00a53d02"/>
    </style:style>
    <style:style style:name="T184" style:family="text">
      <style:text-properties officeooo:rsid="00a85f3e"/>
    </style:style>
    <style:style style:name="T185" style:family="text">
      <style:text-properties officeooo:rsid="00aa4aea"/>
    </style:style>
    <style:style style:name="T186" style:family="text">
      <style:text-properties officeooo:rsid="00ad03a1"/>
    </style:style>
    <style:style style:name="T187" style:family="text">
      <style:text-properties officeooo:rsid="00aee06c"/>
    </style:style>
    <style:style style:name="T188" style:family="text">
      <style:text-properties officeooo:rsid="00c19ebf"/>
    </style:style>
    <style:style style:name="T189" style:family="text">
      <style:text-properties officeooo:rsid="00c6846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89795468" text:style-name="WWNum1">
        <text:list-item>
          <text:h text:style-name="P36" text:outline-level="1"><text:span text:style-name="T31">Remembering </text:span><text:span text:style-name="T32">f</text:span><text:span text:style-name="T31">reedom: <text:line-break/>An </text:span><text:span text:style-name="T32">e</text:span><text:span text:style-name="T31">ssay on the </text:span><text:span text:style-name="T32">f</text:span><text:span text:style-name="T31">irst 558 </text:span><text:span text:style-name="T32">y</text:span><text:span text:style-name="T33">ears</text:span><text:span text:style-name="T31"> of the </text:span><text:span text:style-name="T32">i</text:span><text:span text:style-name="T31">nternet </text:span><text:span text:style-name="T3"><text:line-break/></text:span>by <text:a xlink:type="simple" xlink:href="https://www.johnmcneil.me/writing" text:style-name="Internet_20_link" text:visited-style-name="Visited_20_Internet_20_Link">John McNeil</text:a></text:h>
        </text:list-item>
      </text:list>
      <text:p text:style-name="P5"/>
      <text:p text:style-name="P6">I’m from the futur<text:span text:style-name="T138">e </text:span><text:span text:style-name="T160">and y</text:span><text:span text:style-name="T138">our internet </text:span><text:span text:style-name="T157">i</text:span><text:span text:style-name="T138">s </text:span><text:span text:style-name="T81">a</text:span><text:span text:style-name="T80">wful</text:span>. </text:p>
      <text:p text:style-name="P6"><text:span text:style-name="T138">It’s s</text:span><text:span text:style-name="T127">o full </text:span>of lies<text:span text:style-name="T127">, </text:span>scams, <text:span text:style-name="T157">abuse, </text:span>and manipulation <text:span text:style-name="T127">that </text:span><text:span text:style-name="T138">it’s hard to know </text:span><text:span text:style-name="T127">whether </text:span>to pity <text:span text:style-name="T160">the people who </text:span><text:span text:style-name="T162">lack</text:span><text:span text:style-name="T160"> </text:span>access. <text:span text:style-name="T128">I’d like to assume that you’re all doing your best, but I’m not here to insult you.</text:span></text:p>
      <text:p text:style-name="P7"><text:span text:style-name="T128">I’m here to give you some good news.</text:span><text:span text:style-name="T127"> </text:span><text:span text:style-name="T129">The internet is going </text:span><text:span text:style-name="T128">to get </text:span><text:span text:style-name="T129">better. </text:span><text:span text:style-name="T160">A</text:span><text:span text:style-name="T138"> lot better,</text:span><text:span text:style-name="T129"> </text:span><text:span text:style-name="T138">in ways you can </text:span><text:span text:style-name="T161">hardly</text:span><text:span text:style-name="T138"> imagine.</text:span></text:p>
      <text:p text:style-name="P8"><text:span text:style-name="T138">I know </text:span><text:span text:style-name="T139">this </text:span><text:span text:style-name="T138">because, </text:span><text:span text:style-name="T172">as I said – from the future!</text:span><text:span text:style-name="T138"> </text:span><text:span text:style-name="T130">I’m </text:span><text:span text:style-name="T160">a historian from the year </text:span><text:span text:style-name="T138">2532,</text:span><text:span text:style-name="T130"> </text:span><text:span text:style-name="T138">contributing to this conference by describing </text:span><text:span text:style-name="T130">the </text:span><text:span text:style-name="T139">evolution </text:span><text:span text:style-name="T130">of the internet over </text:span><text:span text:style-name="T160">its first</text:span><text:span text:style-name="T130"> 558 years, </text:span><text:span text:style-name="T134">and I’ll get to that</text:span><text:span text:style-name="T132">. B</text:span><text:span text:style-name="T130">ut </text:span><text:span text:style-name="T160">first </text:span><text:span text:style-name="T172">of all</text:span><text:span text:style-name="T160">, </text:span><text:span text:style-name="T130">why</text:span><text:span text:style-name="T160"> was </text:span><text:span text:style-name="T172">it </text:span><text:span text:style-name="T160">so bad after </text:span><text:span text:style-name="T162">a </text:span><text:span text:style-name="T161">half century?</text:span></text:p>
      <text:p text:style-name="P9"><text:span text:style-name="T160">Essentially, I submit, because it was </text:span><text:span text:style-name="T161">still </text:span><text:span text:style-name="T160">so new and un</text:span><text:span text:style-name="T139">natural. </text:span><text:span text:style-name="T160">By 2024, </text:span><text:span text:style-name="T161">the internet and the web</text:span><text:span text:style-name="T160"> had been ubiquitous in some countries for only a generation or two, and in other countries for much less time than that. No one was prepared for its vast </text:span><text:span text:style-name="T161">social</text:span><text:span text:style-name="T160"> implications, </text:span><text:span text:style-name="T173">certainly not </text:span><text:span text:style-name="T161">its inventors, </text:span><text:span text:style-name="T173">and</text:span><text:span text:style-name="T161"> </text:span><text:span text:style-name="T160">not even the most astute people alive in the </text:span><text:span text:style-name="T131">mid-twentieth century</text:span><text:span text:style-name="T127">.</text:span></text:p>
      <text:p text:style-name="P9"><text:span text:style-name="T24">Consider</text:span><text:span text:style-name="T9"> </text:span><text:span text:style-name="T8">the political theorist </text:span><text:span text:style-name="T3">Hannah Arendt. In</text:span><text:span text:style-name="T25"> </text:span><text:span text:style-name="T79">Origins of Totalitarianism</text:span><text:span text:style-name="T3">, </text:span><text:span text:style-name="T12">she </text:span><text:span text:style-name="T4">described </text:span><text:span text:style-name="T8">some of the </text:span><text:span text:style-name="T7">most frightening aspects of authoritarian government</text:span><text:span text:style-name="T11">s,</text:span><text:span text:style-name="T7"> </text:span><text:span text:style-name="T12">f</text:span><text:span text:style-name="T7">or example, the way </text:span><text:span text:style-name="T3">the czarist secret police</text:span><text:span text:style-name="T8"> </text:span><text:span text:style-name="T30">had </text:span><text:span text:style-name="T24">track</text:span><text:span text:style-name="T30">ed</text:span><text:span text:style-name="T24"> </text:span><text:span text:style-name="T3">their suspects. What they did, according to Arendt, was write each suspect’s name on a card and </text:span><text:span text:style-name="T11">then </text:span><text:span text:style-name="T3">draw a red circle around the name. Then they wrote more names </text:span><text:span text:style-name="T11">down </text:span><text:span text:style-name="T3">on the card and drew circles around them too, using various colors to </text:span><text:soft-page-break/><text:span text:style-name="T3">represent </text:span><text:span text:style-name="T11">different </text:span><text:span text:style-name="T10">areas of </text:span><text:span text:style-name="T7">the</text:span><text:span text:style-name="T3"> suspect’s</text:span><text:span text:style-name="T7"> </text:span><text:span text:style-name="T8">life</text:span><text:span text:style-name="T7">. </text:span><text:span text:style-name="T3">But the czarist secret police didn’t stop there. They also drew lines between the circles.</text:span></text:p>
      <text:p text:style-name="P10"><text:span text:style-name="T3">Staggered by the implications of such a technique, Arendt mused that </text:span><text:span text:style-name="T8">with a gigantic sheet of paper, the secret police could map out all the relationships of an entire society! </text:span><text:span text:style-name="T22">This was their </text:span><text:span text:style-name="T8">“Utopian goal.” </text:span><text:span text:style-name="T24">A dark vision, to be sure, b</text:span><text:span text:style-name="T22">ut </text:span><text:span text:style-name="T8">Arendt, </text:span><text:span text:style-name="T14">in her 1951 book, </text:span><text:span text:style-name="T24">brightened</text:span><text:span text:style-name="T9"> </text:span><text:span text:style-name="T24">things slightly </text:span><text:span text:style-name="T9">by saying </text:span><text:span text:style-name="T22">that </text:span><text:span text:style-name="T8">its “technical execution is bound to be somewhat difficult.</text:span><text:span text:style-name="T3">”</text:span><text:span text:style-name="T3"><text:note text:id="ftn1" text:note-class="footnote"><text:note-citation>1</text:note-citation><text:note-body><text:p text:style-name="P3"><text:reference-mark-start text:name="ZOTERO_ITEM CSL_CITATION {&quot;citationID&quot;:&quot;9p1bjySp&quot;,&quot;properties&quot;:{&quot;formattedCitation&quot;:&quot;Hannah Arendt, {\\i{}The Origins of Totalitarianism} (New York: Harcourt, Inc., 1951), 433\\uc0\\u8211{}34.&quot;,&quot;plainCitation&quot;:&quot;Hannah Arendt, The Origins of Totalitarianism (New York: Harcourt, Inc., 1951), 433–34.&quot;,&quot;noteIndex&quot;:1},&quot;citationItems&quot;:[{&quot;id&quot;:23,&quot;uris&quot;:[&quot;http://zotero.org/users/local/SSPeLCqj/items/53LZHDVC&quot;],&quot;itemData&quot;:{&quot;id&quot;:23,&quot;type&quot;:&quot;book&quot;,&quot;event-place&quot;:&quot;New York&quot;,&quot;publisher&quot;:&quot;Harcourt, Inc.&quot;,&quot;publisher-place&quot;:&quot;New York&quot;,&quot;title&quot;:&quot;The Origins of Totalitarianism&quot;,&quot;author&quot;:[{&quot;family&quot;:&quot;Arendt&quot;,&quot;given&quot;:&quot;Hannah&quot;}],&quot;issued&quot;:{&quot;date-parts&quot;:[[&quot;1951&quot;]],&quot;season&quot;:&quot;1968&quot;}},&quot;locator&quot;:&quot;433-434&quot;,&quot;label&quot;:&quot;page&quot;}],&quot;schema&quot;:&quot;https://github.com/citation-style-language/schema/raw/master/csl-citation.json&quot;} RNDUWhzVsRk8H"/><text:span text:style-name="T112">Hannah Arendt, </text:span><text:span text:style-name="T111">The Origins of Totalitarianism</text:span><text:span text:style-name="T112"> (New York: Harcourt, Inc., 1951, </text:span><text:span text:style-name="T114">1976</text:span><text:span text:style-name="T112">), 433–34.</text:span><text:reference-mark-end text:name="ZOTERO_ITEM CSL_CITATION {&quot;citationID&quot;:&quot;9p1bjySp&quot;,&quot;properties&quot;:{&quot;formattedCitation&quot;:&quot;Hannah Arendt, {\\i{}The Origins of Totalitarianism} (New York: Harcourt, Inc., 1951), 433\\uc0\\u8211{}34.&quot;,&quot;plainCitation&quot;:&quot;Hannah Arendt, The Origins of Totalitarianism (New York: Harcourt, Inc., 1951), 433–34.&quot;,&quot;noteIndex&quot;:1},&quot;citationItems&quot;:[{&quot;id&quot;:23,&quot;uris&quot;:[&quot;http://zotero.org/users/local/SSPeLCqj/items/53LZHDVC&quot;],&quot;itemData&quot;:{&quot;id&quot;:23,&quot;type&quot;:&quot;book&quot;,&quot;event-place&quot;:&quot;New York&quot;,&quot;publisher&quot;:&quot;Harcourt, Inc.&quot;,&quot;publisher-place&quot;:&quot;New York&quot;,&quot;title&quot;:&quot;The Origins of Totalitarianism&quot;,&quot;author&quot;:[{&quot;family&quot;:&quot;Arendt&quot;,&quot;given&quot;:&quot;Hannah&quot;}],&quot;issued&quot;:{&quot;date-parts&quot;:[[&quot;1951&quot;]],&quot;season&quot;:&quot;1968&quot;}},&quot;locator&quot;:&quot;433-434&quot;,&quot;label&quot;:&quot;page&quot;}],&quot;schema&quot;:&quot;https://github.com/citation-style-language/schema/raw/master/csl-citation.json&quot;} RNDUWhzVsRk8H"/></text:p></text:note-body></text:note></text:span></text:p>
      <text:p text:style-name="P11"><text:span text:style-name="T161">A mere few decades after </text:span><text:span text:style-name="T132">those </text:span>words were published, <text:span text:style-name="T161">its</text:span><text:span text:style-name="T133"> technical execution would hardly be difficult</text:span>. <text:span text:style-name="T119">B</text:span>y the 2010s, billions of people had given the data for such a map to the intelligence services of the world by sending things called friend requests on something called Facebook <text:span text:style-name="T161">and similar platforms</text:span>. Social media had realized <text:span text:style-name="T132">the secret police’s </text:span>Utopia, <text:span text:style-name="T162">not because suddenly no one cared about privacy anymore,</text:span><text:span text:style-name="T172"> but b</text:span><text:span text:style-name="T162">ecause the internet </text:span><text:span text:style-name="T163">was still </text:span><text:span text:style-name="T162">something new under the sun.</text:span></text:p>
      <text:p text:style-name="P11"><text:span text:style-name="T162">What fascinates me is how </text:span><text:span text:style-name="T163">the internet</text:span><text:span text:style-name="T162"> </text:span><text:span text:style-name="T163">evolved </text:span><text:span text:style-name="T162">after that, eventually </text:span><text:span text:style-name="T163">contributing to major social transformations for the good, </text:span><text:span text:style-name="T162">becoming </text:span><text:span text:style-name="T163">a </text:span><text:span text:style-name="T162">Utopia not </text:span><text:span text:style-name="T133">for totalitarians, but for </text:span>humanit<text:span text:style-name="T139">y:</text:span> for a just and humane world. <text:span text:style-name="T162">That is what this essay will explore.</text:span></text:p>
      <text:p text:style-name="P11"/>
      <text:list xml:id="list202634549292247" text:continue-numbering="true" text:style-name="WWNum1">
        <text:list-item>
          <text:h text:style-name="Heading_20_1" text:outline-level="1">H<text:span text:style-name="T164">ello</text:span> from Nowhere</text:h>
        </text:list-item>
      </text:list>
      <text:p text:style-name="P12"><text:span text:style-name="T26">Roughly</text:span><text:span text:style-name="T3"> a thousand years ago, in 1517, </text:span><text:span text:style-name="T26">Sir </text:span><text:span text:style-name="T3">Thomas More published the book </text:span><text:span text:style-name="T79">Utopia</text:span><text:span text:style-name="T3">, </text:span><text:span text:style-name="T26">coining a word that literally means “no place,” and </text:span><text:span text:style-name="T3">launching </text:span><text:span text:style-name="T26">the</text:span><text:span text:style-name="T3"> modern genre of writing about an imagined, desired society. The world of my contemporaries in the year 25</text:span><text:span text:style-name="T26">32</text:span><text:span text:style-name="T3"> is far from what More imagined, but </text:span><text:span text:style-name="T23">it </text:span><text:span text:style-name="T11">is Utopian </text:span><text:span text:style-name="T3">according to our </text:span><text:span text:style-name="T14">notions</text:span><text:span text:style-name="T3">. Everyone </text:span><text:span text:style-name="T11">can connect with </text:span><text:span text:style-name="T3">everyone else with</text:span><text:span text:style-name="T11">out </text:span><text:span text:style-name="T3">secret police </text:span><text:span text:style-name="T11">mapping </text:span><text:span text:style-name="T28">them, </text:span><text:span text:style-name="T30">whether</text:span><text:span text:style-name="T28"> </text:span><text:span text:style-name="T14">with</text:span><text:span text:style-name="T3"> note cards or by any other means. It is the </text:span><text:soft-page-break/><text:span text:style-name="T3">kind of </text:span><text:span text:style-name="T11">U</text:span><text:span text:style-name="T3">topia that the early 20</text:span><text:span text:style-name="T85">th</text:span><text:span text:style-name="T3"> century writer Marie Louise Berner would have called anti-authoritarian, </text:span><text:span text:style-name="T26">by which she meant </text:span><text:span text:style-name="T3">one which “points to an ideal life without becoming a plan.”</text:span><text:span text:style-name="T3"><text:note text:id="ftn2" text:note-class="footnote"><text:note-citation>2</text:note-citation><text:note-body><text:p text:style-name="P3"><text:reference-mark-start text:name="ZOTERO_ITEM CSL_CITATION {&quot;citationID&quot;:&quot;liLDf43c&quot;,&quot;properties&quot;:{&quot;formattedCitation&quot;:&quot;Marie Louise Berneri, {\\i{}Journey Through Utopia} (Oakland: PM Press, 1950), 8.&quot;,&quot;plainCitation&quot;:&quot;Marie Louise Berneri, Journey Through Utopia (Oakland: PM Press, 1950), 8.&quot;,&quot;noteIndex&quot;:2},&quot;citationItems&quot;:[{&quot;id&quot;:24,&quot;uris&quot;:[&quot;http://zotero.org/users/local/SSPeLCqj/items/MMY8HKFV&quot;],&quot;itemData&quot;:{&quot;id&quot;:24,&quot;type&quot;:&quot;book&quot;,&quot;event-place&quot;:&quot;Oakland&quot;,&quot;publisher&quot;:&quot;PM Press&quot;,&quot;publisher-place&quot;:&quot;Oakland&quot;,&quot;title&quot;:&quot;Journey Through Utopia&quot;,&quot;author&quot;:[{&quot;family&quot;:&quot;Berneri&quot;,&quot;given&quot;:&quot;Marie Louise&quot;}],&quot;issued&quot;:{&quot;date-parts&quot;:[[&quot;1950&quot;]],&quot;season&quot;:&quot;2019&quot;}},&quot;locator&quot;:&quot;8&quot;,&quot;label&quot;:&quot;page&quot;}],&quot;schema&quot;:&quot;https://github.com/citation-style-language/schema/raw/master/csl-citation.json&quot;} RNDiLidWDnKnF"/><text:span text:style-name="T112">Marie Louise Berneri, </text:span><text:span text:style-name="T111">Journey Through Utopia</text:span><text:span text:style-name="T112"> (Oakland: PM Press, 1950, </text:span><text:span text:style-name="T114">2019</text:span><text:span text:style-name="T112">), 8.</text:span><text:reference-mark-end text:name="ZOTERO_ITEM CSL_CITATION {&quot;citationID&quot;:&quot;liLDf43c&quot;,&quot;properties&quot;:{&quot;formattedCitation&quot;:&quot;Marie Louise Berneri, {\\i{}Journey Through Utopia} (Oakland: PM Press, 1950), 8.&quot;,&quot;plainCitation&quot;:&quot;Marie Louise Berneri, Journey Through Utopia (Oakland: PM Press, 1950), 8.&quot;,&quot;noteIndex&quot;:2},&quot;citationItems&quot;:[{&quot;id&quot;:24,&quot;uris&quot;:[&quot;http://zotero.org/users/local/SSPeLCqj/items/MMY8HKFV&quot;],&quot;itemData&quot;:{&quot;id&quot;:24,&quot;type&quot;:&quot;book&quot;,&quot;event-place&quot;:&quot;Oakland&quot;,&quot;publisher&quot;:&quot;PM Press&quot;,&quot;publisher-place&quot;:&quot;Oakland&quot;,&quot;title&quot;:&quot;Journey Through Utopia&quot;,&quot;author&quot;:[{&quot;family&quot;:&quot;Berneri&quot;,&quot;given&quot;:&quot;Marie Louise&quot;}],&quot;issued&quot;:{&quot;date-parts&quot;:[[&quot;1950&quot;]],&quot;season&quot;:&quot;2019&quot;}},&quot;locator&quot;:&quot;8&quot;,&quot;label&quot;:&quot;page&quot;}],&quot;schema&quot;:&quot;https://github.com/citation-style-language/schema/raw/master/csl-citation.json&quot;} RNDiLidWDnKnF"/></text:p></text:note-body></text:note></text:span><text:span text:style-name="T3"> We have social and economic equality, human rights, </text:span><text:span text:style-name="T14">global peace, </text:span><text:span text:style-name="T3">well-regulated tech companies that do not exert monopoly power, and privacy laws that protect users of the world wide web, which is decentralized and truly open to all through open standards and free software.</text:span></text:p>
      <text:p text:style-name="P13"><text:span text:style-name="T135">M</text:span>y task is to explain how the internet got from being so terrible during its first half century to being quite <text:span text:style-name="T134">U</text:span>topian now. How did the web grow out of its dreadful adolescence in the 2020s, when billions of people lacked access, and even for those who had <text:span text:style-name="T120">it</text:span>, much of the content was confined inside walled gardens of giant tech companies perpetrating surveillance capitalism? <text:span text:style-name="T135">How did it become the liberated internet of my day?</text:span> </text:p>
      <text:p text:style-name="P13"/>
      <text:list xml:id="list202634186378145" text:continue-numbering="true" text:style-name="WWNum1">
        <text:list-item>
          <text:h text:style-name="P37" text:outline-level="1">The Early Internet</text:h>
        </text:list-item>
      </text:list>
      <text:p text:style-name="P12"><text:span text:style-name="T27">W</text:span><text:span text:style-name="T3">hen More published </text:span><text:span text:style-name="T79">Utopia</text:span><text:span text:style-name="T3">, </text:span><text:span text:style-name="T28">few people could have </text:span><text:span text:style-name="T3">read it, </text:span><text:span text:style-name="T28">e</text:span><text:span text:style-name="T14">ven t</text:span><text:span text:style-name="T3">hough movable type had existed for about seventy years, </text:span><text:span text:style-name="T35">and </text:span><text:span text:style-name="T47">even though </text:span><text:span text:style-name="T35">More wrote in Latin, the </text:span><text:span text:style-name="T82">lingua franca</text:span><text:span text:style-name="T35"> of educated people in his time.</text:span><text:span text:style-name="T48"> </text:span><text:span text:style-name="T50">L</text:span><text:span text:style-name="T49">iteracy </text:span><text:span text:style-name="T35">was </text:span><text:span text:style-name="T39">confined </text:span><text:span text:style-name="T35">to a tiny elite. The book gained its reputation as a classic </text:span><text:span text:style-name="T48">during </text:span><text:span text:style-name="T35">a century when the vast majority of </text:span><text:span text:style-name="T38">his compatriots </text:span><text:span text:style-name="T35">could </text:span><text:span text:style-name="T38">not</text:span><text:span text:style-name="T35"> understand a page of it. </text:span></text:p>
      <text:p text:style-name="P14"><text:span text:style-name="T35">Roughly five hundred years later, in the 1970s, the protocols </text:span><text:span text:style-name="T49">that enable </text:span><text:span text:style-name="T48">computers </text:span><text:span text:style-name="T49">to </text:span><text:span text:style-name="T48">talk to each other on a network were developed </text:span><text:span text:style-name="T35">in </text:span><text:span text:style-name="T3">a similar environment of widespread ignorance about what they were, how they worked, and that they even existed. That was the decade when United States </text:span><text:span text:style-name="T13">federal</text:span><text:span text:style-name="T3"> contractors solved some engineering problems in an effort that </text:span><text:span text:style-name="T28">was later</text:span><text:span text:style-name="T3"> called the invention of the internet. </text:span><text:span text:style-name="T28">But</text:span><text:span text:style-name="T15"> </text:span><text:span text:style-name="T13">b</text:span><text:span text:style-name="T5">y the year 1974, </text:span><text:span text:style-name="T13">arguably </text:span><text:span text:style-name="T5">the first year of </text:span><text:soft-page-break/><text:span text:style-name="T5">the internet, m</text:span><text:span text:style-name="T3">ost of what are still considered the consensus good ideas of computer science were already invented.</text:span><text:span text:style-name="T116"><text:note text:id="ftn3" text:note-class="footnote"><text:note-citation>3</text:note-citation><text:note-body><text:p text:style-name="P31"><text:reference-mark-start text:name="ZOTERO_ITEM CSL_CITATION {&quot;citationID&quot;:&quot;qsLHhMRD&quot;,&quot;properties&quot;:{&quot;formattedCitation&quot;:&quot;\\uc0\\u8220{}Good Ideas in Computer Science,\\uc0\\u8221{} April 21, 2024, https://danielchasehooper.com/posts/good-ideas-in-cs/.&quot;,&quot;plainCitation&quot;:&quot;“Good Ideas in Computer Science,” April 21, 2024, https://danielchasehooper.com/posts/good-ideas-in-cs/.&quot;,&quot;noteIndex&quot;:3},&quot;citationItems&quot;:[{&quot;id&quot;:1,&quot;uris&quot;:[&quot;http://zotero.org/users/local/SSPeLCqj/items/VQ6FB6TQ&quot;],&quot;itemData&quot;:{&quot;id&quot;:1,&quot;type&quot;:&quot;webpage&quot;,&quot;abstract&quot;:&quot;Ideas every programmer likes and why Garbage Collection and Object Oriented Programming don’t count&quot;,&quot;language&quot;:&quot;en&quot;,&quot;note&quot;:&quot;section: posts&quot;,&quot;title&quot;:&quot;Good Ideas in Computer Science&quot;,&quot;URL&quot;:&quot;https://danielchasehooper.com/posts/good-ideas-in-cs/&quot;,&quot;accessed&quot;:{&quot;date-parts&quot;:[[&quot;2024&quot;,9,2]]},&quot;issued&quot;:{&quot;date-parts&quot;:[[&quot;2024&quot;,4,21]]}}}],&quot;schema&quot;:&quot;https://github.com/citation-style-language/schema/raw/master/csl-citation.json&quot;} RNDOW8TqBJeUd"/>“Good Ideas in Computer Science,” April 21, 2024, https://danielchasehooper.com/posts/good-ideas-in-cs/.<text:reference-mark-end text:name="ZOTERO_ITEM CSL_CITATION {&quot;citationID&quot;:&quot;qsLHhMRD&quot;,&quot;properties&quot;:{&quot;formattedCitation&quot;:&quot;\\uc0\\u8220{}Good Ideas in Computer Science,\\uc0\\u8221{} April 21, 2024, https://danielchasehooper.com/posts/good-ideas-in-cs/.&quot;,&quot;plainCitation&quot;:&quot;“Good Ideas in Computer Science,” April 21, 2024, https://danielchasehooper.com/posts/good-ideas-in-cs/.&quot;,&quot;noteIndex&quot;:3},&quot;citationItems&quot;:[{&quot;id&quot;:1,&quot;uris&quot;:[&quot;http://zotero.org/users/local/SSPeLCqj/items/VQ6FB6TQ&quot;],&quot;itemData&quot;:{&quot;id&quot;:1,&quot;type&quot;:&quot;webpage&quot;,&quot;abstract&quot;:&quot;Ideas every programmer likes and why Garbage Collection and Object Oriented Programming don’t count&quot;,&quot;language&quot;:&quot;en&quot;,&quot;note&quot;:&quot;section: posts&quot;,&quot;title&quot;:&quot;Good Ideas in Computer Science&quot;,&quot;URL&quot;:&quot;https://danielchasehooper.com/posts/good-ideas-in-cs/&quot;,&quot;accessed&quot;:{&quot;date-parts&quot;:[[&quot;2024&quot;,9,2]]},&quot;issued&quot;:{&quot;date-parts&quot;:[[&quot;2024&quot;,4,21]]}}}],&quot;schema&quot;:&quot;https://github.com/citation-style-language/schema/raw/master/csl-citation.json&quot;} RNDOW8TqBJeUd"/></text:p></text:note-body></text:note></text:span><text:span text:style-name="T3"> </text:span><text:span text:style-name="T28">M</text:span><text:span text:style-name="T5">ost</text:span><text:span text:style-name="T3"> people who grew up </text:span><text:span text:style-name="T15">in the 1970s, </text:span><text:span text:style-name="T28">however,</text:span><text:span text:style-name="T15"> </text:span><text:span text:style-name="T13">would have known </text:span><text:span text:style-name="T3">nothing about </text:span><text:span text:style-name="T15">this</text:span><text:span text:style-name="T3">, </text:span><text:span text:style-name="T13">and decades later, when computers became mandatory parts of work and life, </text:span><text:span text:style-name="T28">would</text:span><text:span text:style-name="T13"> consider them strange new things.</text:span><text:span text:style-name="T3"> </text:span><text:span text:style-name="T28">L</text:span><text:span text:style-name="T27">ater on, </text:span><text:span text:style-name="T15">p</text:span><text:span text:style-name="T3">eople much younger than the TCP/IP protocol </text:span><text:span text:style-name="T28">thought</text:span><text:span text:style-name="T27"> that </text:span><text:span text:style-name="T3">the </text:span><text:span text:style-name="T15">internet </text:span><text:span text:style-name="T28">began </text:span><text:span text:style-name="T3">in the 1990s. </text:span><text:span text:style-name="T5">I</text:span>s it surprising they ran into problems?</text:p>
      <text:p text:style-name="P15"><text:span text:style-name="T28">As </text:span><text:span text:style-name="T3">the web gained mass adoption in the 1990s, </text:span><text:span text:style-name="T28">it sparked </text:span><text:span text:style-name="T16">a great deal of optimism</text:span><text:span text:style-name="T3">. It would democratize the world, since dictators would no longer be able to hide their atrocities. </text:span><text:span text:style-name="T28">N</text:span><text:span text:style-name="T3">ow that everyone could email everyone else, </text:span><text:span text:style-name="T28">people would put aside their ancient hatreds</text:span><text:span text:style-name="T3">. </text:span><text:span text:style-name="T13">I</text:span><text:span text:style-name="T3">n the United States </text:span><text:span text:style-name="T13">during the 1990s</text:span><text:span text:style-name="T3">, the internet was known </text:span><text:span text:style-name="T28">as </text:span><text:span text:style-name="T3">“</text:span><text:span text:style-name="T13">the </text:span><text:span text:style-name="T3">information superhighway,” </text:span><text:span text:style-name="T28">a glamorous name that </text:span><text:span text:style-name="T3">probably </text:span><text:span text:style-name="T13">came</text:span><text:span text:style-name="T3"> from the </text:span><text:span text:style-name="T13">artist </text:span><text:span text:style-name="T28">and visionary </text:span><text:span text:style-name="T3">Nam June Paik.</text:span><text:span text:style-name="T116"><text:note text:id="ftn4" text:note-class="footnote"><text:note-citation>4</text:note-citation><text:note-body><text:p text:style-name="P30"><text:reference-mark-start text:name="ZOTERO_ITEM CSL_CITATION {&quot;citationID&quot;:&quot;1jTeIbKm&quot;,&quot;properties&quot;:{&quot;formattedCitation&quot;:&quot;\\uc0\\u8220{}Electronic Superhighway: Continental U.S., Alaska, Hawaii | Smithsonian American Art Museum,\\uc0\\u8221{} accessed September 2, 2024, https://americanart.si.edu/artwork/electronic-superhighway-continental-us-alaska-hawaii-71478.&quot;,&quot;plainCitation&quot;:&quot;“Electronic Superhighway: Continental U.S., Alaska, Hawaii | Smithsonian American Art Museum,” accessed September 2, 2024, https://americanart.si.edu/artwork/electronic-superhighway-continental-us-alaska-hawaii-71478.&quot;,&quot;noteIndex&quot;:4},&quot;citationItems&quot;:[{&quot;id&quot;:3,&quot;uris&quot;:[&quot;http://zotero.org/users/local/SSPeLCqj/items/PGXQLN8F&quot;],&quot;itemData&quot;:{&quot;id&quot;:3,&quot;type&quot;:&quot;webpage&quot;,&quot;abstract&quot;:&quot;Paik predicted, in 1965, that \&quot;someday artists will work with capacitors, resistors, and semiconductors as they work today with brushes, violins and junk.\&quot; Over the decades, his own work stayed in constant conversation with how new technologies reshape th&quot;,&quot;language&quot;:&quot;en&quot;,&quot;note&quot;:&quot;section: Art&quot;,&quot;title&quot;:&quot;Electronic Superhighway: Continental U.S., Alaska, Hawaii | Smithsonian American Art Museum&quot;,&quot;title-short&quot;:&quot;Electronic Superhighway&quot;,&quot;URL&quot;:&quot;https://americanart.si.edu/artwork/electronic-superhighway-continental-us-alaska-hawaii-71478&quot;,&quot;accessed&quot;:{&quot;date-parts&quot;:[[&quot;2024&quot;,9,2]]}}}],&quot;schema&quot;:&quot;https://github.com/citation-style-language/schema/raw/master/csl-citation.json&quot;} RNDU8vk6AGhnh"/>“Electronic Superhighway: Continental U.S., Alaska, Hawaii | Smithsonian American Art Museum,” accessed September 2, 2<text:span text:style-name="T171">532</text:span>, https://americanart.si.edu/artwork/electronic-superhighway-continental-us-alaska-hawaii-71478.<text:reference-mark-end text:name="ZOTERO_ITEM CSL_CITATION {&quot;citationID&quot;:&quot;1jTeIbKm&quot;,&quot;properties&quot;:{&quot;formattedCitation&quot;:&quot;\\uc0\\u8220{}Electronic Superhighway: Continental U.S., Alaska, Hawaii | Smithsonian American Art Museum,\\uc0\\u8221{} accessed September 2, 2024, https://americanart.si.edu/artwork/electronic-superhighway-continental-us-alaska-hawaii-71478.&quot;,&quot;plainCitation&quot;:&quot;“Electronic Superhighway: Continental U.S., Alaska, Hawaii | Smithsonian American Art Museum,” accessed September 2, 2024, https://americanart.si.edu/artwork/electronic-superhighway-continental-us-alaska-hawaii-71478.&quot;,&quot;noteIndex&quot;:4},&quot;citationItems&quot;:[{&quot;id&quot;:3,&quot;uris&quot;:[&quot;http://zotero.org/users/local/SSPeLCqj/items/PGXQLN8F&quot;],&quot;itemData&quot;:{&quot;id&quot;:3,&quot;type&quot;:&quot;webpage&quot;,&quot;abstract&quot;:&quot;Paik predicted, in 1965, that \&quot;someday artists will work with capacitors, resistors, and semiconductors as they work today with brushes, violins and junk.\&quot; Over the decades, his own work stayed in constant conversation with how new technologies reshape th&quot;,&quot;language&quot;:&quot;en&quot;,&quot;note&quot;:&quot;section: Art&quot;,&quot;title&quot;:&quot;Electronic Superhighway: Continental U.S., Alaska, Hawaii | Smithsonian American Art Museum&quot;,&quot;title-short&quot;:&quot;Electronic Superhighway&quot;,&quot;URL&quot;:&quot;https://americanart.si.edu/artwork/electronic-superhighway-continental-us-alaska-hawaii-71478&quot;,&quot;accessed&quot;:{&quot;date-parts&quot;:[[&quot;2024&quot;,9,2]]}}}],&quot;schema&quot;:&quot;https://github.com/citation-style-language/schema/raw/master/csl-citation.json&quot;} RNDU8vk6AGhnh"/></text:p></text:note-body></text:note></text:span><text:span text:style-name="T116"> </text:span><text:span text:style-name="T137">A</text:span>s the connectivity he had envisioned became real, <text:span text:style-name="T137">however, </text:span>Paik used a <text:span text:style-name="T164">scarier metaphor</text:span>: “we’re in a boat in the ocean, and we don’t know where the shore is.”<text:note text:id="ftn5" text:note-class="footnote"><text:note-citation>5</text:note-citation><text:note-body><text:p text:style-name="P3">Nam June Paik: Moon is the Oldest TV. (2003). [Film]. Directed by Amanda Kim. Greenwich Entertainment. 1:17.</text:p></text:note-body></text:note></text:p>
      <text:p text:style-name="P12"><text:s/>It would be hard to summarize better the state of the early internet generations. They were lost at sea, <text:span text:style-name="T121">adrift</text:span>. How ill equipped they were to navigate the vast reaches of communication suddenly available to them. <text:span text:style-name="T164">T</text:span>he first fifty years of personal computers and the internet being widespread in some parts of the world were brilliantly innovative but also full of infinite distractions <text:span text:style-name="T164">and</text:span> scams, and predators and profiteers large and small. It took time to build the institutions that could <text:span text:style-name="T140">serve as lighthouses for </text:span>those lost <text:span text:style-name="T121">in the digital oceans</text:span>.</text:p>
      <text:p text:style-name="P16">By the 2020s, the state of affairs was roughly this: internet connection was ubiquitous in northern Europe, the United States, Canada, and parts of East Asia, <text:span text:style-name="T140">most of all</text:span> South Korea. <text:span text:style-name="T164">A </text:span><text:soft-page-break/><text:span text:style-name="T164">third of all the people in the world, however, </text:span>still had no internet access. In countries of sub-Saharan Africa, <text:span text:style-name="T126">that ratio was roughly the opposite: super-majorities lacked access</text:span>. <text:span text:style-name="T126">In </text:span>North Korea, <text:span text:style-name="T126">no one</text:span> <text:span text:style-name="T126">was online</text:span> except state-sponsored hackers.<text:reference-mark-start text:name="ZOTERO_ITEM CSL_CITATION {&quot;citationID&quot;:&quot;zOjrO7jQ&quot;,&quot;properties&quot;:{&quot;formattedCitation&quot;:&quot;(Caesar, 2021)&quot;,&quot;plainCitation&quot;:&quot;(Caesar, 2021)&quot;,&quot;dontUpdate&quot;:true,&quot;noteIndex&quot;:0},&quot;citationItems&quot;:[{&quot;id&quot;:14,&quot;uris&quot;:[&quot;http://zotero.org/users/local/SSPeLCqj/items/WSW3LN38&quot;],&quot;itemData&quot;:{&quot;id&quot;:14,&quot;type&quot;:&quot;article-magazine&quot;,&quot;abstract&quot;:&quot;The country’s cyber forces have raked in billions of dollars for the regime by pulling off schemes ranging from A.T.M. heists to cryptocurrency thefts. Can they be stopped?&quot;,&quot;container-title&quot;:&quot;The New Yorker&quot;,&quot;ISSN&quot;:&quot;0028-792X&quot;,&quot;language&quot;:&quot;en-US&quot;,&quot;note&quot;:&quot;section: a reporter at large&quot;,&quot;source&quot;:&quot;www.newyorker.com&quot;,&quot;title&quot;:&quot;The Incredible Rise of North Korea’s Hacking Army&quot;,&quot;URL&quot;:&quot;https://www.newyorker.com/magazine/2021/04/26/the-incredible-rise-of-north-koreas-hacking-army&quot;,&quot;author&quot;:[{&quot;family&quot;:&quot;Caesar&quot;,&quot;given&quot;:&quot;Ed&quot;}],&quot;accessed&quot;:{&quot;date-parts&quot;:[[&quot;2024&quot;,9,2]]},&quot;issued&quot;:{&quot;date-parts&quot;:[[&quot;2021&quot;,4,19]]}}}],&quot;schema&quot;:&quot;https://github.com/citation-style-language/schema/raw/master/csl-citation.json&quot;} RNDssPS6MOPXf"/><text:span text:style-name="T115"><text:note text:id="ftn6" text:note-class="footnote"><text:note-citation>6</text:note-citation><text:note-body><text:p text:style-name="P30"><text:reference-mark-start text:name="ZOTERO_ITEM CSL_CITATION {&quot;citationID&quot;:&quot;FMLIx8Vu&quot;,&quot;properties&quot;:{&quot;formattedCitation&quot;:&quot;\\uc0\\u8220{}Internet Use in 2024,\\uc0\\u8221{} DataReportal \\uc0\\u8211{} Global Digital Insights, January 31, 2024, https://datareportal.com/reports/digital-2024-deep-dive-the-state-of-internet-adoption.&quot;,&quot;plainCitation&quot;:&quot;“Internet Use in 2024,” DataReportal – Global Digital Insights, January 31, 2024, https://datareportal.com/reports/digital-2024-deep-dive-the-state-of-internet-adoption.&quot;,&quot;noteIndex&quot;:6},&quot;citationItems&quot;:[{&quot;id&quot;:17,&quot;uris&quot;:[&quot;http://zotero.org/users/local/SSPeLCqj/items/HNK88P8J&quot;],&quot;itemData&quot;:{&quot;id&quot;:17,&quot;type&quot;:&quot;webpage&quot;,&quot;abstract&quot;:&quot;A closer look at internet adoption around the world in 2024, and a detailed exploration of the primary barriers to connecting the world’s remaining offline populations.&quot;,&quot;container-title&quot;:&quot;DataReportal – Global Digital Insights&quot;,&quot;language&quot;:&quot;en-GB&quot;,&quot;title&quot;:&quot;Internet use in 2024&quot;,&quot;URL&quot;:&quot;https://datareportal.com/reports/digital-2024-deep-dive-the-state-of-internet-adoption&quot;,&quot;accessed&quot;:{&quot;date-parts&quot;:[[&quot;2024&quot;,9,2]]},&quot;issued&quot;:{&quot;date-parts&quot;:[[&quot;2024&quot;,1,31]]}}}],&quot;schema&quot;:&quot;https://github.com/citation-style-language/schema/raw/master/csl-citation.json&quot;} RNDVN8ayBI0cU"/>“Internet Use in 2024,” DataReportal – Global Digital Insights, January 31, 2024, https://datareportal.com/reports/digital-2024-deep-dive-the-state-of-internet-adoption.<text:reference-mark-end text:name="ZOTERO_ITEM CSL_CITATION {&quot;citationID&quot;:&quot;FMLIx8Vu&quot;,&quot;properties&quot;:{&quot;formattedCitation&quot;:&quot;\\uc0\\u8220{}Internet Use in 2024,\\uc0\\u8221{} DataReportal \\uc0\\u8211{} Global Digital Insights, January 31, 2024, https://datareportal.com/reports/digital-2024-deep-dive-the-state-of-internet-adoption.&quot;,&quot;plainCitation&quot;:&quot;“Internet Use in 2024,” DataReportal – Global Digital Insights, January 31, 2024, https://datareportal.com/reports/digital-2024-deep-dive-the-state-of-internet-adoption.&quot;,&quot;noteIndex&quot;:6},&quot;citationItems&quot;:[{&quot;id&quot;:17,&quot;uris&quot;:[&quot;http://zotero.org/users/local/SSPeLCqj/items/HNK88P8J&quot;],&quot;itemData&quot;:{&quot;id&quot;:17,&quot;type&quot;:&quot;webpage&quot;,&quot;abstract&quot;:&quot;A closer look at internet adoption around the world in 2024, and a detailed exploration of the primary barriers to connecting the world’s remaining offline populations.&quot;,&quot;container-title&quot;:&quot;DataReportal – Global Digital Insights&quot;,&quot;language&quot;:&quot;en-GB&quot;,&quot;title&quot;:&quot;Internet use in 2024&quot;,&quot;URL&quot;:&quot;https://datareportal.com/reports/digital-2024-deep-dive-the-state-of-internet-adoption&quot;,&quot;accessed&quot;:{&quot;date-parts&quot;:[[&quot;2024&quot;,9,2]]},&quot;issued&quot;:{&quot;date-parts&quot;:[[&quot;2024&quot;,1,31]]}}}],&quot;schema&quot;:&quot;https://github.com/citation-style-language/schema/raw/master/csl-citation.json&quot;} RNDVN8ayBI0cU"/></text:p></text:note-body></text:note></text:span><text:reference-mark-end text:name="ZOTERO_ITEM CSL_CITATION {&quot;citationID&quot;:&quot;zOjrO7jQ&quot;,&quot;properties&quot;:{&quot;formattedCitation&quot;:&quot;(Caesar, 2021)&quot;,&quot;plainCitation&quot;:&quot;(Caesar, 2021)&quot;,&quot;dontUpdate&quot;:true,&quot;noteIndex&quot;:0},&quot;citationItems&quot;:[{&quot;id&quot;:14,&quot;uris&quot;:[&quot;http://zotero.org/users/local/SSPeLCqj/items/WSW3LN38&quot;],&quot;itemData&quot;:{&quot;id&quot;:14,&quot;type&quot;:&quot;article-magazine&quot;,&quot;abstract&quot;:&quot;The country’s cyber forces have raked in billions of dollars for the regime by pulling off schemes ranging from A.T.M. heists to cryptocurrency thefts. Can they be stopped?&quot;,&quot;container-title&quot;:&quot;The New Yorker&quot;,&quot;ISSN&quot;:&quot;0028-792X&quot;,&quot;language&quot;:&quot;en-US&quot;,&quot;note&quot;:&quot;section: a reporter at large&quot;,&quot;source&quot;:&quot;www.newyorker.com&quot;,&quot;title&quot;:&quot;The Incredible Rise of North Korea’s Hacking Army&quot;,&quot;URL&quot;:&quot;https://www.newyorker.com/magazine/2021/04/26/the-incredible-rise-of-north-koreas-hacking-army&quot;,&quot;author&quot;:[{&quot;family&quot;:&quot;Caesar&quot;,&quot;given&quot;:&quot;Ed&quot;}],&quot;accessed&quot;:{&quot;date-parts&quot;:[[&quot;2024&quot;,9,2]]},&quot;issued&quot;:{&quot;date-parts&quot;:[[&quot;2021&quot;,4,19]]}}}],&quot;schema&quot;:&quot;https://github.com/citation-style-language/schema/raw/master/csl-citation.json&quot;} RNDssPS6MOPXf"/></text:p>
      <text:p text:style-name="P17"><text:span text:style-name="T50">For the </text:span><text:span text:style-name="T36">fortunate ones </text:span><text:span text:style-name="T50">who were online</text:span><text:span text:style-name="T35">, internet freedom had been in decline for over a decade.</text:span><text:span text:style-name="T117"><text:note text:id="ftn7" text:note-class="footnote"><text:note-citation>7</text:note-citation><text:note-body><text:p text:style-name="P30"><text:reference-mark-start text:name="ZOTERO_ITEM CSL_CITATION {&quot;citationID&quot;:&quot;tWJkFbic&quot;,&quot;properties&quot;:{&quot;formattedCitation&quot;:&quot;\\uc0\\u8220{}Freedom on the Net,\\uc0\\u8221{} Freedom House, accessed September 2, 2024, https://freedomhouse.org/report/freedom-net.&quot;,&quot;plainCitation&quot;:&quot;“Freedom on the Net,” Freedom House, accessed September 2, 2024, https://freedomhouse.org/report/freedom-net.&quot;,&quot;noteIndex&quot;:7},&quot;citationItems&quot;:[{&quot;id&quot;:13,&quot;uris&quot;:[&quot;http://zotero.org/users/local/SSPeLCqj/items/PFDUQ69P&quot;],&quot;itemData&quot;:{&quot;id&quot;:13,&quot;type&quot;:&quot;webpage&quot;,&quot;abstract&quot;:&quot;Freedom on the Net is Freedom House’s annual survey and analysis of internet freedom around the world. This cutting-edge project consists of ground-breaking research and analysis, fact-based advocacy, and on-the-ground capacity building. The hallmark of our analysis is the annual Freedom on the Net report. It features a ranked, country-by-country assessment of online freedom, a global overview of the latest developments, as well as in depth country reports.&quot;,&quot;container-title&quot;:&quot;Freedom House&quot;,&quot;language&quot;:&quot;en&quot;,&quot;title&quot;:&quot;Freedom on the Net&quot;,&quot;URL&quot;:&quot;https://freedomhouse.org/report/freedom-net&quot;,&quot;accessed&quot;:{&quot;date-parts&quot;:[[&quot;2024&quot;,9,2]]}}}],&quot;schema&quot;:&quot;https://github.com/citation-style-language/schema/raw/master/csl-citation.json&quot;} RNDlodQu4Gpjs"/>“Freedom on the Net,” Freedom House, accessed September 2, 2<text:span text:style-name="T171">532</text:span>, https://freedomhouse.org/report/freedom-net.<text:reference-mark-end text:name="ZOTERO_ITEM CSL_CITATION {&quot;citationID&quot;:&quot;tWJkFbic&quot;,&quot;properties&quot;:{&quot;formattedCitation&quot;:&quot;\\uc0\\u8220{}Freedom on the Net,\\uc0\\u8221{} Freedom House, accessed September 2, 2024, https://freedomhouse.org/report/freedom-net.&quot;,&quot;plainCitation&quot;:&quot;“Freedom on the Net,” Freedom House, accessed September 2, 2024, https://freedomhouse.org/report/freedom-net.&quot;,&quot;noteIndex&quot;:7},&quot;citationItems&quot;:[{&quot;id&quot;:13,&quot;uris&quot;:[&quot;http://zotero.org/users/local/SSPeLCqj/items/PFDUQ69P&quot;],&quot;itemData&quot;:{&quot;id&quot;:13,&quot;type&quot;:&quot;webpage&quot;,&quot;abstract&quot;:&quot;Freedom on the Net is Freedom House’s annual survey and analysis of internet freedom around the world. This cutting-edge project consists of ground-breaking research and analysis, fact-based advocacy, and on-the-ground capacity building. The hallmark of our analysis is the annual Freedom on the Net report. It features a ranked, country-by-country assessment of online freedom, a global overview of the latest developments, as well as in depth country reports.&quot;,&quot;container-title&quot;:&quot;Freedom House&quot;,&quot;language&quot;:&quot;en&quot;,&quot;title&quot;:&quot;Freedom on the Net&quot;,&quot;URL&quot;:&quot;https://freedomhouse.org/report/freedom-net&quot;,&quot;accessed&quot;:{&quot;date-parts&quot;:[[&quot;2024&quot;,9,2]]}}}],&quot;schema&quot;:&quot;https://github.com/citation-style-language/schema/raw/master/csl-citation.json&quot;} RNDlodQu4Gpjs"/></text:p></text:note-body></text:note></text:span><text:span text:style-name="T35"> Political censorship was </text:span><text:span text:style-name="T50">perhaps most</text:span><text:span text:style-name="T35"> extreme in China, but many authoritarian states around the world routinely </text:span><text:span text:style-name="T40">blocked websites</text:span><text:span text:style-name="T35">, targeted journalists through online surveillance, and deployed </text:span><text:span text:style-name="T40">artificial intelligence to </text:span><text:span text:style-name="T35">spread disinformation during elections. </text:span></text:p>
      <text:p text:style-name="P18"><text:span text:style-name="T40">The private sector internet </text:span><text:span text:style-name="T35">was dominated by a few big for-profit tech companies based in the United States. Much of the globe’s web traffic stayed inside their walled gardens, and they ransacked their users’ privacy and sold their attention to advertisers in a system that was already named “surveillance capitalism.”</text:span><text:span text:style-name="T35"><text:note text:id="ftn8" text:note-class="footnote"><text:note-citation>8</text:note-citation><text:note-body><text:p text:style-name="P3"><text:reference-mark-start text:name="ZOTERO_ITEM CSL_CITATION {&quot;citationID&quot;:&quot;svl9b97d&quot;,&quot;properties&quot;:{&quot;formattedCitation&quot;:&quot;Shoshana Zuboff, {\\i{}The Age of Surveillance Capitalism: The Fight for a Human Future at the New Frontier of Power} (New York: PublicAffairs, 2019).&quot;,&quot;plainCitation&quot;:&quot;Shoshana Zuboff, The Age of Surveillance Capitalism: The Fight for a Human Future at the New Frontier of Power (New York: PublicAffairs, 2019).&quot;,&quot;noteIndex&quot;:8},&quot;citationItems&quot;:[{&quot;id&quot;:35,&quot;uris&quot;:[&quot;http://zotero.org/users/local/SSPeLCqj/items/W5Q6U2FB&quot;],&quot;itemData&quot;:{&quot;id&quot;:35,&quot;type&quot;:&quot;book&quot;,&quot;event-place&quot;:&quot;New York&quot;,&quot;publisher&quot;:&quot;PublicAffairs&quot;,&quot;publisher-place&quot;:&quot;New York&quot;,&quot;title&quot;:&quot;The Age of Surveillance Capitalism: The Fight for a Human Future at the New Frontier of Power&quot;,&quot;author&quot;:[{&quot;family&quot;:&quot;Zuboff&quot;,&quot;given&quot;:&quot;Shoshana&quot;}],&quot;issued&quot;:{&quot;date-parts&quot;:[[&quot;2019&quot;]]}}}],&quot;schema&quot;:&quot;https://github.com/citation-style-language/schema/raw/master/csl-citation.json&quot;} RNDOwMfrcL7Wb"/><text:span text:style-name="T112">Shoshana Zuboff, </text:span><text:span text:style-name="T111">The Age of Surveillance Capitalism: The Fight for a Human Future at the New Frontier of Power</text:span><text:span text:style-name="T112"> (New York: PublicAffairs, 2019).</text:span><text:reference-mark-end text:name="ZOTERO_ITEM CSL_CITATION {&quot;citationID&quot;:&quot;svl9b97d&quot;,&quot;properties&quot;:{&quot;formattedCitation&quot;:&quot;Shoshana Zuboff, {\\i{}The Age of Surveillance Capitalism: The Fight for a Human Future at the New Frontier of Power} (New York: PublicAffairs, 2019).&quot;,&quot;plainCitation&quot;:&quot;Shoshana Zuboff, The Age of Surveillance Capitalism: The Fight for a Human Future at the New Frontier of Power (New York: PublicAffairs, 2019).&quot;,&quot;noteIndex&quot;:8},&quot;citationItems&quot;:[{&quot;id&quot;:35,&quot;uris&quot;:[&quot;http://zotero.org/users/local/SSPeLCqj/items/W5Q6U2FB&quot;],&quot;itemData&quot;:{&quot;id&quot;:35,&quot;type&quot;:&quot;book&quot;,&quot;event-place&quot;:&quot;New York&quot;,&quot;publisher&quot;:&quot;PublicAffairs&quot;,&quot;publisher-place&quot;:&quot;New York&quot;,&quot;title&quot;:&quot;The Age of Surveillance Capitalism: The Fight for a Human Future at the New Frontier of Power&quot;,&quot;author&quot;:[{&quot;family&quot;:&quot;Zuboff&quot;,&quot;given&quot;:&quot;Shoshana&quot;}],&quot;issued&quot;:{&quot;date-parts&quot;:[[&quot;2019&quot;]]}}}],&quot;schema&quot;:&quot;https://github.com/citation-style-language/schema/raw/master/csl-citation.json&quot;} RNDOwMfrcL7Wb"/></text:p></text:note-body></text:note></text:span><text:span text:style-name="T35"> The technology of that time could be especially frustrating to people with disabilities, which means almost everyone, at some point in their lives. Most websites did not </text:span><text:span text:style-name="T40">even </text:span><text:span text:style-name="T35">meet the </text:span><text:span text:style-name="T40">basic </text:span><text:span text:style-name="T35">accessibility standards </text:span><text:span text:style-name="T40">of </text:span><text:span text:style-name="T35">the time: things like indicating what language </text:span><text:span text:style-name="T52">a </text:span><text:span text:style-name="T40">website uses, or making it </text:span><text:span text:style-name="T50">fully </text:span><text:span text:style-name="T36">operable </text:span><text:span text:style-name="T50">by </text:span><text:span text:style-name="T35">keyboards and screen readers.</text:span><text:span text:style-name="T117"><text:note text:id="ftn9" text:note-class="footnote"><text:note-citation>9</text:note-citation><text:note-body><text:p text:style-name="P30"><text:reference-mark-start text:name="ZOTERO_ITEM CSL_CITATION {&quot;citationID&quot;:&quot;h5ZdPQw1&quot;,&quot;properties&quot;:{&quot;formattedCitation&quot;:&quot;\\uc0\\u8220{}WebAIM: The WebAIM Million - The 2024 Report on the Accessibility of the Top 1,000,000 Home Pages,\\uc0\\u8221{} accessed September 2, 2024, https://webaim.org/projects/million/.&quot;,&quot;plainCitation&quot;:&quot;“WebAIM: The WebAIM Million - The 2024 Report on the Accessibility of the Top 1,000,000 Home Pages,” accessed September 2, 2024, https://webaim.org/projects/million/.&quot;,&quot;noteIndex&quot;:9},&quot;citationItems&quot;:[{&quot;id&quot;:21,&quot;uris&quot;:[&quot;http://zotero.org/users/local/SSPeLCqj/items/KLL6I2L2&quot;],&quot;itemData&quot;:{&quot;id&quot;:21,&quot;type&quot;:&quot;webpage&quot;,&quot;title&quot;:&quot;WebAIM: The WebAIM Million - The 2024 report on the accessibility of the top 1,000,000 home pages&quot;,&quot;URL&quot;:&quot;https://webaim.org/projects/million/&quot;,&quot;accessed&quot;:{&quot;date-parts&quot;:[[&quot;2024&quot;,9,2]]}}}],&quot;schema&quot;:&quot;https://github.com/citation-style-language/schema/raw/master/csl-citation.json&quot;} RNDPeRnxPilqW"/>“WebAIM: The WebAIM Million - The 2024 Report on the Accessibility of the Top 1,000,000 Home Pages,” accessed September 2, 2<text:span text:style-name="T171">532</text:span>, https://webaim.org/projects/million/.<text:reference-mark-end text:name="ZOTERO_ITEM CSL_CITATION {&quot;citationID&quot;:&quot;h5ZdPQw1&quot;,&quot;properties&quot;:{&quot;formattedCitation&quot;:&quot;\\uc0\\u8220{}WebAIM: The WebAIM Million - The 2024 Report on the Accessibility of the Top 1,000,000 Home Pages,\\uc0\\u8221{} accessed September 2, 2024, https://webaim.org/projects/million/.&quot;,&quot;plainCitation&quot;:&quot;“WebAIM: The WebAIM Million - The 2024 Report on the Accessibility of the Top 1,000,000 Home Pages,” accessed September 2, 2024, https://webaim.org/projects/million/.&quot;,&quot;noteIndex&quot;:9},&quot;citationItems&quot;:[{&quot;id&quot;:21,&quot;uris&quot;:[&quot;http://zotero.org/users/local/SSPeLCqj/items/KLL6I2L2&quot;],&quot;itemData&quot;:{&quot;id&quot;:21,&quot;type&quot;:&quot;webpage&quot;,&quot;title&quot;:&quot;WebAIM: The WebAIM Million - The 2024 report on the accessibility of the top 1,000,000 home pages&quot;,&quot;URL&quot;:&quot;https://webaim.org/projects/million/&quot;,&quot;accessed&quot;:{&quot;date-parts&quot;:[[&quot;2024&quot;,9,2]]}}}],&quot;schema&quot;:&quot;https://github.com/citation-style-language/schema/raw/master/csl-citation.json&quot;} RNDPeRnxPilqW"/></text:p></text:note-body></text:note></text:span></text:p>
      <text:p text:style-name="P18"><text:span text:style-name="T40">All this coincided with </text:span><text:span text:style-name="T35">the disorganized state of Utopian thinking in the early 21</text:span><text:span text:style-name="T86">st</text:span><text:span text:style-name="T35"> century. </text:span><text:span text:style-name="T37">V</text:span><text:span text:style-name="T35">arious strands of it existed. There were notions like Techno-gaianism, accelerationism, and half-joking talk of Fully Automated Luxury Communism.</text:span><text:span text:style-name="T34"> </text:span><text:span text:style-name="T35">And yet, a 2019 scholarly essay summarizing </text:span><text:span text:style-name="T41">U</text:span><text:span text:style-name="T35">topian writing since 1948</text:span><text:span text:style-name="T35"><text:note text:id="ftn10" text:note-class="footnote"><text:note-citation>10</text:note-citation><text:note-body><text:p text:style-name="P32"><text:reference-mark-start text:name="ZOTERO_ITEM CSL_CITATION {&quot;citationID&quot;:&quot;ejWMl0xY&quot;,&quot;properties&quot;:{&quot;formattedCitation&quot;:&quot;Rhiannon Firth, \\uc0\\u8220{}Afterword,\\uc0\\u8221{} in {\\i{}Journey Through Utopia} (Oakland: PM Press, 2019), 331\\uc0\\u8211{}92.&quot;,&quot;plainCitation&quot;:&quot;Rhiannon Firth, “Afterword,” in Journey Through Utopia (Oakland: PM Press, 2019), 331–92.&quot;,&quot;noteIndex&quot;:10},&quot;citationItems&quot;:[{&quot;id&quot;:36,&quot;uris&quot;:[&quot;http://zotero.org/users/local/SSPeLCqj/items/3QRBSJFQ&quot;],&quot;itemData&quot;:{&quot;id&quot;:36,&quot;type&quot;:&quot;chapter&quot;,&quot;container-title&quot;:&quot;Journey Through Utopia&quot;,&quot;event-place&quot;:&quot;Oakland&quot;,&quot;page&quot;:&quot;331-392&quot;,&quot;publisher&quot;:&quot;PM Press&quot;,&quot;publisher-place&quot;:&quot;Oakland&quot;,&quot;title&quot;:&quot;Afterword&quot;,&quot;author&quot;:[{&quot;family&quot;:&quot;Firth&quot;,&quot;given&quot;:&quot;Rhiannon&quot;}],&quot;issued&quot;:{&quot;date-parts&quot;:[[&quot;2019&quot;]]}},&quot;locator&quot;:&quot;331-392&quot;}],&quot;schema&quot;:&quot;https://github.com/citation-style-language/schema/raw/master/csl-citation.json&quot;} RNDD0Uo1jphWA"/>Rhiannon Firth, “Afterword,” in <text:span text:style-name="T78">Journey Through Utopia</text:span> (Oakland: PM Press, 2019), 331–92.<text:reference-mark-end text:name="ZOTERO_ITEM CSL_CITATION {&quot;citationID&quot;:&quot;ejWMl0xY&quot;,&quot;properties&quot;:{&quot;formattedCitation&quot;:&quot;Rhiannon Firth, \\uc0\\u8220{}Afterword,\\uc0\\u8221{} in {\\i{}Journey Through Utopia} (Oakland: PM Press, 2019), 331\\uc0\\u8211{}92.&quot;,&quot;plainCitation&quot;:&quot;Rhiannon Firth, “Afterword,” in Journey Through Utopia (Oakland: PM Press, 2019), 331–92.&quot;,&quot;noteIndex&quot;:10},&quot;citationItems&quot;:[{&quot;id&quot;:36,&quot;uris&quot;:[&quot;http://zotero.org/users/local/SSPeLCqj/items/3QRBSJFQ&quot;],&quot;itemData&quot;:{&quot;id&quot;:36,&quot;type&quot;:&quot;chapter&quot;,&quot;container-title&quot;:&quot;Journey Through Utopia&quot;,&quot;event-place&quot;:&quot;Oakland&quot;,&quot;page&quot;:&quot;331-392&quot;,&quot;publisher&quot;:&quot;PM Press&quot;,&quot;publisher-place&quot;:&quot;Oakland&quot;,&quot;title&quot;:&quot;Afterword&quot;,&quot;author&quot;:[{&quot;family&quot;:&quot;Firth&quot;,&quot;given&quot;:&quot;Rhiannon&quot;}],&quot;issued&quot;:{&quot;date-parts&quot;:[[&quot;2019&quot;]]}},&quot;locator&quot;:&quot;331-392&quot;}],&quot;schema&quot;:&quot;https://github.com/citation-style-language/schema/raw/master/csl-citation.json&quot;} RNDD0Uo1jphWA"/></text:p></text:note-body></text:note></text:span><text:span text:style-name="T3"> did not even mention </text:span><text:span text:style-name="T17">one of </text:span><text:span text:style-name="T3">the most ambitious </text:span><text:soft-page-break/><text:span text:style-name="T3">bod</text:span><text:span text:style-name="T17">ies</text:span><text:span text:style-name="T3"> of </text:span><text:span text:style-name="T17">U</text:span><text:span text:style-name="T3">topian thinking </text:span><text:span text:style-name="T17">at the time</text:span><text:span text:style-name="T3">: the Real Utopias Project.</text:span><text:span text:style-name="T3"><text:note text:id="ftn11" text:note-class="footnote"><text:note-citation>11</text:note-citation><text:note-body><text:p text:style-name="P34"><text:reference-mark-start text:name="ZOTERO_ITEM CSL_CITATION {&quot;citationID&quot;:&quot;QrerBaRm&quot;,&quot;properties&quot;:{&quot;formattedCitation&quot;:&quot;\\uc0\\u8220{}The Real Utopias Project - The Real Utopias Project,\\uc0\\u8221{} August 22, 2023, https://www.realutopiasproject.com/.&quot;,&quot;plainCitation&quot;:&quot;“The Real Utopias Project - The Real Utopias Project,” August 22, 2023, https://www.realutopiasproject.com/.&quot;,&quot;noteIndex&quot;:12},&quot;citationItems&quot;:[{&quot;id&quot;:11,&quot;uris&quot;:[&quot;http://zotero.org/users/local/SSPeLCqj/items/L7DP2G6W&quot;],&quot;itemData&quot;:{&quot;id&quot;:11,&quot;type&quot;:&quot;post-weblog&quot;,&quot;abstract&quot;:&quot;Series Editors: Erik Olin Wright (1947-2019) and Tom Malleson The Real Utopias Project embraces a tension between dreams and practice. It is founded on the belief that what is pragmatically possible is not fixed independently of our imaginations, but is itself shaped by our visions. The fulfillment of such a belief involves “real utopias”—utopian&quot;,&quot;language&quot;:&quot;en-US&quot;,&quot;title&quot;:&quot;The Real Utopias Project - The Real Utopias Project&quot;,&quot;URL&quot;:&quot;https://www.realutopiasproject.com/&quot;,&quot;accessed&quot;:{&quot;date-parts&quot;:[[&quot;2024&quot;,9,2]]},&quot;issued&quot;:{&quot;date-parts&quot;:[[&quot;2023&quot;,8,22]]}}}],&quot;schema&quot;:&quot;https://github.com/citation-style-language/schema/raw/master/csl-citation.json&quot;} RNDRawONEJPAT"/>“The Real Utopias Project,” https://www.realutopiasproject.com/.<text:reference-mark-end text:name="ZOTERO_ITEM CSL_CITATION {&quot;citationID&quot;:&quot;QrerBaRm&quot;,&quot;properties&quot;:{&quot;formattedCitation&quot;:&quot;\\uc0\\u8220{}The Real Utopias Project - The Real Utopias Project,\\uc0\\u8221{} August 22, 2023, https://www.realutopiasproject.com/.&quot;,&quot;plainCitation&quot;:&quot;“The Real Utopias Project - The Real Utopias Project,” August 22, 2023, https://www.realutopiasproject.com/.&quot;,&quot;noteIndex&quot;:12},&quot;citationItems&quot;:[{&quot;id&quot;:11,&quot;uris&quot;:[&quot;http://zotero.org/users/local/SSPeLCqj/items/L7DP2G6W&quot;],&quot;itemData&quot;:{&quot;id&quot;:11,&quot;type&quot;:&quot;post-weblog&quot;,&quot;abstract&quot;:&quot;Series Editors: Erik Olin Wright (1947-2019) and Tom Malleson The Real Utopias Project embraces a tension between dreams and practice. It is founded on the belief that what is pragmatically possible is not fixed independently of our imaginations, but is itself shaped by our visions. The fulfillment of such a belief involves “real utopias”—utopian&quot;,&quot;language&quot;:&quot;en-US&quot;,&quot;title&quot;:&quot;The Real Utopias Project - The Real Utopias Project&quot;,&quot;URL&quot;:&quot;https://www.realutopiasproject.com/&quot;,&quot;accessed&quot;:{&quot;date-parts&quot;:[[&quot;2024&quot;,9,2]]},&quot;issued&quot;:{&quot;date-parts&quot;:[[&quot;2023&quot;,8,22]]}}}],&quot;schema&quot;:&quot;https://github.com/citation-style-language/schema/raw/master/csl-citation.json&quot;} RNDRawONEJPAT"/></text:p></text:note-body></text:note></text:span><text:span text:style-name="T3"> It was the brainchild a scholar whose 2019 book </text:span><text:span text:style-name="T79">How to be an Anticapitalist in the 21</text:span><text:span text:style-name="T84">st</text:span><text:span text:style-name="T79"> Century</text:span><text:span text:style-name="T3"> </text:span><text:span text:style-name="T17">now reads like a </text:span><text:span text:style-name="T29">quite </text:span><text:span text:style-name="T17">accurate guide to the </text:span><text:span text:style-name="T3">slow demise of capitalism over the next two hundred years </text:span><text:span text:style-name="T29">(but </text:span>I’m getting ahead of myself<text:span text:style-name="T165">)</text:span>.</text:p>
      <text:p text:style-name="P12"/>
      <text:list xml:id="list202633564998139" text:continue-numbering="true" text:style-name="WWNum1">
        <text:list-item>
          <text:h text:style-name="P37" text:outline-level="1">2050 – 2100</text:h>
        </text:list-item>
      </text:list>
      <text:p text:style-name="P12"><text:span text:style-name="T92">Space does not permit an account all the </text:span><text:span text:style-name="T95">major </text:span><text:span text:style-name="T92">events </text:span><text:span text:style-name="T95">of the early </text:span><text:span text:style-name="T92">21</text:span><text:span text:style-name="T89">st</text:span><text:span text:style-name="T92"> century, </text:span><text:span text:style-name="T95">from </text:span><text:span text:style-name="T92">the 2020s pandemics to </text:span><text:span text:style-name="T106">the</text:span><text:span text:style-name="T92"> 2030s floods that led to the construction of seawalls in Manhattan, London, and </text:span><text:span text:style-name="T106">some</text:span><text:span text:style-name="T92"> other coastal cities that could afford </text:span><text:span text:style-name="T95">them</text:span><text:span text:style-name="T92">, </text:span><text:span text:style-name="T95">to </text:span><text:span text:style-name="T92">the ransomware attacks on Taiwan in 2047, </text:span><text:span text:style-name="T106">to</text:span><text:span text:style-name="T92"> the unwelcome return every few years of the Windows blue screen of death. </text:span><text:span text:style-name="T93">Varied as they were, t</text:span><text:span text:style-name="T92">hese crises all had at least one thing in common: they militated for a larger and more interventionist role </text:span><text:span text:style-name="T106">of </text:span><text:span text:style-name="T92">government. The neoliberalism of the turn of the millennium was wholly </text:span><text:span text:style-name="T95">inadequate</text:span><text:span text:style-name="T92">. Only governments, and international cooperation between governments, could cope with </text:span><text:span text:style-name="T106">these </text:span><text:span text:style-name="T95">global crises</text:span><text:span text:style-name="T92">. </text:span><text:span text:style-name="T95">It’s understandable, then, that by</text:span><text:span text:style-name="T92"> the 2050s, the same industrial policies and international institutions that had kept climate change within survivable limits began to be applied to shaping and regulating the internet.</text:span><text:span text:style-name="T92"><text:note text:id="ftn12" text:note-class="footnote"><text:note-citation>12</text:note-citation><text:note-body><text:p text:style-name="P3">One example was a U.N. agency known as the Ministry of the Future, in an homage to Kim Stanley Robinson’s 2019 novel of the same name.</text:p></text:note-body></text:note></text:span></text:p>
      <text:p text:style-name="P17"><text:span text:style-name="T106">During the first half of the 21</text:span><text:span text:style-name="T90">st</text:span><text:span text:style-name="T106"> century, p</text:span><text:span text:style-name="T92">rogress in internet governance had been made on many fronts, thanks to the work of activist </text:span><text:span text:style-name="T106">and </text:span><text:span text:style-name="T96">experts</text:span><text:span text:style-name="T92"> around the world, but it was not until the 2050s that something like a global regime for managing the internet came into existence. The </text:span><text:soft-page-break/><text:span text:style-name="T92">reforms that followed were not new ideas. As the author William Gibson is believed to have said, “the future is already here – it’s just not evenly distributed.”</text:span><text:span text:style-name="T118"><text:note text:id="ftn13" text:note-class="footnote"><text:note-citation>13</text:note-citation><text:note-body><text:p text:style-name="P34"><text:reference-mark-start text:name="ZOTERO_ITEM CSL_CITATION {&quot;citationID&quot;:&quot;usyeFo2G&quot;,&quot;properties&quot;:{&quot;formattedCitation&quot;:&quot;\\uc0\\u8220{}The Future Has Arrived \\uc0\\u8212{} It\\uc0\\u8217{}s Just Not Evenly Distributed Yet \\uc0\\u8211{} Quote Investigator\\uc0\\u174{},\\uc0\\u8221{} January 24, 2012, https://quoteinvestigator.com/2012/01/24/future-has-arrived/.&quot;,&quot;plainCitation&quot;:&quot;“The Future Has Arrived — It’s Just Not Evenly Distributed Yet – Quote Investigator®,” January 24, 2012, https://quoteinvestigator.com/2012/01/24/future-has-arrived/.&quot;,&quot;noteIndex&quot;:14},&quot;citationItems&quot;:[{&quot;id&quot;:9,&quot;uris&quot;:[&quot;http://zotero.org/users/local/SSPeLCqj/items/QN6MZV3B&quot;],&quot;itemData&quot;:{&quot;id&quot;:9,&quot;type&quot;:&quot;post-weblog&quot;,&quot;language&quot;:&quot;en-US&quot;,&quot;title&quot;:&quot;The Future Has Arrived — It’s Just Not Evenly Distributed Yet – Quote Investigator®&quot;,&quot;URL&quot;:&quot;https://quoteinvestigator.com/2012/01/24/future-has-arrived/&quot;,&quot;accessed&quot;:{&quot;date-parts&quot;:[[&quot;2024&quot;,9,2]]},&quot;issued&quot;:{&quot;date-parts&quot;:[[&quot;2012&quot;,1,24]]}}}],&quot;schema&quot;:&quot;https://github.com/citation-style-language/schema/raw/master/csl-citation.json&quot;} RND6LWfCGp3cB"/>“The Future Has Arrived — It’s Just Not Evenly Distributed Yet – Quote Investigator®,” January 24, 2012, https://quoteinvestigator.com/2012/01/24/future-has-arrived/.<text:reference-mark-end text:name="ZOTERO_ITEM CSL_CITATION {&quot;citationID&quot;:&quot;usyeFo2G&quot;,&quot;properties&quot;:{&quot;formattedCitation&quot;:&quot;\\uc0\\u8220{}The Future Has Arrived \\uc0\\u8212{} It\\uc0\\u8217{}s Just Not Evenly Distributed Yet \\uc0\\u8211{} Quote Investigator\\uc0\\u174{},\\uc0\\u8221{} January 24, 2012, https://quoteinvestigator.com/2012/01/24/future-has-arrived/.&quot;,&quot;plainCitation&quot;:&quot;“The Future Has Arrived — It’s Just Not Evenly Distributed Yet – Quote Investigator®,” January 24, 2012, https://quoteinvestigator.com/2012/01/24/future-has-arrived/.&quot;,&quot;noteIndex&quot;:14},&quot;citationItems&quot;:[{&quot;id&quot;:9,&quot;uris&quot;:[&quot;http://zotero.org/users/local/SSPeLCqj/items/QN6MZV3B&quot;],&quot;itemData&quot;:{&quot;id&quot;:9,&quot;type&quot;:&quot;post-weblog&quot;,&quot;language&quot;:&quot;en-US&quot;,&quot;title&quot;:&quot;The Future Has Arrived — It’s Just Not Evenly Distributed Yet – Quote Investigator®&quot;,&quot;URL&quot;:&quot;https://quoteinvestigator.com/2012/01/24/future-has-arrived/&quot;,&quot;accessed&quot;:{&quot;date-parts&quot;:[[&quot;2024&quot;,9,2]]},&quot;issued&quot;:{&quot;date-parts&quot;:[[&quot;2012&quot;,1,24]]}}}],&quot;schema&quot;:&quot;https://github.com/citation-style-language/schema/raw/master/csl-citation.json&quot;} RND6LWfCGp3cB"/></text:p></text:note-body></text:note></text:span></text:p>
      <text:p text:style-name="P17"><text:span text:style-name="T92">In Gibson’s own lifetime, digital rights organizations like the Electronic Frontier Foundation were already advocating for a more open web. </text:span><text:span text:style-name="T106">One big success in the 2010s </text:span><text:span text:style-name="T93">was</text:span><text:span text:style-name="T92"> </text:span><text:span text:style-name="T106">their </text:span><text:span text:style-name="T96">push for the encryption of the web through </text:span><text:span text:style-name="T92">the https protocol. </text:span><text:span text:style-name="T96">Most of their victories, howe, were </text:span><text:span text:style-name="T106">more </text:span><text:span text:style-name="T92">defensive. The SaveDotOrg campaign in 2019 and 2020, for example, </text:span><text:span text:style-name="T93">stopped </text:span><text:span text:style-name="T92">the </text:span><text:span text:style-name="T97">sale of the .org top-level domain name to private profiteers</text:span><text:span text:style-name="T92">.</text:span><text:span text:style-name="T118"><text:note text:id="ftn14" text:note-class="footnote"><text:note-citation>14</text:note-citation><text:note-body><text:p text:style-name="P34"><text:reference-mark-start text:name="ZOTERO_ITEM CSL_CITATION {&quot;citationID&quot;:&quot;ss0OgJdt&quot;,&quot;properties&quot;:{&quot;formattedCitation&quot;:&quot;\\uc0\\u8220{}The History of the SaveDotOrg Campaign,\\uc0\\u8221{} NTEN, accessed September 2, 2024, https://www.nten.org/change/savedotorg-campaign-history/.&quot;,&quot;plainCitation&quot;:&quot;“The History of the SaveDotOrg Campaign,” NTEN, accessed September 2, 2024, https://www.nten.org/change/savedotorg-campaign-history/.&quot;,&quot;noteIndex&quot;:15},&quot;citationItems&quot;:[{&quot;id&quot;:7,&quot;uris&quot;:[&quot;http://zotero.org/users/local/SSPeLCqj/items/MS5KS5H4&quot;],&quot;itemData&quot;:{&quot;id&quot;:7,&quot;type&quot;:&quot;webpage&quot;,&quot;abstract&quot;:&quot;Learn how the nonprofit community united in 2019 behind a successful campaign organized by NTEN and the Electronic Frontier Foundation.&quot;,&quot;container-title&quot;:&quot;NTEN&quot;,&quot;language&quot;:&quot;en&quot;,&quot;title&quot;:&quot;The history of the SaveDotOrg campaign&quot;,&quot;URL&quot;:&quot;https://www.nten.org/change/savedotorg-campaign-history/&quot;,&quot;accessed&quot;:{&quot;date-parts&quot;:[[&quot;2024&quot;,9,2]]}}}],&quot;schema&quot;:&quot;https://github.com/citation-style-language/schema/raw/master/csl-citation.json&quot;} RNDbjeRR1G2t3"/>“The History of the SaveDotOrg Campaign,” NTEN, accessed September 2, 2<text:span text:style-name="T171">532</text:span>, https://www.nten.org/change/savedotorg-campaign-history/.<text:reference-mark-end text:name="ZOTERO_ITEM CSL_CITATION {&quot;citationID&quot;:&quot;ss0OgJdt&quot;,&quot;properties&quot;:{&quot;formattedCitation&quot;:&quot;\\uc0\\u8220{}The History of the SaveDotOrg Campaign,\\uc0\\u8221{} NTEN, accessed September 2, 2024, https://www.nten.org/change/savedotorg-campaign-history/.&quot;,&quot;plainCitation&quot;:&quot;“The History of the SaveDotOrg Campaign,” NTEN, accessed September 2, 2024, https://www.nten.org/change/savedotorg-campaign-history/.&quot;,&quot;noteIndex&quot;:15},&quot;citationItems&quot;:[{&quot;id&quot;:7,&quot;uris&quot;:[&quot;http://zotero.org/users/local/SSPeLCqj/items/MS5KS5H4&quot;],&quot;itemData&quot;:{&quot;id&quot;:7,&quot;type&quot;:&quot;webpage&quot;,&quot;abstract&quot;:&quot;Learn how the nonprofit community united in 2019 behind a successful campaign organized by NTEN and the Electronic Frontier Foundation.&quot;,&quot;container-title&quot;:&quot;NTEN&quot;,&quot;language&quot;:&quot;en&quot;,&quot;title&quot;:&quot;The history of the SaveDotOrg campaign&quot;,&quot;URL&quot;:&quot;https://www.nten.org/change/savedotorg-campaign-history/&quot;,&quot;accessed&quot;:{&quot;date-parts&quot;:[[&quot;2024&quot;,9,2]]}}}],&quot;schema&quot;:&quot;https://github.com/citation-style-language/schema/raw/master/csl-citation.json&quot;} RNDbjeRR1G2t3"/></text:p></text:note-body></text:note></text:span><text:span text:style-name="T92"> Victories like these kept the ideals of the early web alive and planted seeds for the future, </text:span><text:span text:style-name="T106">but t</text:span><text:span text:style-name="T92">he EFF’s agenda of privacy legislation, breaking up big tech monopolies, fixing copyright law, and freeing the web from censorship could not be fully realized </text:span><text:span text:style-name="T98">for decades.</text:span><text:span text:style-name="T92"> </text:span><text:span text:style-name="T97">It was, </text:span><text:span text:style-name="T106">however,</text:span><text:span text:style-name="T97"> </text:span><text:span text:style-name="T92">a prologue to the New Net bills passed by the U.S. Congress in 2053, during the first hundred days of President </text:span><text:span text:style-name="T103">Nisi Cheng</text:span><text:span text:style-name="T92">’s</text:span><text:span text:style-name="T109"> </text:span><text:span text:style-name="T92">administration.</text:span></text:p>
      <text:p text:style-name="P12"><text:span text:style-name="T3">Such reforms had been pursued in varying ways around the world for decades. </text:span><text:span text:style-name="T18">O</text:span><text:span text:style-name="T3">nce implemented in the U.S., they had an enormous impact because of that nation’s centrality to the internet. Laws against monopolies </text:span><text:span text:style-name="T18">became much more easily </text:span><text:span text:style-name="T3">enforceable </text:span><text:span text:style-name="T29">after </text:span><text:span text:style-name="T18">the </text:span><text:span text:style-name="T3">2053 Omar Amendments to the Sherman Anti-Trust Act. Modeled on the Civil Rights Act of 1964, the Omar Amendments required tech companies larger than a certain market capitalization to clear in advance a specific list of potentially anti-competitive actions. This replaced </text:span><text:span text:style-name="T29">enforcement by</text:span><text:span text:style-name="T3"> lawsuits </text:span><text:span text:style-name="T29">could </text:span><text:span text:style-name="T3">drag on for decades after monopolists like IBM, Microsoft, Google, Amazon, R</text:span><text:span text:style-name="T21">uflr</text:span><text:span text:style-name="T3">, </text:span><text:span text:style-name="T35">Pr</text:span><text:span text:style-name="T45">y</text:span><text:span text:style-name="T35">m</text:span><text:span text:style-name="T46">#</text:span><text:span text:style-name="T35">, or T</text:span><text:span text:style-name="T45">EKnow </text:span><text:span text:style-name="T35">had already formed.</text:span></text:p>
      <text:p text:style-name="P19"><text:soft-page-break/>If anti-trust reforms were a major contribution from the U.S., it was the European Union that led in protecting <text:span text:style-name="T142">web </text:span>privacy. This started as early as 2016 with the GDPR, and, after many step-by-step advances, led to the United Nations Convention on Internet Freedom. <text:span text:style-name="T141">Once that treaty was ratified by India and Nigeria in 2073, it </text:span>protected <text:span text:style-name="T174">a </text:span>majority of the world populace.</text:p>
      <text:p text:style-name="P12"><text:span text:style-name="T3">A key insight of these reforms, which </text:span><text:span text:style-name="T18">goes back </text:span><text:span text:style-name="T3">to earl</text:span><text:span text:style-name="T18">ier</text:span><text:span text:style-name="T3"> EFF activists </text:span><text:span text:style-name="T29">such as</text:span><text:span text:style-name="T3"> the author Corey Doctorow,</text:span><text:span text:style-name="T3"><text:note text:id="ftn15" text:note-class="footnote"><text:note-citation>15</text:note-citation><text:note-body><text:p text:style-name="Footnote"><text:reference-mark-start text:name="ZOTERO_ITEM CSL_CITATION {&quot;citationID&quot;:&quot;tf2PU9jM&quot;,&quot;properties&quot;:{&quot;formattedCitation&quot;:&quot;Corey Doctorow, {\\i{}The Internet Con: How to Seize the Means of Computation} (Brooklyn: Verso, 2023).&quot;,&quot;plainCitation&quot;:&quot;Corey Doctorow, The Internet Con: How to Seize the Means of Computation (Brooklyn: Verso, 2023).&quot;,&quot;noteIndex&quot;:16},&quot;citationItems&quot;:[{&quot;id&quot;:27,&quot;uris&quot;:[&quot;http://zotero.org/users/local/SSPeLCqj/items/J7GMP8AP&quot;],&quot;itemData&quot;:{&quot;id&quot;:27,&quot;type&quot;:&quot;book&quot;,&quot;event-place&quot;:&quot;Brooklyn&quot;,&quot;publisher&quot;:&quot;Verso&quot;,&quot;publisher-place&quot;:&quot;Brooklyn&quot;,&quot;title&quot;:&quot;The Internet Con: How to Seize the Means of Computation&quot;,&quot;author&quot;:[{&quot;family&quot;:&quot;Doctorow&quot;,&quot;given&quot;:&quot;Corey&quot;}],&quot;issued&quot;:{&quot;date-parts&quot;:[[&quot;2023&quot;]]}}}],&quot;schema&quot;:&quot;https://github.com/citation-style-language/schema/raw/master/csl-citation.json&quot;} RNDPtsdlLTQDq"/><text:span text:style-name="T112">Corey Doctorow, </text:span><text:span text:style-name="T111">The Internet Con: How to Seize the Means of Computation</text:span><text:span text:style-name="T112"> (Brooklyn: Verso, 2023).</text:span><text:reference-mark-end text:name="ZOTERO_ITEM CSL_CITATION {&quot;citationID&quot;:&quot;tf2PU9jM&quot;,&quot;properties&quot;:{&quot;formattedCitation&quot;:&quot;Corey Doctorow, {\\i{}The Internet Con: How to Seize the Means of Computation} (Brooklyn: Verso, 2023).&quot;,&quot;plainCitation&quot;:&quot;Corey Doctorow, The Internet Con: How to Seize the Means of Computation (Brooklyn: Verso, 2023).&quot;,&quot;noteIndex&quot;:16},&quot;citationItems&quot;:[{&quot;id&quot;:27,&quot;uris&quot;:[&quot;http://zotero.org/users/local/SSPeLCqj/items/J7GMP8AP&quot;],&quot;itemData&quot;:{&quot;id&quot;:27,&quot;type&quot;:&quot;book&quot;,&quot;event-place&quot;:&quot;Brooklyn&quot;,&quot;publisher&quot;:&quot;Verso&quot;,&quot;publisher-place&quot;:&quot;Brooklyn&quot;,&quot;title&quot;:&quot;The Internet Con: How to Seize the Means of Computation&quot;,&quot;author&quot;:[{&quot;family&quot;:&quot;Doctorow&quot;,&quot;given&quot;:&quot;Corey&quot;}],&quot;issued&quot;:{&quot;date-parts&quot;:[[&quot;2023&quot;]]}}}],&quot;schema&quot;:&quot;https://github.com/citation-style-language/schema/raw/master/csl-citation.json&quot;} RNDPtsdlLTQDq"/></text:p></text:note-body></text:note></text:span><text:span text:style-name="T3"> was that </text:span><text:span text:style-name="T19">regulating the internet like any other industry would </text:span><text:span text:style-name="T3">greatly reduce its proble</text:span><text:span text:style-name="T35">ms. </text:span><text:span text:style-name="T43">Light </text:span><text:span text:style-name="T35">bulb manufacturers are required to make bulbs that screw into any socket, </text:span><text:span text:style-name="T43">and </text:span><text:span text:style-name="T51">likewise, </text:span><text:span text:style-name="T35">social media platforms should let you message your friends even if you leave the</text:span><text:span text:style-name="T43">ir</text:span><text:span text:style-name="T35"> platform. Call it interoperability, call it the fediverse, call it some other name, </text:span><text:span text:style-name="T42">the principle is the same</text:span><text:span text:style-name="T35">. You </text:span><text:span text:style-name="T37">can</text:span><text:span text:style-name="T35"> choose what brand of detergent to put in your washing machine. You should get to choose what browser engine to use on your smartphone. </text:span><text:span text:style-name="T43">I</text:span><text:span text:style-name="T35">f the web w</text:span><text:span text:style-name="T51">orked</text:span><text:span text:style-name="T35"> the way light bulbs </text:span><text:span text:style-name="T43">and</text:span><text:span text:style-name="T35"> washing machines </text:span><text:span text:style-name="T43">do</text:span><text:span text:style-name="T35">, it would be much less of a bonanza for dictators and billionaires. In the U.S., </text:span><text:span text:style-name="T44">achieving </text:span><text:span text:style-name="T35">this required decades-long battles to reform </text:span><text:span text:style-name="T3">anti-circumvention rules that often made it illegal for users to modify software on their own devices.</text:span></text:p>
      <text:p text:style-name="P12"><text:span text:style-name="T44">B</text:span><text:span text:style-name="T3">y the end of the 21</text:span><text:span text:style-name="T85">st</text:span><text:span text:style-name="T3"> century the web had become far more decentralized, </text:span><text:span text:style-name="T6">as </text:span><text:span text:style-name="T3">it was at the beginning. </text:span><text:span text:style-name="T29">Never suited for natural monopolies, it was</text:span><text:span text:style-name="T3"> like an undammed river flowing back to its natural course. </text:span><text:span text:style-name="T20">I</text:span><text:span text:style-name="T3">t was built </text:span><text:span text:style-name="T20">from the beginning </text:span><text:span text:style-name="T3">around open protocols and public infrastructure, </text:span><text:span text:style-name="T29">and o</text:span><text:span text:style-name="T3">nce legal systems stopped protecting them from competition, the giant surveillance capitalists like Alphabet and Meta </text:span><text:span text:style-name="T29">met the same fate that </text:span><text:span text:style-name="T20">AOL and AltaVista </text:span><text:span text:style-name="T29">had </text:span><text:span text:style-name="T20">in the 1990s</text:span><text:span text:style-name="T3">. Being the panopticon, it turned out in the 2070s, wasn’t a business model any more. All that spying, and all that machine learning on the </text:span><text:span text:style-name="T6">collected </text:span><text:span text:style-name="T3">data, turned out to enable them to influence human behavior approximately not at all, or perhaps roughly as much as 19</text:span><text:span text:style-name="T85">th</text:span><text:span text:style-name="T3"> century </text:span><text:soft-page-break/><text:span text:style-name="T3">fads like hypnosis (not to mention the fact that ad blockers were as commonplace as fizzy water for the third generation of web natives).</text:span></text:p>
      <text:p text:style-name="P12"><text:span text:style-name="T92">But of course, in the late 21</text:span><text:span text:style-name="T89">st</text:span><text:span text:style-name="T92"> century, far more than just the New Net reforms were being implemented. There were much broader social and economic changes taking place that together amounted to a global shift away from the dominance of capitalism. I know of no better way to elucidate these changes than with reference to the ideas of late-20th and early-21st century sociologist Erik Olin Wright, and specifically his final book, </text:span><text:span text:style-name="T110">How to be a Capitalist in the 21</text:span><text:span text:style-name="T91">st</text:span><text:span text:style-name="T110"> Century</text:span><text:span text:style-name="T92">. Published in 2019, Wright’s book reads as though he had a chunk of Gibson’s unevenly-divided future.</text:span><text:span text:style-name="T109"> </text:span></text:p>
      <text:p text:style-name="P12"><text:span text:style-name="T92">Wright’s concept of eroding capitalism starts with the fact that every economic system has some capitalist </text:span><text:span text:style-name="T106">and </text:span><text:span text:style-name="T92">some </text:span><text:span text:style-name="T104">non-capitalist</text:span><text:span text:style-name="T92"> </text:span><text:span text:style-name="T104">elements</text:span><text:span text:style-name="T92">. Even the free market society of the United States in the 20</text:span><text:span text:style-name="T89">th</text:span><text:span text:style-name="T92"> century had public schools and public libraries. Even the planned economy of the Soviet Union had black markets. Both relied on unpaid labor to raise children. </text:span><text:span text:style-name="T94">E</text:span><text:span text:style-name="T92">very country in the history of the world has had a mixed economy </text:span><text:span text:style-name="T94">in this sense</text:span><text:span text:style-name="T92">.</text:span></text:p>
      <text:p text:style-name="P18"><text:span text:style-name="T92">Wright compare</text:span><text:span text:style-name="T94">d</text:span><text:span text:style-name="T92"> the economy of a nation to a lake: an ecosystem where capitalist </text:span><text:span text:style-name="T105">and n</text:span><text:span text:style-name="T92">on-capitalis</text:span><text:span text:style-name="T104">t </text:span><text:span text:style-name="T92">elements interact with each other.</text:span><text:span text:style-name="T92"><text:note text:id="ftn16" text:note-class="footnote"><text:note-citation>16</text:note-citation><text:note-body><text:p text:style-name="Footnote"><text:reference-mark-start text:name="ZOTERO_ITEM CSL_CITATION {&quot;citationID&quot;:&quot;KQSKfX8R&quot;,&quot;properties&quot;:{&quot;formattedCitation&quot;:&quot;Erik Olin Wright, {\\i{}How to Be an Anticapitalist in the 21st Century} (New York: Verso, 2019), 60.&quot;,&quot;plainCitation&quot;:&quot;Erik Olin Wright, How to Be an Anticapitalist in the 21st Century (New York: Verso, 2019), 60.&quot;,&quot;noteIndex&quot;:17},&quot;citationItems&quot;:[{&quot;id&quot;:33,&quot;uris&quot;:[&quot;http://zotero.org/users/local/SSPeLCqj/items/LBWYRXKZ&quot;],&quot;itemData&quot;:{&quot;id&quot;:33,&quot;type&quot;:&quot;book&quot;,&quot;event-place&quot;:&quot;New York&quot;,&quot;publisher&quot;:&quot;Verso&quot;,&quot;publisher-place&quot;:&quot;New York&quot;,&quot;title&quot;:&quot;How to be an Anticapitalist in the 21st Century&quot;,&quot;author&quot;:[{&quot;family&quot;:&quot;Wright&quot;,&quot;given&quot;:&quot;Erik Olin&quot;}],&quot;issued&quot;:{&quot;date-parts&quot;:[[&quot;2019&quot;]]}},&quot;locator&quot;:&quot;60&quot;,&quot;label&quot;:&quot;page&quot;}],&quot;schema&quot;:&quot;https://github.com/citation-style-language/schema/raw/master/csl-citation.json&quot;} RNDPNQqNWgvKI"/><text:span text:style-name="T112">Erik Olin Wright, </text:span><text:span text:style-name="T111">How to Be an Anticapitalist in the 21st Century</text:span><text:span text:style-name="T112"> (New York: Verso, 2019), 60.</text:span><text:reference-mark-end text:name="ZOTERO_ITEM CSL_CITATION {&quot;citationID&quot;:&quot;KQSKfX8R&quot;,&quot;properties&quot;:{&quot;formattedCitation&quot;:&quot;Erik Olin Wright, {\\i{}How to Be an Anticapitalist in the 21st Century} (New York: Verso, 2019), 60.&quot;,&quot;plainCitation&quot;:&quot;Erik Olin Wright, How to Be an Anticapitalist in the 21st Century (New York: Verso, 2019), 60.&quot;,&quot;noteIndex&quot;:17},&quot;citationItems&quot;:[{&quot;id&quot;:33,&quot;uris&quot;:[&quot;http://zotero.org/users/local/SSPeLCqj/items/LBWYRXKZ&quot;],&quot;itemData&quot;:{&quot;id&quot;:33,&quot;type&quot;:&quot;book&quot;,&quot;event-place&quot;:&quot;New York&quot;,&quot;publisher&quot;:&quot;Verso&quot;,&quot;publisher-place&quot;:&quot;New York&quot;,&quot;title&quot;:&quot;How to be an Anticapitalist in the 21st Century&quot;,&quot;author&quot;:[{&quot;family&quot;:&quot;Wright&quot;,&quot;given&quot;:&quot;Erik Olin&quot;}],&quot;issued&quot;:{&quot;date-parts&quot;:[[&quot;2019&quot;]]}},&quot;locator&quot;:&quot;60&quot;,&quot;label&quot;:&quot;page&quot;}],&quot;schema&quot;:&quot;https://github.com/citation-style-language/schema/raw/master/csl-citation.json&quot;} RNDPNQqNWgvKI"/></text:p></text:note-body></text:note></text:span><text:span text:style-name="T92"> As people move through their lives, they </text:span><text:span text:style-name="T106">might</text:span><text:span text:style-name="T92"> interact, say, </text:span><text:span text:style-name="T106">with </text:span><text:span text:style-name="T92">public services, </text:span><text:span text:style-name="T106">with </text:span><text:span text:style-name="T92">private employers, and with family or social groups that are neither for-profit nor state-run. In any given time or place, capitalist or non-capitalist institutions could be the dominant ‘species’ in the lake. Wright sketched out a </text:span><text:span text:style-name="T99">vision of </text:span><text:span text:style-name="T92">eroding </text:span><text:span text:style-name="T99">the </text:span><text:span text:style-name="T92">dominance </text:span><text:span text:style-name="T99">of capitalism </text:span><text:span text:style-name="T100">that he saw in his lifetime, </text:span><text:span text:style-name="T106">and o</text:span><text:span text:style-name="T92">ne of its main components was a </text:span><text:soft-page-break/><text:span text:style-name="T92">reform that did drastically alter people’s economic lives by the late 21</text:span><text:span text:style-name="T89">st</text:span><text:span text:style-name="T92"> century: unconditional basic income (UBI).</text:span><text:span text:style-name="T118"><text:note text:id="ftn17" text:note-class="footnote"><text:note-citation>17</text:note-citation><text:note-body><text:p text:style-name="Footnote"><text:reference-mark-start text:name="ZOTERO_ITEM CSL_CITATION {&quot;citationID&quot;:&quot;S0v9vg5D&quot;,&quot;properties&quot;:{&quot;formattedCitation&quot;:&quot;Erik Olin Wright, {\\i{}Envisioning Real Utopias} (New York: Verso, 2010), 217\\uc0\\u8211{}22.&quot;,&quot;plainCitation&quot;:&quot;Erik Olin Wright, Envisioning Real Utopias (New York: Verso, 2010), 217–22.&quot;,&quot;noteIndex&quot;:18},&quot;citationItems&quot;:[{&quot;id&quot;:37,&quot;uris&quot;:[&quot;http://zotero.org/users/local/SSPeLCqj/items/4U7EVZG5&quot;],&quot;itemData&quot;:{&quot;id&quot;:37,&quot;type&quot;:&quot;book&quot;,&quot;event-place&quot;:&quot;New York&quot;,&quot;publisher&quot;:&quot;Verso&quot;,&quot;publisher-place&quot;:&quot;New York&quot;,&quot;title&quot;:&quot;Envisioning Real Utopias&quot;,&quot;author&quot;:[{&quot;family&quot;:&quot;Wright&quot;,&quot;given&quot;:&quot;Erik Olin&quot;}],&quot;issued&quot;:{&quot;date-parts&quot;:[[&quot;2010&quot;]]}},&quot;locator&quot;:&quot;217-222&quot;,&quot;label&quot;:&quot;page&quot;}],&quot;schema&quot;:&quot;https://github.com/citation-style-language/schema/raw/master/csl-citation.json&quot;} RND5RBA0hfM1C"/><text:span text:style-name="T112">Erik Olin Wright, </text:span><text:span text:style-name="T111">Envisioning Real Utopias</text:span><text:span text:style-name="T112"> (New York: Verso, 2010), 217–22.</text:span><text:reference-mark-end text:name="ZOTERO_ITEM CSL_CITATION {&quot;citationID&quot;:&quot;S0v9vg5D&quot;,&quot;properties&quot;:{&quot;formattedCitation&quot;:&quot;Erik Olin Wright, {\\i{}Envisioning Real Utopias} (New York: Verso, 2010), 217\\uc0\\u8211{}22.&quot;,&quot;plainCitation&quot;:&quot;Erik Olin Wright, Envisioning Real Utopias (New York: Verso, 2010), 217–22.&quot;,&quot;noteIndex&quot;:18},&quot;citationItems&quot;:[{&quot;id&quot;:37,&quot;uris&quot;:[&quot;http://zotero.org/users/local/SSPeLCqj/items/4U7EVZG5&quot;],&quot;itemData&quot;:{&quot;id&quot;:37,&quot;type&quot;:&quot;book&quot;,&quot;event-place&quot;:&quot;New York&quot;,&quot;publisher&quot;:&quot;Verso&quot;,&quot;publisher-place&quot;:&quot;New York&quot;,&quot;title&quot;:&quot;Envisioning Real Utopias&quot;,&quot;author&quot;:[{&quot;family&quot;:&quot;Wright&quot;,&quot;given&quot;:&quot;Erik Olin&quot;}],&quot;issued&quot;:{&quot;date-parts&quot;:[[&quot;2010&quot;]]}},&quot;locator&quot;:&quot;217-222&quot;,&quot;label&quot;:&quot;page&quot;}],&quot;schema&quot;:&quot;https://github.com/citation-style-language/schema/raw/master/csl-citation.json&quot;} RND5RBA0hfM1C"/></text:p></text:note-body></text:note></text:span></text:p>
      <text:p text:style-name="P12"><text:span text:style-name="T143">The idea of untethering income from work, of giving a guaranteed basic income to everyone in some polity, </text:span>had <text:span text:style-name="T143">surfaced occasionally </text:span>among academics, activists, and visionaries for roughly a century by the <text:span text:style-name="T143">2050s</text:span>. And for good reason. It started becoming clear <text:span text:style-name="T143">as early as </text:span>the 2010s that automation was decreasing the objectively necessary amount of human labor in developed countries. <text:span text:style-name="T122">D</text:span>uring the first coronavirus pandemic of the 2020s, UBI <text:span text:style-name="T166">became</text:span> more than an idea for futurists and fringe candidates to kick around, but a public health necessity. Unemployment insurance and other direct payments from governments were the livelihood of millions who couldn’t work during shutdown orders. </text:p>
      <text:p text:style-name="P20">With that precedent set, and with automation furthered by large language models and autonomous factories, unconditional income was less <text:span text:style-name="T122">often </text:span>dismissed as a pipe dream. By the late 2030s it was considered a necessary part of social solidarity in some places, notably in Latin America countries like Ecuador, and in the Indian state of Kerala. From there, UBI policies spread to Australia <text:span text:style-name="T144">and</text:span> East Asia in the 2040s. In the 2050s, under the <text:span text:style-name="T156">Cheng</text:span> administration, even people in the United States, <text:span text:style-name="T122">laboring under their </text:span>notorious work ethic, started <text:span text:style-name="T122">to grasp </text:span>the idea that one’s self-worth need not derive from gainful employment. Volunteering, taking care of children, <text:span text:style-name="T144">or</text:span> pursuing artistic or community projects were some of the many ways to deliver value to society that no private employer might happen to want to pay for. </text:p>
      <text:p text:style-name="P12"><text:span text:style-name="T92">In every nation that tried it, UBI’s opponents feared that it would sap away the labor force. If they did not have to work to live, wouldn’t too many people spend too much time playing virtual reality games, floating in amniotic spas, or eating designer snacks genetically </text:span><text:soft-page-break/><text:span text:style-name="T92">optimized to appeal to their unique individual taste buds?</text:span><text:span text:style-name="T109"> </text:span><text:span text:style-name="T92">Again and again, these fears turned out to be overblown. In fact, if anything, the appeal of such entertainments had the opposite effect: </text:span><text:span text:style-name="T101">t</text:span><text:span text:style-name="T92">heir expense </text:span><text:span text:style-name="T101">was </text:span><text:span text:style-name="T92">an incentive to work.</text:span></text:p>
      <text:p text:style-name="P21">By 2080 or so, most people in the industrialized world had enough unconditional income to live above the poverty line. This wrought subtle but profound changes on the <text:span text:style-name="T166">world economy</text:span>. Many of t<text:span text:style-name="T144">hem</text:span> are beyond the scope of this essay, but one <text:span text:style-name="T144">important </text:span>effect, combined with the breakup of the big tech monopolies around the same time, was to democratize the web. Instead of a small handful of walled garden<text:span text:style-name="T166">s</text:span>, millions of websites were major content hubs after the 2080s, <text:span text:style-name="T144">as people had more time and opportunity to create for the web</text:span>. <text:span text:style-name="T166">T</text:span>he web was once again an ocean to surf, <text:span text:style-name="T166">except that now its billions of surfers owned their own boards instead of borrowing them from their liege lords</text:span>.</text:p>
      <text:p text:style-name="P12"><text:span text:style-name="T92">With the economic security assured </text:span><text:span text:style-name="T94">by UBI</text:span><text:span text:style-name="T92">, millions more people volunteered their time by contributing to open source projects. This greatly improved not only to the usefulness of free software, but also to public understanding of technology. By the 2090s, open source software developers had reached such a critical mass that it became impossible to profiteer from software as 20</text:span><text:span text:style-name="T89">th</text:span><text:span text:style-name="T92"> century robber barons like Gates and Jobs had done. Of course, programmers could still sell developer hours working on specific tasks that no one would volunteer for, but coding was not the rare skill it had once been. This was similar </text:span><text:span text:style-name="T108">to </text:span><text:span text:style-name="T92">how, in the late-20th century, you could still make a living as a person of letters, even though literacy was no longer a skill that only a few people possessed.</text:span></text:p>
      <text:p text:style-name="P12">Meanwhile, software continued to evolve toward its long-term potential. Plan 9 superseded more bloated operating systems such as Windows and even earlier UNIX-like <text:span text:style-name="T145">ones</text:span>. <text:soft-page-break/>As rare earth metals became ever more deserving of their name, it became <text:span text:style-name="T145">vital </text:span>to use computers for as long as possible, and recycling them when they broke, rather than replacing them every few years. Hardware trended toward repairability, standard components, and open specifications for CPU architecture.</text:p>
      <text:p text:style-name="P12">Even the public sector gradually adopted open source software, saving taxpayers of the world a fortune on proprietary licenses. Already in 2024, the Swiss Confederation and several German states had legally required their civil services not only to use open source software, but to make the code they wrote publicly available. This “public money, public code” movement gradually spread in Europea and around the world. Good government and taxpayer advocates alike lobbied in its favor for the sake of security, transparency, and fiscal responsibility. Less developed nations especially benefited. It freed them from paying tribute to large U.S. tech companies like Microsoft, which <text:span text:style-name="T166">had not developed </text:span>Windows with <text:span text:style-name="T166">the unique needs of</text:span>, <text:span text:style-name="T145">say, </text:span>Bangladesh in <text:span text:style-name="T166">mind</text:span><text:span text:style-name="T145">.</text:span> By 2060, public code was commonplace in Africa and Latin America, and had even gained a foothold in the United States, with Vermont being the first adopter. <text:span text:style-name="T122">B</text:span>y the end of the centur<text:span text:style-name="T122">y,</text:span> <text:span text:style-name="T122">e</text:span>ven employees of large counties in the Upper Midwest were browsing the web with Ladybird.</text:p>
      <text:p text:style-name="P12">Today, of course, the success of the free software movement seems obvious and inevitable, like the use of heat for cooking. But it really is true – no joke! – that long ago there were individuals who were richer than entire nations, and some of them got that by way by selling <text:span text:style-name="T146">proprietary</text:span> code. Now that would be like selling the nitrogen in the air around us.</text:p>
      <text:p text:style-name="P18">Along with UBI, new kinds of decentralized manufacturing drastically changed the 21st century economy.<text:span text:style-name="T112"><text:note text:id="ftn18" text:note-class="footnote"><text:note-citation>18</text:note-citation><text:note-body><text:p text:style-name="Footnote"><text:reference-mark-start text:name="ZOTERO_ITEM CSL_CITATION {&quot;citationID&quot;:&quot;LqIyGUG5&quot;,&quot;properties&quot;:{&quot;formattedCitation&quot;:&quot;Wright, {\\i{}How to Be an Anticapitalist in the 21st Century}, 88\\uc0\\u8211{}90.&quot;,&quot;plainCitation&quot;:&quot;Wright, How to Be an Anticapitalist in the 21st Century, 88–90.&quot;,&quot;noteIndex&quot;:19},&quot;citationItems&quot;:[{&quot;id&quot;:33,&quot;uris&quot;:[&quot;http://zotero.org/users/local/SSPeLCqj/items/LBWYRXKZ&quot;],&quot;itemData&quot;:{&quot;id&quot;:33,&quot;type&quot;:&quot;book&quot;,&quot;event-place&quot;:&quot;New York&quot;,&quot;publisher&quot;:&quot;Verso&quot;,&quot;publisher-place&quot;:&quot;New York&quot;,&quot;title&quot;:&quot;How to be an Anticapitalist in the 21st Century&quot;,&quot;author&quot;:[{&quot;family&quot;:&quot;Wright&quot;,&quot;given&quot;:&quot;Erik Olin&quot;}],&quot;issued&quot;:{&quot;date-parts&quot;:[[&quot;2019&quot;]]}},&quot;locator&quot;:&quot;88-90&quot;,&quot;label&quot;:&quot;page&quot;}],&quot;schema&quot;:&quot;https://github.com/citation-style-language/schema/raw/master/csl-citation.json&quot;} RNDeJy4O9oeBX"/><text:span text:style-name="T112">Wright, </text:span><text:span text:style-name="T111">How to Be an Anticapitalist in the 21st Century</text:span><text:span text:style-name="T112">, 88–90.</text:span><text:reference-mark-end text:name="ZOTERO_ITEM CSL_CITATION {&quot;citationID&quot;:&quot;LqIyGUG5&quot;,&quot;properties&quot;:{&quot;formattedCitation&quot;:&quot;Wright, {\\i{}How to Be an Anticapitalist in the 21st Century}, 88\\uc0\\u8211{}90.&quot;,&quot;plainCitation&quot;:&quot;Wright, How to Be an Anticapitalist in the 21st Century, 88–90.&quot;,&quot;noteIndex&quot;:19},&quot;citationItems&quot;:[{&quot;id&quot;:33,&quot;uris&quot;:[&quot;http://zotero.org/users/local/SSPeLCqj/items/LBWYRXKZ&quot;],&quot;itemData&quot;:{&quot;id&quot;:33,&quot;type&quot;:&quot;book&quot;,&quot;event-place&quot;:&quot;New York&quot;,&quot;publisher&quot;:&quot;Verso&quot;,&quot;publisher-place&quot;:&quot;New York&quot;,&quot;title&quot;:&quot;How to be an Anticapitalist in the 21st Century&quot;,&quot;author&quot;:[{&quot;family&quot;:&quot;Wright&quot;,&quot;given&quot;:&quot;Erik Olin&quot;}],&quot;issued&quot;:{&quot;date-parts&quot;:[[&quot;2019&quot;]]}},&quot;locator&quot;:&quot;88-90&quot;,&quot;label&quot;:&quot;page&quot;}],&quot;schema&quot;:&quot;https://github.com/citation-style-language/schema/raw/master/csl-citation.json&quot;} RNDeJy4O9oeBX"/></text:p></text:note-body></text:note></text:span> 3D printers were already widespread by mid-century. <text:span text:style-name="T167">A</text:span>fter the 2050s, rapid <text:soft-page-break/>advances in nanotechnology took decentralized manufacturing to a completely new level. Devices known as fabricators enabled molecularly precise manufacturing of small items in every home. <text:span text:style-name="T146">To make furniture and other large items, </text:span>cottage industries of localized manufacture<text:span text:style-name="T146">r</text:span>s sprang up in <text:span text:style-name="T146">thousands of cities on every continent. This replaced </text:span>generations of <text:span text:style-name="T146">sweatshop </text:span>manufacturing where<text:span text:style-name="T146">ver</text:span> labor was cheapest <text:span text:style-name="T146">and least regulated</text:span>.</text:p>
      <text:p text:style-name="P12"><text:span text:style-name="T146">I</text:span>t was readily possible <text:span text:style-name="T146">by the 2080s </text:span>for a small group of people to save up money from their UBI for a year or so, then invest in a building and a few general-purpose fabricators, and start taking orders. They could manufacture everything from clothing to components of prefabricated buildings, all to the exact specifications of their customers, and deliver the products faster than global retailers could, since they were already <text:span text:style-name="T167">right </text:span>down the block. The global supply chain re-localized.</text:p>
      <text:p text:style-name="P26"><text:span text:style-name="T102">The rise of h</text:span><text:span text:style-name="T92">ousehold and community nanotech </text:span><text:span text:style-name="T102">profoundly changed manufacturing not only by </text:span><text:span text:style-name="T92">decentraliz</text:span><text:span text:style-name="T102">ing it, but also by making it </text:span><text:span text:style-name="T92">less of a for-profit </text:span><text:span text:style-name="T102">business</text:span><text:span text:style-name="T92">. People with the time and interest to do so </text:span><text:span text:style-name="T102">c</text:span><text:span text:style-name="T92">ould add to a world-wide catalog of design patterns </text:span><text:span text:style-name="T107">licensed in the creative commons, </text:span><text:span text:style-name="T92">much like editors adding articles to Wikipedia. In this way, the ethic of cooperation from the early internet </text:span><text:span text:style-name="T102">days </text:span><text:span text:style-name="T92">crossed out of cyberspace and into physical reality. </text:span><text:span text:style-name="T107">The d</text:span><text:span text:style-name="T92">esign patterns for </text:span><text:span text:style-name="T107">the </text:span><text:span text:style-name="T92">fabricators were </text:span><text:span text:style-name="T107">freely shared</text:span><text:span text:style-name="T92">. </text:span><text:span text:style-name="T102">T</text:span><text:span text:style-name="T92">he </text:span><text:span text:style-name="T107">physical </text:span><text:span text:style-name="T92">inputs were cheap recycled materials. </text:span><text:span text:style-name="T102">T</text:span><text:span text:style-name="T92">he operation of the machines had next to no marginal cost. The effect of this low cost structure was to decommodify virtually all manufacturing. </text:span><text:span text:style-name="T107">Around the </text:span><text:span text:style-name="T92">turn of the 22</text:span><text:span text:style-name="T89">nd</text:span><text:span text:style-name="T92"> century, nanotech-enabled decentralized manufacturing </text:span><text:span text:style-name="T107">did </text:span><text:span text:style-name="T92">to Amazon roughly what Wikipedia </text:span><text:span text:style-name="T107">had done</text:span><text:span text:style-name="T92"> to the encyclopedia industry a hundred years earlier.</text:span></text:p>
      <text:p text:style-name="P26"><text:soft-page-break/>Of course, some people still ordered from corporate retailers out of nostalgia or habit, but the bulk of consumer goods – and virtually all of business-to-business procurement, <text:span text:style-name="T167">where </text:span>sentiment played little role – was supplied by local cooperatives.</text:p>
      <text:p text:style-name="P27"><text:span text:style-name="T92">The global economy at the end of the 21</text:span><text:span text:style-name="T89">st</text:span><text:span text:style-name="T92"> century bore little resemblance to the capitalist world system of a hundred years prior. Monopoly capitalism in tech and other industries had been tamed by regulation from above and evaded or resisted by decentralized actors from below. To return to Wright’s metaphor of an ecosystem, non-capitalist ‘species’ like free software and nanotech coops had disrupted the dominance of transnational corporations and finance capital. People, whether they lived in Nairobi or Santiago or Madrid, could buy food from a local cooperative market, obtain their household items from their own or a neighbor’s fabricator, and get information and entertainment from the web using repairable devices and open source platforms with accessibility built in as a default. Most or all of this could be payed for with UBI, and was supplied by organizations of fewer than a dozen people, through public utilities, or, in the case of energy, for free with rooftop solar and community storage (cold fusion being </text:span><text:span text:style-name="T107">not yet </text:span><text:span text:style-name="T92">commercially viable).</text:span></text:p>
      <text:p text:style-name="P12">In 2114, one eminent economist, who also had literary taste, wrote that “Ursula Le Guin told her contemporaries a hundred years ago that they lived inside capitalism, that it seemed inescapable. Today, in contrast, capitalism is confined to limited spaces that we can enter or not as we choose.”<text:note text:id="ftn19" text:note-class="footnote"><text:note-citation>19</text:note-citation><text:note-body><text:p text:style-name="Footnote"><text:reference-mark-start text:name="ZOTERO_ITEM CSL_CITATION {&quot;citationID&quot;:&quot;wxBkGZIb&quot;,&quot;properties&quot;:{&quot;formattedCitation&quot;:&quot;Marion Smesou, {\\i{}Economics for the 22nd Century} (New York: Verso, 2114), 118.&quot;,&quot;plainCitation&quot;:&quot;Marion Smesou, Economics for the 22nd Century (New York: Verso, 2114), 118.&quot;,&quot;noteIndex&quot;:20},&quot;citationItems&quot;:[{&quot;id&quot;:38,&quot;uris&quot;:[&quot;http://zotero.org/users/local/SSPeLCqj/items/ZBJ7NQN4&quot;],&quot;itemData&quot;:{&quot;id&quot;:38,&quot;type&quot;:&quot;book&quot;,&quot;event-place&quot;:&quot;New York&quot;,&quot;publisher&quot;:&quot;Verso&quot;,&quot;publisher-place&quot;:&quot;New York&quot;,&quot;title&quot;:&quot;Economics for the 22nd Century&quot;,&quot;author&quot;:[{&quot;family&quot;:&quot;Smesou&quot;,&quot;given&quot;:&quot;Marion&quot;}],&quot;issued&quot;:{&quot;date-parts&quot;:[[&quot;2114&quot;]]}},&quot;locator&quot;:&quot;118&quot;,&quot;label&quot;:&quot;page&quot;}],&quot;schema&quot;:&quot;https://github.com/citation-style-language/schema/raw/master/csl-citation.json&quot;} RND4WmYNj1Xkw"/><text:span text:style-name="T112">Marion Smesou, </text:span><text:span text:style-name="T111">Economics for the 22nd Century</text:span><text:span text:style-name="T112"> (New York: Verso, 2114), 118.</text:span><text:reference-mark-end text:name="ZOTERO_ITEM CSL_CITATION {&quot;citationID&quot;:&quot;wxBkGZIb&quot;,&quot;properties&quot;:{&quot;formattedCitation&quot;:&quot;Marion Smesou, {\\i{}Economics for the 22nd Century} (New York: Verso, 2114), 118.&quot;,&quot;plainCitation&quot;:&quot;Marion Smesou, Economics for the 22nd Century (New York: Verso, 2114), 118.&quot;,&quot;noteIndex&quot;:20},&quot;citationItems&quot;:[{&quot;id&quot;:38,&quot;uris&quot;:[&quot;http://zotero.org/users/local/SSPeLCqj/items/ZBJ7NQN4&quot;],&quot;itemData&quot;:{&quot;id&quot;:38,&quot;type&quot;:&quot;book&quot;,&quot;event-place&quot;:&quot;New York&quot;,&quot;publisher&quot;:&quot;Verso&quot;,&quot;publisher-place&quot;:&quot;New York&quot;,&quot;title&quot;:&quot;Economics for the 22nd Century&quot;,&quot;author&quot;:[{&quot;family&quot;:&quot;Smesou&quot;,&quot;given&quot;:&quot;Marion&quot;}],&quot;issued&quot;:{&quot;date-parts&quot;:[[&quot;2114&quot;]]}},&quot;locator&quot;:&quot;118&quot;,&quot;label&quot;:&quot;page&quot;}],&quot;schema&quot;:&quot;https://github.com/citation-style-language/schema/raw/master/csl-citation.json&quot;} RND4WmYNj1Xkw"/></text:p></text:note-body></text:note> In Wright’s terms, capitalism had been eroded: tamed by regulation and trust-busting from the state above, and shrunk by efforts to escape or resist it from below. <text:span text:style-name="T159">Looked at with the benefit of a several centuries of perspective, it seems that, </text:span><text:span text:style-name="T167">in general, </text:span><text:span text:style-name="T159">high </text:span><text:span text:style-name="T158">concentrations of wealth depend</text:span><text:span text:style-name="T159"> upon</text:span><text:span text:style-name="T158">, or at least become </text:span><text:span text:style-name="T159">much more likely </text:span><text:span text:style-name="T158">in the presence of, </text:span><text:soft-page-break/><text:span text:style-name="T158">high concentrations of information. </text:span><text:span text:style-name="T159">Since the internet, whatever else it does, spreads information, it erodes capitalism over the long run.</text:span></text:p>
      <text:list xml:id="list202633632968008" text:continue-numbering="true" text:style-name="WWNum1">
        <text:list-item>
          <text:h text:style-name="P37" text:outline-level="1">2100s</text:h>
        </text:list-item>
      </text:list>
      <text:p text:style-name="P12"><text:span text:style-name="T147">Hitherto</text:span>, the power of the state had been a necessary counterweight to the power of giant corporations. Once those corporations were gone, global civil society <text:span text:style-name="T147">achieved </text:span>new strength <text:span text:style-name="T167">in the 2100s</text:span>. It was no longer possible to cut off a nation from the internet completely, as North Korea had once done, or put an entire nation behind a censorship firewall, as the Chinese Communist Party had once done, or block websites that voiced dissent, as Russia and many other dictatorships had done a hundred years earlier. It wasn’t legally possible because, in the 2100s, access to the open web was protected by international treaties that were as strong as the ones that kept police <text:span text:style-name="T147">around the world </text:span>out of other countries’ embassies. It wasn’t technically possible either, because an encrypted connection to an internet satellite via a tiny, easily hidden device leaves nothing for a territorial government to monitor or control.</text:p>
      <text:p text:style-name="P12"><text:span text:style-name="T122">T</text:span>he same forces of decentralization that had swept across the internet and the physical world also caused the withering of repressive states. The role of the government would be to collect and distribute resources, organize some economic activities, administrate international treaties, and get out of the way for civil society. By <text:span text:style-name="T175">the </text:span>2140s, the United Nation’s seventeen sustainable development goals centered around poverty alleviation and environmental protection had all been achieved, and though that must have seemed miraculous, it was actually over a hundred years late: they were once called the 2030 Agenda.</text:p>
      <text:p text:style-name="P12">By the mid-2100s, with super-abundant energy from cold fusion, super-abundant means of computation thanks to over two hundred years of Moore’s law (though at a slowing pace), <text:soft-page-break/>advanced robotics, and a human population which did not strain the ecological limits of the Earth, since fertility rates had been falling for centuries, something like the fully automated luxury communism that had been talked about half-jokingly two hundred years earlier seemed within reach for most of the world populace.</text:p>
      <text:p text:style-name="P12"><text:span text:style-name="T53">And yet, there were still some who wished they could walk away from it all. </text:span><text:span text:style-name="T54">S</text:span><text:span text:style-name="T53">urvivalists set out to places like Greenland, Alaska, or Antarctica in order to get disconnected from the 22</text:span><text:span text:style-name="T87">nd</text:span><text:span text:style-name="T53"> century web. </text:span><text:span text:style-name="T59">However, f</text:span><text:span text:style-name="T53">or better or worse, they could never truly divorce themselves from the internet, for the same reasons that the authoritarian governments couldn’t. No one </text:span><text:span text:style-name="T54">on planet Earth </text:span><text:span text:style-name="T53">could.</text:span></text:p>
      <text:p text:style-name="P26">It was time to look beyond Earth. <text:span text:style-name="T167">T</text:span>he <text:span text:style-name="T122">2040s </text:span>Earth Problems First treaties had <text:span text:style-name="T167">placed</text:span> a world-wide moratorium on space exploration. The climate crisis <text:span text:style-name="T148">had forced </text:span><text:span text:style-name="T167">nations</text:span> <text:span text:style-name="T148">to</text:span> <text:span text:style-name="T148">recognize </text:span>that Earth’s social and environmental problems <text:span text:style-name="T148">must</text:span> be <text:span text:style-name="T148">addressed </text:span>before <text:span text:style-name="T148">extravagances like </text:span>space exploration. As Kurt Vonnegut said <text:span text:style-name="T148">in 1969 during</text:span><text:span text:style-name="T125"> the moon landing, it might </text:span><text:span text:style-name="T148">have </text:span><text:span text:style-name="T125">be</text:span><text:span text:style-name="T148">en</text:span><text:span text:style-name="T125"> better to dream about </text:span>a habitable New York City.<text:span text:style-name="T112"><text:note text:id="ftn20" text:note-class="footnote"><text:note-citation>20</text:note-citation><text:note-body><text:p text:style-name="P3"><text:reference-mark-start text:name="ZOTERO_ITEM CSL_CITATION {&quot;citationID&quot;:&quot;SAebJyFf&quot;,&quot;properties&quot;:{&quot;formattedCitation&quot;:&quot;First Man, Drama (Universal Pictures, 2018).&quot;,&quot;plainCitation&quot;:&quot;First Man, Drama (Universal Pictures, 2018).&quot;,&quot;dontUpdate&quot;:true,&quot;noteIndex&quot;:21},&quot;citationItems&quot;:[{&quot;id&quot;:43,&quot;uris&quot;:[&quot;http://zotero.org/users/local/SSPeLCqj/items/BUU4STPZ&quot;],&quot;itemData&quot;:{&quot;id&quot;:43,&quot;type&quot;:&quot;motion_picture&quot;,&quot;dimensions&quot;:&quot;2 hours 21 minutes&quot;,&quot;genre&quot;:&quot;Drama&quot;,&quot;publisher&quot;:&quot;Universal Pictures&quot;,&quot;title&quot;:&quot;First Man&quot;,&quot;director&quot;:[{&quot;family&quot;:&quot;Chazelle&quot;,&quot;given&quot;:&quot;Damien&quot;}],&quot;issued&quot;:{&quot;date-parts&quot;:[[&quot;2018&quot;]]}}}],&quot;schema&quot;:&quot;https://github.com/citation-style-language/schema/raw/master/csl-citation.json&quot;} RNDtTYoyXbKZH"/><text:span text:style-name="T112">First Man, Drama (Universal Pictures, 2018)</text:span><text:reference-mark-end text:name="ZOTERO_ITEM CSL_CITATION {&quot;citationID&quot;:&quot;SAebJyFf&quot;,&quot;properties&quot;:{&quot;formattedCitation&quot;:&quot;First Man, Drama (Universal Pictures, 2018).&quot;,&quot;plainCitation&quot;:&quot;First Man, Drama (Universal Pictures, 2018).&quot;,&quot;dontUpdate&quot;:true,&quot;noteIndex&quot;:21},&quot;citationItems&quot;:[{&quot;id&quot;:43,&quot;uris&quot;:[&quot;http://zotero.org/users/local/SSPeLCqj/items/BUU4STPZ&quot;],&quot;itemData&quot;:{&quot;id&quot;:43,&quot;type&quot;:&quot;motion_picture&quot;,&quot;dimensions&quot;:&quot;2 hours 21 minutes&quot;,&quot;genre&quot;:&quot;Drama&quot;,&quot;publisher&quot;:&quot;Universal Pictures&quot;,&quot;title&quot;:&quot;First Man&quot;,&quot;director&quot;:[{&quot;family&quot;:&quot;Chazelle&quot;,&quot;given&quot;:&quot;Damien&quot;}],&quot;issued&quot;:{&quot;date-parts&quot;:[[&quot;2018&quot;]]}}}],&quot;schema&quot;:&quot;https://github.com/citation-style-language/schema/raw/master/csl-citation.json&quot;} RNDtTYoyXbKZH"/><text:span text:style-name="T112"> </text:span><text:span text:style-name="T113">1:26.</text:span></text:p></text:note-body></text:note></text:span> Unlike, say, the drug trade, space exploration was such a hard thing to conceal that the bans had <text:span text:style-name="T167">proved to be </text:span>enforceable. By the 2080s, in any case, there were no more super-rich. No one could afford to set up their own space program, even if they had been allowed to.</text:p>
      <text:p text:style-name="P12"><text:span text:style-name="T148">I</text:span>n the 2100s, <text:span text:style-name="T148">however</text:span>, it was time for humanity to look up again <text:span text:style-name="T148">to</text:span> the stars. After the United Nations Space Consortium (UNSC) was founded in 2047, the coloniz<text:span text:style-name="T148">ation of</text:span> <text:span text:style-name="T148">space </text:span>got underway <text:span text:style-name="T167">rapidly:</text:span> <text:span text:style-name="T167">f</text:span>irst Mars, then Europa, then Mercury, Titan and some other moons of Saturn, and then onward to Centauri b and <text:span text:style-name="T167">some </text:span>further off exoplanets. <text:span text:style-name="T148">T</text:span>he small colonies and terraforming programs and generation ships were enormously difficult to launch at first, but <text:soft-page-break/><text:span text:style-name="T167">gradually became </text:span>easier and more routine. It is ironic that these very high-tech endeavors contributed to the wholesale rejection of technology, but again, I’m getting ahead of myself.</text:p>
      <text:p text:style-name="P12"><text:span text:style-name="T53">To return to Earth and its internet: despite all that had been achieved, it was still far from </text:span><text:span text:style-name="T60">U</text:span><text:span text:style-name="T53">topian. </text:span><text:span text:style-name="T60">T</text:span><text:span text:style-name="T53">he end of poverty, repression, and war w</text:span><text:span text:style-name="T66">ere</text:span><text:span text:style-name="T53"> indeed wondrous, and though </text:span><text:span text:style-name="T66">they </text:span><text:span text:style-name="T53">had been aided by the previous century’s campaigns to fix the internet, the very success of these efforts made clear that even more profound problems remained. The psychological implications of connecting billions of people had never </text:span><text:span text:style-name="T60">been </text:span><text:span text:style-name="T53">resolved. The way the internet changed how people interact, the way it made life more complex </text:span><text:span text:style-name="T66">and</text:span><text:span text:style-name="T53"> inscrutable, </text:span><text:span text:style-name="T66">swamped by a billion details and distractions, </text:span><text:span text:style-name="T53">was hardly any less evident </text:span><text:span text:style-name="T66">in the 2080s, </text:span><text:span text:style-name="T53">once the monopoly </text:span><text:span text:style-name="T66">platforms </text:span><text:span text:style-name="T53">were broken up and privacy laws were strong.</text:span></text:p>
      <text:p text:style-name="P12"><text:span text:style-name="T53">In the 22</text:span><text:span text:style-name="T87">nd</text:span><text:span text:style-name="T53"> century, billions of people still spent most of their lives in front of screens, a very unnatural life. Though highly connected virtually, they were detached from those physically near them. Even after the demise of the advertising model, there still were many strange, toxic ideas roaming the web. Innocent people still had their lives ruined by online shaming and harassment. The amount of information available to a person was still overwhelming: far more than anyone could be expected to sort through in a lifetime. </text:span></text:p>
      <text:p text:style-name="P12"><text:span text:style-name="T53">There had always been people who hated the internet for reasons like these. That was nothing new. </text:span><text:span text:style-name="T60">W</text:span><text:span text:style-name="T53">hat </text:span><text:span text:style-name="T83">was </text:span><text:span text:style-name="T53">new </text:span><text:span text:style-name="T60">in the late 2100s </text:span><text:span text:style-name="T53">was </text:span><text:span text:style-name="T68">that </text:span><text:span text:style-name="T53">humanity </text:span><text:span text:style-name="T68">was </text:span><text:span text:style-name="T53">spreading itself across nearby parts of the galaxy. UNSC spaceships, with their solar sails unfurled, voyaged between Earth and its nearby stars. </text:span><text:span text:style-name="T60">So</text:span><text:span text:style-name="T53">, for the first time since perhaps </text:span><text:span text:style-name="T74">the </text:span><text:span text:style-name="T53">1980s, there was a way to exit the internet, to opt out completely. </text:span><text:span text:style-name="T68">J</text:span><text:span text:style-name="T53">ust go to an exoplanet.</text:span></text:p>
      <text:p text:style-name="P12"><text:soft-page-break/><text:span text:style-name="T149">T</text:span>he exoplanet <text:span text:style-name="T167">colonies</text:span> attracted people who found life on <text:span text:style-name="T149">Earth</text:span> far too easy, <text:span text:style-name="T167">and </text:span><text:span text:style-name="T150">who wanted a harder but simpler way of life</text:span>. <text:span text:style-name="T168">T</text:span><text:span text:style-name="T149">here were limitations on what the </text:span>colonists could <text:span text:style-name="T149">bring </text:span>from Earth, including technical limitations, <text:span text:style-name="T168">and limitations on the technology their colonies could manufacture</text:span>. It was natural, the<text:span text:style-name="T122">n</text:span>, for the colonists go back to pre-internet forms of society, founding communes that resembled mid-19th century <text:span text:style-name="T149">U</text:span>topian experiments like the Oneida Community much more than the high-tech <text:span text:style-name="T149">U</text:span>topia they left behind on Earth. </text:p>
      <text:p text:style-name="P12">On Centauri b, for example, there was a group of colonists who lived – and <text:span text:style-name="T168">as far as we know, </text:span>still live – in small groups of hunter-gatherers, fishing and harvesting chestnuts, with little or no electricity, but with a rich cultural and intellectual life. They get food from their environment so quickly and easily that they can spend most of their time writing poetry in berry ink on birch bark, solving theoretical math problems, performing plays, and singing in choirs around bonfires. They interact with the same few dozen people, in person, for their whole lives, never having to look at a spreadsheet, touch a touchscreen, or enter a password into <text:span text:style-name="T176">a </text:span>password field. That sort of life wasn’t for everyone, but <text:span text:style-name="T168">for </text:span>those to whom it appealed (or who favored somewhat more lax versions that allowed windup clocks, film photography, and printed books<text:span text:style-name="T177">)</text:span>: they could find a colony they liked and board a spaceship.</text:p>
      <text:p text:style-name="P12"><text:span text:style-name="T53">Back on Earth, by the end of the 2100s, the internet was a little over two hundred years old. </text:span><text:span text:style-name="T61">A</text:span><text:span text:style-name="T53"> short amount of time in human history, much less the four-billion-year history of life on Earth. </text:span><text:span text:style-name="T69">Far t</text:span><text:span text:style-name="T53">oo little time for its profoundest implications to be felt. But many of humanity’s socioeconomic problems had been resolved, and there were real alternatives for those who wanted to opt out of the high tech world. This was they best they could do in the 2</text:span><text:span text:style-name="T61">100s</text:span><text:span text:style-name="T53">.</text:span></text:p>
      <text:p text:style-name="P29"/>
      <text:list xml:id="list202635417247672" text:continue-numbering="true" text:style-name="WWNum1">
        <text:list-item>
          <text:h text:style-name="P37" text:outline-level="1"><text:soft-page-break/>2200s</text:h>
        </text:list-item>
      </text:list>
      <text:p text:style-name="P12">It was only during the following century that a new long-term trend emerged, the one which came to be known as “disappearing technology.” </text:p>
      <text:p text:style-name="P12"><text:span text:style-name="T168">Its essence was</text:span> envy. A Japanese virtual reality simulation called non-Net became extremely popular in the 2220s, challenging its visitors to live without their internet-connected devices: doing their own chores, reading real books, listening to music and watching movies on physical media. This <text:span text:style-name="T151">lifestyle </text:span><text:span text:style-name="T168">had </text:span>a certain simplicity that appealed to many who tried it (or perhaps it was the game’s relaxing soundscape and pastel colors), <text:span text:style-name="T151">so much so that</text:span> non-Net inspired a <text:span text:style-name="T151">whole </text:span>trend <text:span text:style-name="T152">of making computers </text:span>less obtrusive, a less obvious part of life.</text:p>
      <text:p text:style-name="P12">non-Net affected far more people than those who played it. Its greatest impact was on the overall sensibility of its time. Tens of millions of people were swept up in low-tech fads like writing with a pen in a spiral-bound notebook, sending out cat filmstrips via pneumatic tubes, making zines by hand with scissors and staplers, taping posters to telephone pol<text:span text:style-name="T178">e</text:span>s, and using candles instead of electricity. </text:p>
      <text:p text:style-name="P12"><text:span text:style-name="T53">Why this turn away from technology in the 2300s? Was it really because of one well-made VR game? </text:span><text:span text:style-name="T69">Must there not </text:span><text:span text:style-name="T62">have been </text:span><text:span text:style-name="T53">deeper reasons? Historians have debated that question </text:span><text:span text:style-name="T83">ad nauseam.</text:span><text:span text:style-name="T53"> Space permits me only to summarize the two explanations I find most convincing. </text:span></text:p>
      <text:p text:style-name="P35"><text:span text:style-name="T179">First, the internet was a victim of its own success.</text:span><text:span text:style-name="T179"><text:note text:id="ftn21" text:note-class="footnote"><text:note-citation>21</text:note-citation><text:note-body><text:p text:style-name="P32"><text:reference-mark-start text:name="ZOTERO_ITEM CSL_CITATION {&quot;citationID&quot;:&quot;v4vldtrL&quot;,&quot;properties&quot;:{&quot;formattedCitation&quot;:&quot;Wuopiru Weiruo, Disappearing Technology of the 2200s (New York: Oskar Publications, 2440).&quot;,&quot;plainCitation&quot;:&quot;Wuopiru Weiruo, Disappearing Technology of the 2200s (New York: Oskar Publications, 2440).&quot;,&quot;dontUpdate&quot;:true,&quot;noteIndex&quot;:22},&quot;citationItems&quot;:[{&quot;id&quot;:32,&quot;uris&quot;:[&quot;http://zotero.org/users/local/SSPeLCqj/items/7ZW7KLTT&quot;],&quot;itemData&quot;:{&quot;id&quot;:32,&quot;type&quot;:&quot;book&quot;,&quot;event-place&quot;:&quot;New York&quot;,&quot;publisher&quot;:&quot;Verso&quot;,&quot;publisher-place&quot;:&quot;New York&quot;,&quot;title&quot;:&quot;Disappearing Technology of the 2200s&quot;,&quot;author&quot;:[{&quot;family&quot;:&quot;Royale&quot;,&quot;given&quot;:&quot;Wendy&quot;}],&quot;issued&quot;:{&quot;date-parts&quot;:[[&quot;2440&quot;]]}}}],&quot;schema&quot;:&quot;https://github.com/citation-style-language/schema/raw/master/csl-citation.json&quot;} RNDMirt2no3CA"/>This argument has been made in the greatest detail by Wendy Royale, in their monograph Disappearing Technology of the 2200s (New York: Verso, 2440).<text:reference-mark-end text:name="ZOTERO_ITEM CSL_CITATION {&quot;citationID&quot;:&quot;v4vldtrL&quot;,&quot;properties&quot;:{&quot;formattedCitation&quot;:&quot;Wuopiru Weiruo, Disappearing Technology of the 2200s (New York: Oskar Publications, 2440).&quot;,&quot;plainCitation&quot;:&quot;Wuopiru Weiruo, Disappearing Technology of the 2200s (New York: Oskar Publications, 2440).&quot;,&quot;dontUpdate&quot;:true,&quot;noteIndex&quot;:22},&quot;citationItems&quot;:[{&quot;id&quot;:32,&quot;uris&quot;:[&quot;http://zotero.org/users/local/SSPeLCqj/items/7ZW7KLTT&quot;],&quot;itemData&quot;:{&quot;id&quot;:32,&quot;type&quot;:&quot;book&quot;,&quot;event-place&quot;:&quot;New York&quot;,&quot;publisher&quot;:&quot;Verso&quot;,&quot;publisher-place&quot;:&quot;New York&quot;,&quot;title&quot;:&quot;Disappearing Technology of the 2200s&quot;,&quot;author&quot;:[{&quot;family&quot;:&quot;Royale&quot;,&quot;given&quot;:&quot;Wendy&quot;}],&quot;issued&quot;:{&quot;date-parts&quot;:[[&quot;2440&quot;]]}}}],&quot;schema&quot;:&quot;https://github.com/citation-style-language/schema/raw/master/csl-citation.json&quot;} RNDMirt2no3CA"/></text:p></text:note-body></text:note></text:span><text:span text:style-name="T179"> In terms of its technical development, so much had been achieved by the 2200s that a sort of temporary plateau was reached. There </text:span><text:span text:style-name="T180">were no more </text:span><text:span text:style-name="T179">revolutionary breakthroughs like hypertext, the domain name system, or strong encryption. </text:span><text:span text:style-name="T180">T</text:span><text:span text:style-name="T179">he psychological importance, the impressiveness, the </text:span>caché<text:span text:style-name="T179"> of the internet </text:span><text:soft-page-break/><text:span text:style-name="T179">somehow faded. Smartphones seemed like matchsticks: rather mundane and cumbersome, an</text:span><text:span text:style-name="T180">d</text:span><text:span text:style-name="T179"> connected to unhealthy habits. Young people in the 2240s differentiated themselves from their parents by using less technology than the</text:span><text:span text:style-name="T181">m </text:span><text:span text:style-name="T182">rather than </text:span><text:span text:style-name="T179">more.</text:span></text:p>
      <text:p text:style-name="P12"><text:span text:style-name="T53">The second reason is more subtle. The web did not disappear. </text:span><text:span text:style-name="T62">It</text:span><text:span text:style-name="T53"> only seemed to because it had become so well understood by so many.</text:span><text:span text:style-name="T53"><text:note text:id="ftn22" text:note-class="footnote"><text:note-citation>22</text:note-citation><text:note-body><text:p text:style-name="P32"><text:reference-mark-start text:name="ZOTERO_ITEM CSL_CITATION {&quot;citationID&quot;:&quot;7Yp7HykG&quot;,&quot;properties&quot;:{&quot;formattedCitation&quot;:&quot;Pgyoiu Bsodiu, Code to Leave Code (London: Werewolf Press, 2518).&quot;,&quot;plainCitation&quot;:&quot;Pgyoiu Bsodiu, Code to Leave Code (London: Werewolf Press, 2518).&quot;,&quot;dontUpdate&quot;:true,&quot;noteIndex&quot;:23},&quot;citationItems&quot;:[{&quot;id&quot;:25,&quot;uris&quot;:[&quot;http://zotero.org/users/local/SSPeLCqj/items/E4J2W9U3&quot;],&quot;itemData&quot;:{&quot;id&quot;:25,&quot;type&quot;:&quot;book&quot;,&quot;event-place&quot;:&quot;London&quot;,&quot;publisher&quot;:&quot;Werewolf Press&quot;,&quot;publisher-place&quot;:&quot;London&quot;,&quot;title&quot;:&quot;Code to Leave Code&quot;,&quot;author&quot;:[{&quot;family&quot;:&quot;Frolov&quot;,&quot;given&quot;:&quot;Pavel&quot;}],&quot;issued&quot;:{&quot;date-parts&quot;:[[&quot;2518&quot;]]}}}],&quot;schema&quot;:&quot;https://github.com/citation-style-language/schema/raw/master/csl-citation.json&quot;} RNDHudNkiB01C"/>A detail if somewhat overstated version of this argument is provided by Pavel Frolov in Code to Leave Code (London: Werewolf Press, 2518).<text:reference-mark-end text:name="ZOTERO_ITEM CSL_CITATION {&quot;citationID&quot;:&quot;7Yp7HykG&quot;,&quot;properties&quot;:{&quot;formattedCitation&quot;:&quot;Pgyoiu Bsodiu, Code to Leave Code (London: Werewolf Press, 2518).&quot;,&quot;plainCitation&quot;:&quot;Pgyoiu Bsodiu, Code to Leave Code (London: Werewolf Press, 2518).&quot;,&quot;dontUpdate&quot;:true,&quot;noteIndex&quot;:23},&quot;citationItems&quot;:[{&quot;id&quot;:25,&quot;uris&quot;:[&quot;http://zotero.org/users/local/SSPeLCqj/items/E4J2W9U3&quot;],&quot;itemData&quot;:{&quot;id&quot;:25,&quot;type&quot;:&quot;book&quot;,&quot;event-place&quot;:&quot;London&quot;,&quot;publisher&quot;:&quot;Werewolf Press&quot;,&quot;publisher-place&quot;:&quot;London&quot;,&quot;title&quot;:&quot;Code to Leave Code&quot;,&quot;author&quot;:[{&quot;family&quot;:&quot;Frolov&quot;,&quot;given&quot;:&quot;Pavel&quot;}],&quot;issued&quot;:{&quot;date-parts&quot;:[[&quot;2518&quot;]]}}}],&quot;schema&quot;:&quot;https://github.com/citation-style-language/schema/raw/master/csl-citation.json&quot;} RNDHudNkiB01C"/></text:p></text:note-body></text:note></text:span><text:span text:style-name="T53"> The knowledge of its workings—the RFCs and W3C specs and WCAG success criteria and so on—had been publicly available for centuries, and with each generation, more people internalized this information more fully. They became like masters of a craft, who in novice days had memorized the exact rules and procedures to follow, but by their later years had internalized </text:span><text:span text:style-name="T54">them </text:span><text:span text:style-name="T53">so thoroughly that they no longer needed to remember them. Rising level of internet literacy led to a more sophisticated world populace of web users, and that meant a populace that needed and wanted to use the web less. It was a short step from web literacy to web disdain. Familiarity bred contempt, as it so often </text:span><text:span text:style-name="T54">does</text:span><text:span text:style-name="T53">. Perhaps that contempt goes all the way back to the beginning, to the</text:span><text:span text:style-name="T69"> 20</text:span><text:span text:style-name="T88">th</text:span><text:span text:style-name="T69"> century visionary</text:span><text:span text:style-name="T53"> Nam June Paik, who said “I use technology in order to hate it properly.”</text:span><text:span text:style-name="T53"><text:note text:id="ftn23" text:note-class="footnote"><text:note-citation>23</text:note-citation><text:note-body><text:p text:style-name="P33"><text:reference-mark-start text:name="ZOTERO_ITEM CSL_CITATION {&quot;citationID&quot;:&quot;7erXxyrs&quot;,&quot;properties&quot;:{&quot;formattedCitation&quot;:&quot;Hua Hsu, \\uc0\\u8220{}How Nam June Paik\\uc0\\u8217{}s Past Shaped His Visions of the Future,\\uc0\\u8221{} {\\i{}The New Yorker}, March 29, 2023, https://www.newyorker.com/culture/culture-desk/how-nam-june-paiks-past-shaped-his-visions-of-the-future.&quot;,&quot;plainCitation&quot;:&quot;Hua Hsu, “How Nam June Paik’s Past Shaped His Visions of the Future,” The New Yorker, March 29, 2023, https://www.newyorker.com/culture/culture-desk/how-nam-june-paiks-past-shaped-his-visions-of-the-future.&quot;,&quot;noteIndex&quot;:24},&quot;citationItems&quot;:[{&quot;id&quot;:5,&quot;uris&quot;:[&quot;http://zotero.org/users/local/SSPeLCqj/items/DB7MCLSE&quot;],&quot;itemData&quot;:{&quot;id&quot;:5,&quot;type&quot;:&quot;article-magazine&quot;,&quot;abstract&quot;:&quot;The digital artist was attuned to the rhythms of a changing world. A new documentary shows his struggles to navigate it.&quot;,&quot;container-title&quot;:&quot;The New Yorker&quot;,&quot;ISSN&quot;:&quot;0028-792X&quot;,&quot;language&quot;:&quot;en-US&quot;,&quot;note&quot;:&quot;section: culture desk&quot;,&quot;source&quot;:&quot;www.newyorker.com&quot;,&quot;title&quot;:&quot;How Nam June Paik’s Past Shaped His Visions of the Future&quot;,&quot;URL&quot;:&quot;https://www.newyorker.com/culture/culture-desk/how-nam-june-paiks-past-shaped-his-visions-of-the-future&quot;,&quot;author&quot;:[{&quot;family&quot;:&quot;Hsu&quot;,&quot;given&quot;:&quot;Hua&quot;}],&quot;accessed&quot;:{&quot;date-parts&quot;:[[&quot;2024&quot;,9,2]]},&quot;issued&quot;:{&quot;date-parts&quot;:[[&quot;2023&quot;,3,29]]}}}],&quot;schema&quot;:&quot;https://github.com/citation-style-language/schema/raw/master/csl-citation.json&quot;} RNDM1Xq7BhuvL"/>Hua Hsu, “How Nam June Paik’s Past Shaped His Visions of the Future,” The New Yorker, March 29, 2023, <text:s/>https://www.newyorker.com/culture/culture-desk/how-nam-june-paiks-past-shaped-his-visions-of-the-future.<text:reference-mark-end text:name="ZOTERO_ITEM CSL_CITATION {&quot;citationID&quot;:&quot;7erXxyrs&quot;,&quot;properties&quot;:{&quot;formattedCitation&quot;:&quot;Hua Hsu, \\uc0\\u8220{}How Nam June Paik\\uc0\\u8217{}s Past Shaped His Visions of the Future,\\uc0\\u8221{} {\\i{}The New Yorker}, March 29, 2023, https://www.newyorker.com/culture/culture-desk/how-nam-june-paiks-past-shaped-his-visions-of-the-future.&quot;,&quot;plainCitation&quot;:&quot;Hua Hsu, “How Nam June Paik’s Past Shaped His Visions of the Future,” The New Yorker, March 29, 2023, https://www.newyorker.com/culture/culture-desk/how-nam-june-paiks-past-shaped-his-visions-of-the-future.&quot;,&quot;noteIndex&quot;:24},&quot;citationItems&quot;:[{&quot;id&quot;:5,&quot;uris&quot;:[&quot;http://zotero.org/users/local/SSPeLCqj/items/DB7MCLSE&quot;],&quot;itemData&quot;:{&quot;id&quot;:5,&quot;type&quot;:&quot;article-magazine&quot;,&quot;abstract&quot;:&quot;The digital artist was attuned to the rhythms of a changing world. A new documentary shows his struggles to navigate it.&quot;,&quot;container-title&quot;:&quot;The New Yorker&quot;,&quot;ISSN&quot;:&quot;0028-792X&quot;,&quot;language&quot;:&quot;en-US&quot;,&quot;note&quot;:&quot;section: culture desk&quot;,&quot;source&quot;:&quot;www.newyorker.com&quot;,&quot;title&quot;:&quot;How Nam June Paik’s Past Shaped His Visions of the Future&quot;,&quot;URL&quot;:&quot;https://www.newyorker.com/culture/culture-desk/how-nam-june-paiks-past-shaped-his-visions-of-the-future&quot;,&quot;author&quot;:[{&quot;family&quot;:&quot;Hsu&quot;,&quot;given&quot;:&quot;Hua&quot;}],&quot;accessed&quot;:{&quot;date-parts&quot;:[[&quot;2024&quot;,9,2]]},&quot;issued&quot;:{&quot;date-parts&quot;:[[&quot;2023&quot;,3,29]]}}}],&quot;schema&quot;:&quot;https://github.com/citation-style-language/schema/raw/master/csl-citation.json&quot;} RNDM1Xq7BhuvL"/></text:p></text:note-body></text:note></text:span></text:p>
      <text:p text:style-name="P12"><text:span text:style-name="T168">I</text:span>t wasn’t just that web users were more sophisticated and discerning. It wasn’t just that they wouldn’t do foolish things like accept terms of service <text:span text:style-name="T183">they </text:span>couldn’t possibl<text:span text:style-name="T183">y</text:span> have read (even if such things <text:span text:style-name="T168">had still been legal</text:span>). It wasn’t just that they socialized less online because cyberbullying will never be eradicated as long as free speech exists. People tried to escape the web in the 2200s, I believe, because they understood that despite all its amazing powers, it is not something people actually need, and therefore, it isn’t <text:span text:style-name="T168">especially</text:span> good for them. </text:p>
      <text:p text:style-name="P18"><text:soft-page-break/><text:span text:style-name="T67">The phrase </text:span><text:span text:style-name="T53">“</text:span><text:span text:style-name="T67">f</text:span><text:span text:style-name="T53">eed the abdomen, not the eye” </text:span><text:span text:style-name="T67">has been used to translate </text:span><text:span text:style-name="T69">some words from </text:span><text:span text:style-name="T62">chapter </text:span><text:span text:style-name="T69">twelve </text:span><text:span text:style-name="T62">of </text:span><text:span text:style-name="T53">the </text:span><text:span text:style-name="T83">Tao Te Ching.</text:span><text:span text:style-name="T53"><text:note text:id="ftn24" text:note-class="footnote"><text:note-citation>24</text:note-citation><text:note-body><text:p text:style-name="P32"><text:reference-mark-start text:name="ZOTERO_ITEM CSL_CITATION {&quot;citationID&quot;:&quot;F9XifKcN&quot;,&quot;properties&quot;:{&quot;formattedCitation&quot;:&quot;Laozi, Tao Te Ching, trans. Marie Serge (Paris, 2275).&quot;,&quot;plainCitation&quot;:&quot;Laozi, Tao Te Ching, trans. Marie Serge (Paris, 2275).&quot;,&quot;dontUpdate&quot;:true,&quot;noteIndex&quot;:25},&quot;citationItems&quot;:[{&quot;id&quot;:45,&quot;uris&quot;:[&quot;http://zotero.org/users/local/SSPeLCqj/items/5BCTMJS5&quot;],&quot;itemData&quot;:{&quot;id&quot;:45,&quot;type&quot;:&quot;book&quot;,&quot;event-place&quot;:&quot;Paris&quot;,&quot;publisher-place&quot;:&quot;Paris&quot;,&quot;title&quot;:&quot;Tao Te Ching&quot;,&quot;author&quot;:[{&quot;literal&quot;:&quot;Laozi&quot;}],&quot;translator&quot;:[{&quot;family&quot;:&quot;Serge&quot;,&quot;given&quot;:&quot;Marie&quot;}],&quot;issued&quot;:{&quot;date-parts&quot;:[[&quot;2275&quot;]]}}}],&quot;schema&quot;:&quot;https://github.com/citation-style-language/schema/raw/master/csl-citation.json&quot;} RNDsgBaUERrrn"/>Laozi, Tao Te Ching, trans. Marie Serge (Paris, 2275) chapter 12.<text:reference-mark-end text:name="ZOTERO_ITEM CSL_CITATION {&quot;citationID&quot;:&quot;F9XifKcN&quot;,&quot;properties&quot;:{&quot;formattedCitation&quot;:&quot;Laozi, Tao Te Ching, trans. Marie Serge (Paris, 2275).&quot;,&quot;plainCitation&quot;:&quot;Laozi, Tao Te Ching, trans. Marie Serge (Paris, 2275).&quot;,&quot;dontUpdate&quot;:true,&quot;noteIndex&quot;:25},&quot;citationItems&quot;:[{&quot;id&quot;:45,&quot;uris&quot;:[&quot;http://zotero.org/users/local/SSPeLCqj/items/5BCTMJS5&quot;],&quot;itemData&quot;:{&quot;id&quot;:45,&quot;type&quot;:&quot;book&quot;,&quot;event-place&quot;:&quot;Paris&quot;,&quot;publisher-place&quot;:&quot;Paris&quot;,&quot;title&quot;:&quot;Tao Te Ching&quot;,&quot;author&quot;:[{&quot;literal&quot;:&quot;Laozi&quot;}],&quot;translator&quot;:[{&quot;family&quot;:&quot;Serge&quot;,&quot;given&quot;:&quot;Marie&quot;}],&quot;issued&quot;:{&quot;date-parts&quot;:[[&quot;2275&quot;]]}}}],&quot;schema&quot;:&quot;https://github.com/citation-style-language/schema/raw/master/csl-citation.json&quot;} RNDsgBaUERrrn"/></text:p></text:note-body></text:note></text:span><text:span text:style-name="T53"> </text:span><text:span text:style-name="T62">I</text:span><text:span text:style-name="T53">n 2275, the French low-tech evangelist </text:span><text:span text:style-name="T56">Marie</text:span><text:span text:style-name="T53"> Serge </text:span><text:span text:style-name="T67">made those words </text:span><text:span text:style-name="T53">the subtitle for her </text:span><text:span text:style-name="T69">international </text:span><text:span text:style-name="T53">bestseller </text:span><text:span text:style-name="T83">Escaping the Net.</text:span><text:span text:style-name="T53"> The way she glossed Laozi’s ancient saying for her contemporaries is worth quoting. “It means take care of your body, your physical existence in its immediate environment. Don’t scroll far away for things that you will only covet but never attain. Don’t invest your energy in communication with people with whom you will never breath</text:span><text:span text:style-name="T75">e</text:span><text:span text:style-name="T53"> the same air.” “Finite is fine,” was another of her sayings. She hearkened back to Ursula Le Guin, who in her acceptance speech for the National Book Award in 2014, had warned about the “fear-stricken society and its obsessive technologies” that she saw around her already. “We will need writers who can remember freedom,”</text:span><text:span text:style-name="T117"><text:note text:id="ftn25" text:note-class="footnote"><text:note-citation>25</text:note-citation><text:note-body><text:p text:style-name="P33"><text:reference-mark-start text:name="ZOTERO_ITEM CSL_CITATION {&quot;citationID&quot;:&quot;Ygevk3Vb&quot;,&quot;properties&quot;:{&quot;formattedCitation&quot;:&quot;Ursula Le Guin, \\uc0\\u8220{}Freedom,\\uc0\\u8221{} in {\\i{}Words Are My Matter: Writing about Life and Books 2000-2016} (Easthampton: Small Beer Press, 2016), 113.&quot;,&quot;plainCitation&quot;:&quot;Ursula Le Guin, “Freedom,” in Words Are My Matter: Writing about Life and Books 2000-2016 (Easthampton: Small Beer Press, 2016), 113.&quot;,&quot;noteIndex&quot;:26},&quot;citationItems&quot;:[{&quot;id&quot;:30,&quot;uris&quot;:[&quot;http://zotero.org/users/local/SSPeLCqj/items/CMYVLDYI&quot;],&quot;itemData&quot;:{&quot;id&quot;:30,&quot;type&quot;:&quot;chapter&quot;,&quot;container-title&quot;:&quot;Words are My Matter: Writing about Life and Books 2000-2016&quot;,&quot;event-place&quot;:&quot;Easthampton&quot;,&quot;page&quot;:&quot;113-114&quot;,&quot;publisher&quot;:&quot;Small Beer Press&quot;,&quot;publisher-place&quot;:&quot;Easthampton&quot;,&quot;title&quot;:&quot;Freedom&quot;,&quot;author&quot;:[{&quot;family&quot;:&quot;Le Guin&quot;,&quot;given&quot;:&quot;Ursula&quot;}],&quot;issued&quot;:{&quot;date-parts&quot;:[[&quot;2016&quot;]]}},&quot;locator&quot;:&quot;113&quot;,&quot;label&quot;:&quot;page&quot;}],&quot;schema&quot;:&quot;https://github.com/citation-style-language/schema/raw/master/csl-citation.json&quot;} RND7rG2lLXROJ"/>Ursula Le Guin, “Freedom,” in <text:span text:style-name="T78">Words Are My Matter: Writing about Life and Books 2000-2016</text:span> (Easthampton: Small Beer Press, 2016), 113.<text:reference-mark-end text:name="ZOTERO_ITEM CSL_CITATION {&quot;citationID&quot;:&quot;Ygevk3Vb&quot;,&quot;properties&quot;:{&quot;formattedCitation&quot;:&quot;Ursula Le Guin, \\uc0\\u8220{}Freedom,\\uc0\\u8221{} in {\\i{}Words Are My Matter: Writing about Life and Books 2000-2016} (Easthampton: Small Beer Press, 2016), 113.&quot;,&quot;plainCitation&quot;:&quot;Ursula Le Guin, “Freedom,” in Words Are My Matter: Writing about Life and Books 2000-2016 (Easthampton: Small Beer Press, 2016), 113.&quot;,&quot;noteIndex&quot;:26},&quot;citationItems&quot;:[{&quot;id&quot;:30,&quot;uris&quot;:[&quot;http://zotero.org/users/local/SSPeLCqj/items/CMYVLDYI&quot;],&quot;itemData&quot;:{&quot;id&quot;:30,&quot;type&quot;:&quot;chapter&quot;,&quot;container-title&quot;:&quot;Words are My Matter: Writing about Life and Books 2000-2016&quot;,&quot;event-place&quot;:&quot;Easthampton&quot;,&quot;page&quot;:&quot;113-114&quot;,&quot;publisher&quot;:&quot;Small Beer Press&quot;,&quot;publisher-place&quot;:&quot;Easthampton&quot;,&quot;title&quot;:&quot;Freedom&quot;,&quot;author&quot;:[{&quot;family&quot;:&quot;Le Guin&quot;,&quot;given&quot;:&quot;Ursula&quot;}],&quot;issued&quot;:{&quot;date-parts&quot;:[[&quot;2016&quot;]]}},&quot;locator&quot;:&quot;113&quot;,&quot;label&quot;:&quot;page&quot;}],&quot;schema&quot;:&quot;https://github.com/citation-style-language/schema/raw/master/csl-citation.json&quot;} RND7rG2lLXROJ"/></text:p></text:note-body></text:note></text:span><text:span text:style-name="T53"> Le Guin </text:span><text:span text:style-name="T62">had </text:span><text:span text:style-name="T53">said, and by using those words as the epitaph of her book, </text:span><text:span text:style-name="T56">Serge</text:span><text:span text:style-name="T53"> made clear she thought </text:span><text:span text:style-name="T62">that </text:span><text:span text:style-name="T53">she </text:span><text:span text:style-name="T69">herself was one such writer.</text:span></text:p>
      <text:p text:style-name="P22">In one sense, this was hypocrisy. Everyone on Earth was dependent on the internet for their sustenance. It had made possible the highly decentralized division of labor that had existed for over a hundred years. You could make the internet a less prominent part of your lifestyle, but you couldn’t escape its webs, unless you were prepared to leave Earth.</text:p>
      <text:p text:style-name="P22">This brings us back to envy.</text:p>
      <text:p text:style-name="P12"><text:span text:style-name="T55">N</text:span><text:span text:style-name="T53">o one on Earth lived off the grid the way the people on </text:span><text:span text:style-name="T62">some of </text:span><text:span text:style-name="T53">the exoplanets did, years away by speed-of-light messages. In retrospect, it’s clear that </text:span><text:span text:style-name="T56">Serge</text:span><text:span text:style-name="T53">’s many followers envied the self-reliance of the exoplanet colonists. They made a virtue of their inability to escape the internet by calling it a happy medium between drowning in technology and dying of thirst for </text:span><text:soft-page-break/><text:span text:style-name="T53">it. “It’s better to be in it but not of it, than to run away,” said Abdul Suleiman, the influential president of the Internet Reduction Society</text:span><text:span text:style-name="T77"> </text:span><text:span text:style-name="T53">in 2268. “It’s better to know and say no, than to abscond and forget the question.” Of course, he could call the exoplanet colonists irrational technophobes as much as he wanted. They were in no position to respond, </text:span><text:span text:style-name="T65">and had no interest in what people on Earth were saying about them anyway</text:span><text:span text:style-name="T53">.</text:span></text:p>
      <text:p text:style-name="P28"><text:span text:style-name="T168">A</text:span>t the close of the 2200s, <text:span text:style-name="T168">h</text:span>umanity lived in a state of peace and prosperity on Earth, so much enriched by technology as to find its blessings to be rather tiresome. There was a certain sense of stagnation, a feeling that the major leaps forward had all already been made, and that there was little else left to look forward to. How strange that seems to us now, knowing what was about to happen.</text:p>
      <text:list xml:id="list202633649574254" text:continue-numbering="true" text:style-name="WWNum1">
        <text:list-item>
          <text:h text:style-name="P37" text:outline-level="1">2300s</text:h>
        </text:list-item>
      </text:list>
      <text:p text:style-name="P4">In 2317, the greatest discovery of all time was made: that intelligent life had evolved on planets other than Earth.</text:p>
      <text:p text:style-name="P12">Microbes, of course, had been found on Europa and a few exoplanets long ago, but that was nothing like what the first generation ship to Sirius found: a planet teeming with cities populated by seventeen intelligent life forms, from sessile photosynthesizers to animals that resembled reptiles, mammals, and birds. More shocking still was what we learned from the aliens when communication became possible: that hundreds more intelligent species filled the galaxy. </text:p>
      <text:p text:style-name="P12"><text:span text:style-name="T53">Of the many questions this discovery raised, one was this: why hadn’t the aliens ever come to Earth? It was the answer to that question that finally revealed humanity’s unique status in the cosmos. It seems that, by blind luck of evolution, our bodies are much more likely than </text:span><text:soft-page-break/><text:span text:style-name="T53">most species to survive high speed collisions with the hydrogen atoms that float sparsely in the interstellar void, and that strike spaceships rushing through it like speeding bullets. To be sure, interstellar journeys were dangerous to humans, but far less so than to other species. To explore the galaxy, the aliens had had to make due with radio messages and found objects, and none had thought of trying to send a message in Earth’s direction. So it was that the pride of the humanists turned out to be justified not by any unique creative, moral, or intellectual capacity of </text:span><text:span text:style-name="T83">homo sapiens</text:span><text:span text:style-name="T53">, but by a few specific proteins</text:span><text:span text:style-name="T83"> </text:span><text:span text:style-name="T53">that are just good enough at repairing a certain kind of cellular damage.</text:span></text:p>
      <text:p text:style-name="P12">Over the next century, the knowledge of, and the knowledge from, the alien civilizations would disrupt Earth and the colonies over and over. Not since electricity had there been such a dramatic, accumulating process of change. Perhaps not since agriculture, or the adoption of fire for cooking. The ramifications are far too complex to describe in this essay, but I will sketch the main thrust of events as it is relevant to internet history.</text:p>
      <text:p text:style-name="P23"><text:span text:style-name="T53">The </text:span><text:span text:style-name="T83">Sirius Explorer</text:span><text:span text:style-name="T53">, when it returned to Earth, was considered a threat and quarantined in lunar orbit. After six months, when U.N. Secretary General Einarsson announced that the ship would be allowed to dock with the reentry elevators in Earth’s orbit, there was great worldwide interest, but not panic. What set off pandemonium was not the voyagers’ return, or even the samples they brought back. It was the anonymous leak of secret documents of the government of Australia, detailing </text:span><text:span text:style-name="T63">its</text:span><text:span text:style-name="T53"> encrypted communication with the </text:span><text:span text:style-name="T83">Explorer </text:span><text:span text:style-name="T53">and with the aliens of the Sirius star system for the past two years!</text:span></text:p>
      <text:p text:style-name="P23"><text:span text:style-name="T53">The messages, of course, had traveled much faster than the ship, and SETI arrays in the Australian outback had picked them up and replied. The Australian ambassador to the U.N. <text:s/></text:span><text:soft-page-break/><text:span text:style-name="T53">claimed that they had planned to </text:span><text:span text:style-name="T70">brief the world</text:span><text:span text:style-name="T53"> once the authenticity of the </text:span><text:span text:style-name="T70">extraterrestrial </text:span><text:span text:style-name="T53">messages was verified, </text:span><text:span text:style-name="T70">b</text:span><text:span text:style-name="T53">ut world opinion was not assuaged.</text:span></text:p>
      <text:p text:style-name="P12"><text:span text:style-name="T53">If today it seems hard to understand why the Australia</text:span><text:span text:style-name="T70">n</text:span><text:span text:style-name="T53"> </text:span><text:span text:style-name="T70">L</text:span><text:span text:style-name="T53">eaks caused such a crisis, it may help to see this in </text:span><text:span text:style-name="T70">a longer </text:span><text:span text:style-name="T53">historical perspective. The leaks brought to a head a debate that had been simmering since at least the 1970s: the debate about the wisdom of trying to communicate with aliens. Some thought </text:span><text:span text:style-name="T70">that</text:span><text:span text:style-name="T63"> </text:span><text:span text:style-name="T53">was highly stupid and dangerous, others that it was the most noble thing we could do. When the possibility of contact seemed remote, if not completely fictitious, it </text:span><text:span text:style-name="T70">had been </text:span><text:span text:style-name="T53">mostly </text:span><text:span text:style-name="T63">a </text:span><text:span text:style-name="T53">lighthearted topic, but now, </text:span><text:span text:style-name="T70">in the 2300s,</text:span><text:span text:style-name="T53"> </text:span><text:span text:style-name="T63">it was terribly real</text:span><text:span text:style-name="T53">. The arguments that raged around the world boiled over into sporadic riots in North America, Europe and Africa. Even when Australia agreed to cease extraterrestrial communications and allow U.N. inspectors to visit their SETI arrays in 2318, the global tumult did not abate.</text:span></text:p>
      <text:p text:style-name="P12">No one was expecting World War III, centuries after all nuclear weapons had been destroyed, but it was set off <text:span text:style-name="T169">in 2320 </text:span>by the news that another radio antennae in Greenland was still receiving and returning transmissions from the aliens. Probably dozens of countries were also doing so secretly around the world at that same time, but the Greenlanders were the ones to flaunt it by posting the messages on the open web. No one was quite sure what the Sirians were saying, since <text:span text:style-name="T184">their</text:span> language had not been translated. It could have been innocent questions about what we eat and what good music and stories we kn<text:span text:style-name="T169">e</text:span>w, but it could <text:span text:style-name="T169">also </text:span>have been threats or reconnaissance for an invasion.</text:p>
      <text:p text:style-name="P12">The anti-Saganite alliance, with <text:span text:style-name="T169">its </text:span>factions spread across Europe, the Middle East and China, began waging cyberwar on Greenland, using everything from denial-of-service and man-in-the-middle attacks, to brute force cracking of passwords, <text:span text:style-name="T169">to disconnecting Greenland by </text:span><text:soft-page-break/>sending deep sea robots to sever the internet cables that crisscrossed the Atlantic Ocean and then <text:span text:style-name="T153">launching</text:span> <text:span text:style-name="T153">debris</text:span> into <text:span text:style-name="T153">Earth’s </text:span>orbit to knock out the satellites <text:span text:style-name="T153">that </text:span><text:span text:style-name="T169">connected Greenland to the web</text:span>. It was the first, and so far only, war fought <text:span text:style-name="T169">primarily</text:span> about and through the internet. </text:p>
      <text:p text:style-name="P12">If the militaries of the world had not been abolished generations ago, there might have been some loss of life. But as it was, the internet was <text:span text:style-name="T169">the only true </text:span>victim of the SETI Wars. Its infrastructure <text:span text:style-name="T169">was severely </text:span>degraded. It became slow and geographically fragmented during the 2360s. People from the simplicity movement of the 2200s, of course, took this as a rich vindication. <text:span text:style-name="T153">They had always known the internet would fall apart at some point.</text:span></text:p>
      <text:p text:style-name="P12">Things didn’t settle down again until the 2380s. By then, <text:span text:style-name="T153">the</text:span> UNSC’s Commission on Extraterrestrial Aliens had published enough evidence to convince most people that the Sirians and other aliens were not dangerous. Their DNA was unsuited to interstellar travel. They could only send messages to Earth, but never arrive and conquer. <text:span text:style-name="T153">So</text:span> the Saganites had won the debate over interstellar communication, and it was time to rebuild the internet. Their vindication, however, would make them even more audacious in the following century than they had been before, as they dreamed of a web that was not <text:span text:style-name="T170">merely</text:span> world-wide <text:span text:style-name="T170">in scale</text:span>, but <text:span text:style-name="T170">galactic</text:span>.</text:p>
      <text:p text:style-name="P12"/>
      <text:list xml:id="list202634701637705" text:continue-numbering="true" text:style-name="WWNum1">
        <text:list-item>
          <text:h text:style-name="P37" text:outline-level="1">2400s</text:h>
        </text:list-item>
      </text:list>
      <text:p text:style-name="P18">Read editorials and posts fr<text:span text:style-name="T185">o</text:span>m around the turn of the 25th century and you’ll find many predictions that the internet would <text:span text:style-name="T170">spread across </text:span>the <text:span text:style-name="T170">stars</text:span>. To give just one of countless examples, one visionary, Dolores Santiago, a systems admin in Buenos Aires, speculated that her children might one day chat through their phones with squamous octopods and giant sentient hazes on the dark side of the <text:span text:style-name="T170">Milk Way</text:span>. This kind of thing became a strong theme of the books, <text:soft-page-break/>movies, and immersion entertainment of the time <text:span text:style-name="T153">too</text:span>, but of course, it was <text:span text:style-name="T123">all </text:span>just loose talk. The four hundred years of expansion of the internet, interrupted only by the SETI Wars of the previous century, finally reached a physical limit in the 2400s. Nothing like Ursula Le Guin's ansible had ever been invented to allow for information to travel instantaneously.<text:span text:style-name="T112"><text:note text:id="ftn26" text:note-class="footnote"><text:note-citation>26</text:note-citation><text:note-body><text:p text:style-name="Footnote"><text:reference-mark-start text:name="ZOTERO_ITEM CSL_CITATION {&quot;citationID&quot;:&quot;3Ejheuq8&quot;,&quot;properties&quot;:{&quot;formattedCitation&quot;:&quot;Ursula Le Guin, {\\i{}Hainish Novels &amp; Stories}, The Library of America, vol. 1\\uc0\\u8211{}2, 2 vols., Library of America (New York: Penguin Random House, 2017).&quot;,&quot;plainCitation&quot;:&quot;Ursula Le Guin, Hainish Novels &amp; Stories, The Library of America, vol. 1–2, 2 vols., Library of America (New York: Penguin Random House, 2017).&quot;,&quot;noteIndex&quot;:27},&quot;citationItems&quot;:[{&quot;id&quot;:40,&quot;uris&quot;:[&quot;http://zotero.org/users/local/SSPeLCqj/items/NNPZPIKI&quot;],&quot;itemData&quot;:{&quot;id&quot;:40,&quot;type&quot;:&quot;book&quot;,&quot;collection-title&quot;:&quot;Library of America&quot;,&quot;edition&quot;:&quot;The Library of America&quot;,&quot;event-place&quot;:&quot;New York&quot;,&quot;number-of-volumes&quot;:&quot;2&quot;,&quot;publisher&quot;:&quot;Penguin Random House&quot;,&quot;publisher-place&quot;:&quot;New York&quot;,&quot;title&quot;:&quot;Hainish Novels &amp; Stories&quot;,&quot;volume&quot;:&quot;1-2&quot;,&quot;author&quot;:[{&quot;family&quot;:&quot;Le Guin&quot;,&quot;given&quot;:&quot;Ursula&quot;}],&quot;issued&quot;:{&quot;date-parts&quot;:[[&quot;2017&quot;]]}}}],&quot;schema&quot;:&quot;https://github.com/citation-style-language/schema/raw/master/csl-citation.json&quot;} RNDkb1xcanFdz"/><text:span text:style-name="T112">Ursula Le Guin, </text:span><text:span text:style-name="T111">Hainish Novels &amp; Stories</text:span><text:span text:style-name="T112">, The Library of America, vol. 1–2, 2 vols., Library of America (New York: Penguin Random House, 2017).</text:span><text:reference-mark-end text:name="ZOTERO_ITEM CSL_CITATION {&quot;citationID&quot;:&quot;3Ejheuq8&quot;,&quot;properties&quot;:{&quot;formattedCitation&quot;:&quot;Ursula Le Guin, {\\i{}Hainish Novels &amp; Stories}, The Library of America, vol. 1\\uc0\\u8211{}2, 2 vols., Library of America (New York: Penguin Random House, 2017).&quot;,&quot;plainCitation&quot;:&quot;Ursula Le Guin, Hainish Novels &amp; Stories, The Library of America, vol. 1–2, 2 vols., Library of America (New York: Penguin Random House, 2017).&quot;,&quot;noteIndex&quot;:27},&quot;citationItems&quot;:[{&quot;id&quot;:40,&quot;uris&quot;:[&quot;http://zotero.org/users/local/SSPeLCqj/items/NNPZPIKI&quot;],&quot;itemData&quot;:{&quot;id&quot;:40,&quot;type&quot;:&quot;book&quot;,&quot;collection-title&quot;:&quot;Library of America&quot;,&quot;edition&quot;:&quot;The Library of America&quot;,&quot;event-place&quot;:&quot;New York&quot;,&quot;number-of-volumes&quot;:&quot;2&quot;,&quot;publisher&quot;:&quot;Penguin Random House&quot;,&quot;publisher-place&quot;:&quot;New York&quot;,&quot;title&quot;:&quot;Hainish Novels &amp; Stories&quot;,&quot;volume&quot;:&quot;1-2&quot;,&quot;author&quot;:[{&quot;family&quot;:&quot;Le Guin&quot;,&quot;given&quot;:&quot;Ursula&quot;}],&quot;issued&quot;:{&quot;date-parts&quot;:[[&quot;2017&quot;]]}}}],&quot;schema&quot;:&quot;https://github.com/citation-style-language/schema/raw/master/csl-citation.json&quot;} RNDkb1xcanFdz"/></text:p></text:note-body></text:note></text:span> No amount of transistors on a silicon wafer would <text:span text:style-name="T170">up</text:span> the speed of light, which radically limited the usefulness of an interstellar internet. There were transmissions, certainly, between governments, research institutions, and individuals of different species, but the networking of computers located in different solar systems was simply impractical.</text:p>
      <text:p text:style-name="P18"><text:span text:style-name="T53">What happened instead was something even more extraordinary. Perhaps it should have been foreseen five hundred years earlier, when the first protocol </text:span><text:span text:style-name="T64">for networking </text:span><text:span text:style-name="T53">computers </text:span><text:span text:style-name="T64">was </text:span><text:span text:style-name="T53">drafted. Perhaps it could have been foreseen in the mid-19th century, when the first means of electronic communication, the telegraph machine, came into use. Robert Metcalf, the inventor of ethernet, had said that the internet is a movement of standards.</text:span><text:span text:style-name="T117"><text:note text:id="ftn27" text:note-class="footnote"><text:note-citation>27</text:note-citation><text:note-body><text:p text:style-name="Footnote"><text:reference-mark-start text:name="ZOTERO_ITEM CSL_CITATION {&quot;citationID&quot;:&quot;TAeKvnlT&quot;,&quot;properties&quot;:{&quot;formattedCitation&quot;:&quot;“IEEE Milestone Celebration |The Office of The Future | IEEETV,” May 21, 2024, https://ieeetv.ieee.org/channels/ieeetv-specials/ieee-milestone-celebration-the-office-of-the-future, https://ieeetv.ieee.org/channels/ieeetv-specials/ieee-milestone-celebration-the-office-of-the-future.&quot;,&quot;plainCitation&quot;:&quot;“IEEE Milestone Celebration |The Office of The Future | IEEETV,” May 21, 2024, https://ieeetv.ieee.org/channels/ieeetv-specials/ieee-milestone-celebration-the-office-of-the-future, https://ieeetv.ieee.org/channels/ieeetv-specials/ieee-milestone-celebration-the-office-of-the-future.&quot;,&quot;dontUpdate&quot;:true,&quot;noteIndex&quot;:28},&quot;citationItems&quot;:[{&quot;id&quot;:19,&quot;uris&quot;:[&quot;http://zotero.org/users/local/SSPeLCqj/items/ACS7Y5CK&quot;],&quot;itemData&quot;:{&quot;id&quot;:19,&quot;type&quot;:&quot;webpage&quot;,&quot;language&quot;:&quot;en&quot;,&quot;title&quot;:&quot;IEEE Milestone Celebration |The Office of The Future | IEEETV&quot;,&quot;URL&quot;:&quot;https://ieeetv.ieee.org/channels/ieeetv-specials/ieee-milestone-celebration-the-office-of-the-future, https://ieeetv.ieee.org/channels/ieeetv-specials/ieee-milestone-celebration-the-office-of-the-future&quot;,&quot;accessed&quot;:{&quot;date-parts&quot;:[[&quot;2024&quot;,9,2]]},&quot;issued&quot;:{&quot;date-parts&quot;:[[&quot;2024&quot;,5,21]]}}}],&quot;schema&quot;:&quot;https://github.com/citation-style-language/schema/raw/master/csl-citation.json&quot;} RND1gTkl1qHWw"/>“IEEE Milestone Celebration |The Office of The Future | IEEETV,” May 21, 2024, <text:s/>https://ieeetv.ieee.org/channels/ieeetv-specials/ieee-milestone-celebration-the-office-of-the-future.<text:reference-mark-end text:name="ZOTERO_ITEM CSL_CITATION {&quot;citationID&quot;:&quot;TAeKvnlT&quot;,&quot;properties&quot;:{&quot;formattedCitation&quot;:&quot;“IEEE Milestone Celebration |The Office of The Future | IEEETV,” May 21, 2024, https://ieeetv.ieee.org/channels/ieeetv-specials/ieee-milestone-celebration-the-office-of-the-future, https://ieeetv.ieee.org/channels/ieeetv-specials/ieee-milestone-celebration-the-office-of-the-future.&quot;,&quot;plainCitation&quot;:&quot;“IEEE Milestone Celebration |The Office of The Future | IEEETV,” May 21, 2024, https://ieeetv.ieee.org/channels/ieeetv-specials/ieee-milestone-celebration-the-office-of-the-future, https://ieeetv.ieee.org/channels/ieeetv-specials/ieee-milestone-celebration-the-office-of-the-future.&quot;,&quot;dontUpdate&quot;:true,&quot;noteIndex&quot;:28},&quot;citationItems&quot;:[{&quot;id&quot;:19,&quot;uris&quot;:[&quot;http://zotero.org/users/local/SSPeLCqj/items/ACS7Y5CK&quot;],&quot;itemData&quot;:{&quot;id&quot;:19,&quot;type&quot;:&quot;webpage&quot;,&quot;language&quot;:&quot;en&quot;,&quot;title&quot;:&quot;IEEE Milestone Celebration |The Office of The Future | IEEETV&quot;,&quot;URL&quot;:&quot;https://ieeetv.ieee.org/channels/ieeetv-specials/ieee-milestone-celebration-the-office-of-the-future, https://ieeetv.ieee.org/channels/ieeetv-specials/ieee-milestone-celebration-the-office-of-the-future&quot;,&quot;accessed&quot;:{&quot;date-parts&quot;:[[&quot;2024&quot;,9,2]]},&quot;issued&quot;:{&quot;date-parts&quot;:[[&quot;2024&quot;,5,21]]}}}],&quot;schema&quot;:&quot;https://github.com/citation-style-language/schema/raw/master/csl-citation.json&quot;} RND1gTkl1qHWw"/></text:p></text:note-body></text:note></text:span><text:span text:style-name="T53"> The ethernet standard changed over the course of Metcalf’s life as data transfer speeds increased, but it was still called ethernet. It still is today, and always will be, because the term </text:span><text:span text:style-name="T71">simply </text:span><text:span text:style-name="T53">refers to the standard way for networked information systems </text:span><text:span text:style-name="T76">to </text:span><text:span text:style-name="T53">talk to each other.</text:span></text:p>
      <text:p text:style-name="P12">In the 2400s, an area of science that had stubbornly resisted explanation finally began to give up some of its secrets: the hard problem of consciousness. In other words, to put it crudely, how does mind arise from matter? How do brains give rise to consciousness? How do electrochemical signals constitute thoughts, desires, emotions, memories, and all the other phenomena of one’s inner life? </text:p>
      <text:p text:style-name="P12"><text:soft-page-break/>The hard problem of consciousness turned out to be so hard that its solution would have to wait for the construction of a Dyson sphere around Barnard’s star in the 2390s, and also for the training of the planet-sized analytical AI supercomputer that it powered. The computer was built for a completely different purpose: to help UNSC linguists decipher and translate alien languages, so <text:span text:style-name="T170">that </text:span>the galaxy’s intelligent species could talk <text:span text:style-name="T170">to each other</text:span>. </text:p>
      <text:p text:style-name="P12">I <text:span text:style-name="T154">must always pause </text:span>here when I tell this story. I find it so poignant. It was only through the need to build tools that would help us talk to aliens from other stars that humanity came to understand <text:span text:style-name="T154">our very selves, </text:span>the workings of our own inner lives.</text:p>
      <text:p text:style-name="P12">In any case, you may see where this is going. There were already plenty of people with microchips planted in their bodies for various reasons. All previous attempts at connecting computers directly to minds had been pathetic failures, but once the electrochemical workings of consciousness were understood, it was a short step <text:span text:style-name="T170">from there to </text:span>human beings themselves to <text:span text:style-name="T170">becom</text:span><text:span text:style-name="T186">e</text:span> networked. The ancient concept of the Internet of Things became the Internet of Humans, a planet-spanning megamind. Billions of people from thousands of cultures and hundreds of countries, speaking thousands of languages, all connected by telepathic ethernet.</text:p>
      <text:p text:style-name="P12">I can hardly describe what this is like to those who have not experienced it.<text:note text:id="ftn28" text:note-class="footnote"><text:note-citation>28</text:note-citation><text:note-body><text:p text:style-name="P32"><text:reference-mark-start text:name="ZOTERO_ITEM CSL_CITATION {&quot;citationID&quot;:&quot;SHR56aBT&quot;,&quot;properties&quot;:{&quot;formattedCitation&quot;:&quot;Bruce Coville, My Teacher Flunked the Planet (New York: Pocket Books, 1992).&quot;,&quot;plainCitation&quot;:&quot;Bruce Coville, My Teacher Flunked the Planet (New York: Pocket Books, 1992).&quot;,&quot;dontUpdate&quot;:true,&quot;noteIndex&quot;:29},&quot;citationItems&quot;:[{&quot;id&quot;:26,&quot;uris&quot;:[&quot;http://zotero.org/users/local/SSPeLCqj/items/YJXLI6Q7&quot;],&quot;itemData&quot;:{&quot;id&quot;:26,&quot;type&quot;:&quot;book&quot;,&quot;event-place&quot;:&quot;New York&quot;,&quot;publisher&quot;:&quot;Pocket Books&quot;,&quot;publisher-place&quot;:&quot;New York&quot;,&quot;title&quot;:&quot;My Teacher Flunked the Planet&quot;,&quot;author&quot;:[{&quot;family&quot;:&quot;Coville&quot;,&quot;given&quot;:&quot;Bruce&quot;}],&quot;issued&quot;:{&quot;date-parts&quot;:[[&quot;1992&quot;]]}}}],&quot;schema&quot;:&quot;https://github.com/citation-style-language/schema/raw/master/csl-citation.json&quot;} RNDlUfgLyZxb9"/>To give you a frame of reference, I took a look at your recent literature, and the book that comes closest seems to be Bruce Coville’s My Teacher Flunked the Planet (New York: Pocket Books, 1992).<text:reference-mark-end text:name="ZOTERO_ITEM CSL_CITATION {&quot;citationID&quot;:&quot;SHR56aBT&quot;,&quot;properties&quot;:{&quot;formattedCitation&quot;:&quot;Bruce Coville, My Teacher Flunked the Planet (New York: Pocket Books, 1992).&quot;,&quot;plainCitation&quot;:&quot;Bruce Coville, My Teacher Flunked the Planet (New York: Pocket Books, 1992).&quot;,&quot;dontUpdate&quot;:true,&quot;noteIndex&quot;:29},&quot;citationItems&quot;:[{&quot;id&quot;:26,&quot;uris&quot;:[&quot;http://zotero.org/users/local/SSPeLCqj/items/YJXLI6Q7&quot;],&quot;itemData&quot;:{&quot;id&quot;:26,&quot;type&quot;:&quot;book&quot;,&quot;event-place&quot;:&quot;New York&quot;,&quot;publisher&quot;:&quot;Pocket Books&quot;,&quot;publisher-place&quot;:&quot;New York&quot;,&quot;title&quot;:&quot;My Teacher Flunked the Planet&quot;,&quot;author&quot;:[{&quot;family&quot;:&quot;Coville&quot;,&quot;given&quot;:&quot;Bruce&quot;}],&quot;issued&quot;:{&quot;date-parts&quot;:[[&quot;1992&quot;]]}}}],&quot;schema&quot;:&quot;https://github.com/citation-style-language/schema/raw/master/csl-citation.json&quot;} RNDlUfgLyZxb9"/></text:p></text:note-body></text:note> What it’s like never to feel alone, because you are simultaneously yourself and also the being which arises from your merger with billions of your fellows. You can melt into the megamind like a drop merging into an ocean, or retain a sense of self but float from mind to mind, hearing what each one has to say. One has a feeling of merging with a vast ocean of knowledge and rationality, but also of the subconscious, creative side of the mind. At any given moment, remember, a third or <text:soft-page-break/>so of all people are asleep, sending waves of intuition, leaps of the imagination, and swells of joy and fear in their dreams that echo around the world.</text:p>
      <text:p text:style-name="P12">War and poverty <text:span text:style-name="T187">had </text:span>been abolished long ago, but it was not until the megamind that the automatic biases finally began to erode. Bigotries dissolved <text:span text:style-name="T170">along with </text:span>boundaries between individual minds. <text:span text:style-name="T154">Metcalf’s </text:span>movement of standards known as ‘the internet’ had become, finally, an open standard for de-otherizing, for empathy. This was the Utopia that humanity reached after five hundred years of the internet. Perhaps it was the attraction point things had been moving towards the whole time, ever since the first data packet was sent over a wire. </text:p>
      <text:p text:style-name="P12">To someone from the early days of the internet, I know, all this may sound dangerous, like an erasure of individuality, like the oppressive, totalitarian kind of Utopia. The 2400s human megamind, however, was nothing like that. Remember, first of all, that capitalism, especially monopoly capitalism, had not been a dominant way of organizing society for centuries. There were no giant corporations trying to extract profits from this psychological access to billions. There were no more authoritarian governments trying to manipulate the dynamics of the megamind to suppress dissent. <text:span text:style-name="T124">E</text:span>veryone had a choice to opt out of the collective mind at any time for any reason, and <text:span text:style-name="T170">some</text:span> did. No one was in any way disadvantaged by that choice. The simplicity movement that had originated in the 2200s <text:span text:style-name="T124">welcomed </text:span>those who separated from the megamind into its communes scattered around the world. One could also choose a simple life of quiet and seclusion, on Earth or an exoplanet.</text:p>
      <text:p text:style-name="P12"><text:span text:style-name="T155">Billions have chosen to join the megamind, the ultimate form of solidarity. W</text:span>hen anyone <text:span text:style-name="T155">is </text:span>sick, hungry, endangered, in despair or in pain, everyone <text:span text:style-name="T155">feels</text:span> it. The emergent volition of the whole <text:span text:style-name="T155">can send </text:span>aid. And when anyone ha<text:span text:style-name="T155">s</text:span> cause for joy, there <text:span text:style-name="T155">are </text:span>billions to share <text:span text:style-name="T124">it</text:span>. Previously <text:soft-page-break/>undreamed of achievements in art and science <text:span text:style-name="T155">become </text:span>possible once billions of minds c<text:span text:style-name="T155">an </text:span>communicate at the speed of light, without inefficient institutions <text:span text:style-name="T155">in between</text:span> them. Of course, <text:span text:style-name="T170">human emotions like </text:span>greed, <text:span text:style-name="T170">hatred,</text:span> and malice <text:span text:style-name="T155">do</text:span> not simply disappear. On the contrary, they became fully exposed for all to see their true nature, <text:span text:style-name="T155">which is </text:span>that they are rooted in ignorance and fear. Once so many are together, there is no more need to fear the unknown.</text:p>
      <text:p text:style-name="P24">After the first five hundred years of internet history, the information that wanted to be free turned out to be us.</text:p>
      <text:list xml:id="list202634289008993" text:continue-numbering="true" text:style-name="WWNum1">
        <text:list-item>
          <text:h text:style-name="P37" text:outline-level="1">2532</text:h>
        </text:list-item>
      </text:list>
      <text:p text:style-name="P12">This brings my <text:span text:style-name="T136">essay</text:span> up to the present day, when, thanks to quantum computing and cold fusion and physics breakthroughs that I can hardly explain to you, we have now achieved yet another breakthrough, this one even more astonishing than anything that came before. And I’m pleased to say that you yourself are playing a part in this accomplishment.</text:p>
      <text:p text:style-name="P12">Right now, as I communicate these words, they are traveling over protocols that traverse the bounds of time. Applying a grand unified theory of physics that the human megamind arrived at only weeks ago, we now understand time itself as illusory, and therefore, among other things, we can reach our internet protocols back into the past, forming an inter-temporal internet. </text:p>
      <text:p text:style-name="P12"><text:span text:style-name="T53">That’s why the Chaos Computer Club commissioned me, a humble internet historian of the year 2532, to deliver this </text:span><text:span text:style-name="T64">message </text:span><text:span text:style-name="T53">to you, the participants of 38C3. We chose you because your conference takes place at an intriguing midpoint; halfway between us and the origin of </text:span><text:span text:style-name="T57">U</text:span><text:span text:style-name="T53">topian thinking: 508 years before our time, 508 years after Thomas More’</text:span><text:span text:style-name="T57">s book</text:span><text:span text:style-name="T53"> started it all. </text:span></text:p>
      <text:p text:style-name="P12"><text:span text:style-name="T53">On behalf of the 26</text:span><text:span text:style-name="T87">th</text:span><text:span text:style-name="T53"> century human megamind, I wish to inform you that the future of technology is far stranger, far more full of possibility than it may seem </text:span><text:span text:style-name="T72">to be </text:span><text:span text:style-name="T53">in your daily lives. </text:span><text:soft-page-break/><text:span text:style-name="T53">There is no way to uninvent </text:span><text:span text:style-name="T72">the internet</text:span><text:span text:style-name="T53">. It will have a future, during your lifetime and afterward. </text:span><text:span text:style-name="T72">Try to think about </text:span><text:span text:style-name="T53">that future, not just about the immediate moment in which one feels suspended while online. Whether or not you like the internet </text:span><text:span text:style-name="T72">you have or </text:span><text:span text:style-name="T53">the future you’ve glimpsed in this essay, think about what sort of a future </text:span><text:span text:style-name="T72">you do want for the web</text:span><text:span text:style-name="T53">, and push things in that direction. Small victories, even large defeats, can be precedents that matter </text:span><text:span text:style-name="T72">enormously </text:span><text:span text:style-name="T53">in the long run.</text:span></text:p>
      <text:p text:style-name="P25"><text:span text:style-name="T53">Our next transmission will contain specific instructions about how to join the 26</text:span><text:span text:style-name="T87">th</text:span><text:span text:style-name="T53"> century world wide mind (wwm), should you wish to. To prepare yourself, and to learn more about all that I’ve said, you might consult </text:span><text:span text:style-name="T57">this essay’s </text:span><text:span text:style-name="T53">footnotes </text:span><text:span text:style-name="T57">and bibliography</text:span><text:span text:style-name="T53">. I made an effort to cite works </text:span><text:span text:style-name="T72">already </text:span><text:span text:style-name="T53">available </text:span><text:span text:style-name="T73">at</text:span><text:span text:style-name="T53"> your time, but </text:span><text:span text:style-name="T58">there are </text:span><text:span text:style-name="T53">some you will have to wait for.</text:span></text:p>
      <text:list xml:id="list202633653099299" text:continue-numbering="true" text:style-name="WWNum1">
        <text:list-item>
          <text:h text:style-name="P38" text:outline-level="1">Bibliography</text:h>
        </text:list-item>
      </text:list>
      <text:section text:style-name="Sect1" text:name="ZOTERO_BIBL {&quot;uncited&quot;:[],&quot;omitted&quot;:[],&quot;custom&quot;:[]} CSL_BIBLIOGRAPHY RNDGPd3RrOc4T">
        <text:p text:style-name="Bibliography_20_1">Arendt, Hannah. <text:span text:style-name="T78">The Origins of Totalitarianism</text:span>. New York: Harcourt, Inc., 1951, <text:span text:style-name="T188">1976</text:span>.</text:p>
        <text:p text:style-name="Bibliography_20_1">Berneri, Marie Louise. <text:span text:style-name="T78">Journey Through Utopia</text:span>. Oakland: PM Press, 1950, <text:span text:style-name="T188">2019</text:span>.</text:p>
        <text:p text:style-name="Bibliography_20_1">Caesar, Ed. “The Incredible Rise of North Korea’s Hacking Army.” <text:span text:style-name="T78">The New Yorker</text:span>, April 19, 2021. https://www.newyorker.com/magazine/2021/04/26/the-incredible-rise-of-north-koreas-hacking-army.</text:p>
        <text:p text:style-name="Bibliography_20_1">Coville, Bruce. <text:span text:style-name="T78">My Teacher Flunked the Planet</text:span>. New York: Pocket Books, 1992.</text:p>
        <text:p text:style-name="Bibliography_20_1">DataReportal – Global Digital Insights. “Internet Use in 2024,” January 31, 2024. https://datareportal.com/reports/digital-2024-deep-dive-the-state-of-internet-adoption.</text:p>
        <text:p text:style-name="Bibliography_20_1">Doctorow, Corey. <text:span text:style-name="T78">The Internet Con: How to Seize the Means of Computation</text:span>. Brooklyn: Verso, 2023.</text:p>
        <text:p text:style-name="Bibliography_20_1">“Electronic Superhighway: Continental U.S., Alaska, Hawaii | Smithsonian American Art Museum.” Accessed September 2, <text:span text:style-name="T171">2532</text:span>. https://americanart.si.edu/artwork/electronic-superhighway-continental-us-alaska-hawaii-71478.</text:p>
        <text:p text:style-name="Bibliography_20_1"><text:span text:style-name="T78">First Man</text:span>. Drama. Universal Pictures, 2018.</text:p>
        <text:p text:style-name="Bibliography_20_1">Firth, Rhiannon. “Afterword.” In <text:span text:style-name="T78">Journey Through Utopia</text:span>, 331–92. Oakland: PM Press, 2019.</text:p>
        <text:p text:style-name="Bibliography_20_1">Freedom House. “Freedom on the Net.” Accessed September 2, 2<text:span text:style-name="T171">532</text:span>. https://freedomhouse.org/report/freedom-net.</text:p>
        <text:p text:style-name="Bibliography_20_1">Frolov, Pavel. <text:span text:style-name="T78">Code to Leave Code</text:span>. London: Werewolf Press, 2518.</text:p>
        <text:p text:style-name="Bibliography_20_1">“Good Ideas in Computer Science,” April 21, 2024. https://danielchasehooper.com/posts/good-ideas-in-cs/.</text:p>
        <text:p text:style-name="Bibliography_20_1">Hsu, Hua. “How Nam June Paik’s Past Shaped His Visions of the Future.” <text:span text:style-name="T78">The New Yorker</text:span>, March 29, 2023. https://www.newyorker.com/culture/culture-desk/how-nam-june-paiks-past-shaped-his-visions-of-the-future.</text:p>
        <text:p text:style-name="Bibliography_20_1">“IEEE Milestone Celebration |The Office of The Future | IEEETV,” May 21, 2024. https://ieeetv.ieee.org/channels/ieeetv-specials/ieee-milestone-celebration-the-office-of-the-future, https://ieeetv.ieee.org/channels/ieeetv-specials/ieee-milestone-celebration-the-office-of-the-future.</text:p>
        <text:p text:style-name="Bibliography_20_1">Laozi. <text:span text:style-name="T78">Tao Te Ching</text:span>. Translated by Marie Serge. Paris, 2275.</text:p>
        <text:p text:style-name="Bibliography_20_1">Le Guin, Ursula. “Freedom.” In <text:span text:style-name="T78">Words Are My Matter: Writing about Life and Books 2000-2016</text:span>, 113–14. Easthampton: Small Beer Press, 2016.</text:p>
        <text:p text:style-name="Bibliography_20_1">———. <text:span text:style-name="T78">Hainish Novels &amp; Stories</text:span>. The Library of America. Vol. 1–2. 2 vols. Library of America. New York: Penguin Random House, 2017.</text:p>
        <text:p text:style-name="Bibliography_20_1">NTEN. “The History of the SaveDotOrg Campaign.” Accessed September 2, 2<text:span text:style-name="T171">532</text:span>. https://www.nten.org/change/savedotorg-campaign-history/.</text:p>
        <text:p text:style-name="Bibliography_20_1">Royale, Wendy. <text:span text:style-name="T78">Disappearing Technology of the 2200s</text:span>. New York: Verso, 2440.</text:p>
        <text:p text:style-name="Bibliography_20_1">Smesou, Marion. <text:span text:style-name="T78">Economics for the 22nd Century</text:span>. New York: Verso, 2114.</text:p>
        <text:p text:style-name="Bibliography_20_1">“The Future Has Arrived — It’s Just Not Evenly Distributed Yet – Quote Investigator®,” January 24, 2012. https://quoteinvestigator.com/2012/01/24/future-has-arrived/.</text:p>
        <text:p text:style-name="Bibliography_20_1">“The Real Utopias Project - The Real Utopias Project,” August 22, 2023. https://www.realutopiasproject.com/.</text:p>
        <text:p text:style-name="Bibliography_20_1">“WebAIM: The WebAIM Million - The 2024 Report on the Accessibility of the Top 1,000,000 Home Pages.” Accessed September 2, 2<text:span text:style-name="T171">532</text:span>. https://webaim.org/projects/million/.</text:p>
        <text:p text:style-name="Bibliography_20_1"><text:soft-page-break/>Wright, Erik Olin. <text:span text:style-name="T78">Envisioning Real Utopias</text:span>. New York: Verso, 2010.</text:p>
        <text:p text:style-name="Bibliography_20_1">———. <text:span text:style-name="T78">How to Be an Anticapitalist in the 21st Century</text:span>. New York: Verso, 2019.</text:p>
        <text:p text:style-name="Bibliography_20_1">Zuboff, Shoshana. <text:span text:style-name="T78">The Age of Surveillance Capitalism: The Fight for a Human Future at the New Frontier of Power</text:span>. New York: PublicAffairs, 2019.</text:p>
      </text:section>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margin-top="0in" fo:margin-bottom="0in" style:contextual-spacing="false" fo:line-height="200%" fo:text-align="start" style:justify-single-word="false" fo:orphans="2" fo:widows="2" fo:text-indent="0.5in" style:auto-text-indent="false" fo:background-color="transparent" style:punctuation-wrap="simple" style:writing-mode="lr-tb"/>
      <style:text-properties style:use-window-font-color="true" loext:opacity="0%" style:font-name="Times New Roman" fo:font-family="'Times New Roman'" style:font-family-generic="roman" style:font-pitch="variable" fo:font-size="12pt"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loext:graphic-properties draw:fill="none" draw:fill-color="#729fcf"/>
      <style:paragraph-properties fo:margin-left="0in" fo:margin-right="0in" fo:margin-top="0in" fo:margin-bottom="0in" style:contextual-spacing="false" fo:line-height="200%" fo:text-align="center" style:justify-single-word="false" fo:orphans="2" fo:widows="2" fo:text-indent="0in" style:auto-text-indent="false" fo:background-color="transparent" fo:keep-with-next="always" style:punctuation-wrap="simple" style:writing-mode="lr-tb"/>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 style:next-style-name="Text_20_body" style:list-style-name="WWNum1" style:list-level="1" style:class="chapter">
      <loext:graphic-properties draw:fill="none" draw:fill-color="#729fcf"/>
      <style:paragraph-properties fo:margin-left="0in" fo:margin-right="0in" fo:margin-top="0in" fo:margin-bottom="0in" style:contextual-spacing="false" fo:line-height="200%" fo:text-align="center" style:justify-single-word="false" fo:orphans="2" fo:widows="2" fo:text-indent="0in" style:auto-text-indent="false" fo:background-color="transparent" fo:keep-with-next="always" style:punctuation-wrap="simple" style:writing-mode="lr-tb"/>
      <style:text-properties style:font-name="Times New Roman" fo:font-family="'Times New Roman'" style:font-family-generic="roman" style:font-pitch="variable" fo:font-size="12pt" fo:font-weight="normal" style:font-size-asian="12pt" style:font-weight-asian="normal" style:font-size-complex="12pt" style:font-weight-complex="normal"/>
    </style:style>
    <style:style style:name="Footnote" style:family="paragraph" style:parent-style-name="Standard" style:class="extra">
      <style:paragraph-properties fo:margin-left="0.2354in" fo:margin-right="0in" fo:line-height="100%" fo:text-indent="-0.2354in" style:auto-text-indent="false" text:number-lines="false" text:line-number="0"/>
      <style:text-properties fo:font-size="10pt" style:font-size-asian="10pt" style:font-size-complex="10pt"/>
    </style:style>
    <style:style style:name="Body_20_Text_20_Indent" style:display-name="Body Text Indent" style:family="paragraph" style:parent-style-name="Text_20_body">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Subtitle" style:family="paragraph" style:parent-style-name="Heading" style:next-style-name="Text_20_body" style:list-style-name="WWNum1" style:list-level="1" style:class="chapter">
      <style:paragraph-properties fo:margin-top="0in" fo:margin-bottom="0in" style:contextual-spacing="false" fo:text-align="center" style:justify-single-word="false"/>
      <style:text-properties style:font-name="Times New Roman" fo:font-family="'Times New Roman'" style:font-family-generic="roman" style:font-pitch="variable" fo:font-size="12pt" style:font-size-asian="12pt" style:font-size-complex="12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margin-left="0.25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margin-left="0.25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margin-left="0.2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margin-left="0.25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margin-left="0.25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margin-left="0.25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margin-left="0.25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margin-left="0.25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margin-left="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T1" style:family="text">
      <style:text-properties style:font-name="Times New Roman" fo:font-size="12pt" style:font-size-asian="12pt"/>
    </style:style>
    <style:style style:name="MT2" style:family="text">
      <style:text-properties style:font-name="Times New Roman" fo:font-size="12pt" officeooo:rsid="00914e10" style:font-size-asian="12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17in" fo:margin-left="0in" fo:margin-right="0in" fo:margin-bottom="0.35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cNeil / </text:span><text:span text:style-name="MT2">The First 558 Years of the Internet</text:span><text:span text:style-name="MT1"> / </text:span><text:span text:style-name="MT1"><text:page-number text:select-page="current">32</text:page-number></text:span></text:p>
      </style:header>
    </style:master-page>
    <style:master-page style:name="First_20_Page" style:display-name="First Page" style:page-layout-name="Mpm1" draw:style-name="Mdp1" style:next-style-name="Standard">
      <style:header>
        <text:p text:style-name="MP1"/>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7T12:11:40</meta:creation-date>
    <dc:language>en-US</dc:language>
    <dc:date>2024-10-27T20:25:59.071256544</dc:date>
    <meta:editing-cycles>409</meta:editing-cycles>
    <dc:title>manuscript</dc:title>
    <meta:editing-duration>P4DT13H48M16S</meta:editing-duration>
    <meta:generator>LibreOffice/7.3.7.2$Linux_X86_64 LibreOffice_project/30$Build-2</meta:generator>
    <dc:creator>John McNeil</dc:creator>
    <meta:document-statistic meta:table-count="0" meta:image-count="0" meta:object-count="0" meta:page-count="32" meta:paragraph-count="159" meta:word-count="9674" meta:character-count="60096" meta:non-whitespace-character-count="50550"/>
    <meta:user-defined meta:name="ZOTERO_PREF_1">&lt;data data-version="3" zotero-version="7.0.5"&gt;&lt;session id="Dt9H9iwf"/&gt;&lt;style id="http://www.zotero.org/styles/chicago-fullnote-bibliography" locale="en-US" hasBibliography="1" bibliographyStyleHasBeenSet="1"/&gt;&lt;prefs&gt;&lt;pref name="fieldType" value="Reference</meta:user-defined>
    <meta:user-defined meta:name="ZOTERO_PREF_2">Mark"/&gt;&lt;pref name="automaticJournalAbbreviations" value="true"/&gt;&lt;pref name="noteType" value="1"/&gt;&lt;/prefs&gt;&lt;/data&gt;</meta:user-defined>
    <meta:template xlink:type="simple" xlink:actuate="onRequest" xlink:title="manuscript" xlink:href=""/>
  </office:meta>
</office:document-meta>
</file>